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2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2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2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2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2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2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2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2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OC1" style:master-page-name="MP0" style:family="paragraph">
      <style:paragraph-properties fo:break-before="page">
        <style:tab-stops>
          <style:tab-stop style:type="right" style:leader-style="dotted" style:leader-text="." style:position="6.6861in"/>
        </style:tab-stops>
      </style:paragraph-properties>
    </style:style>
    <style:style style:name="P2" style:parent-style-name="TOC3" style:family="paragraph">
      <style:paragraph-properties>
        <style:tab-stops>
          <style:tab-stop style:type="right" style:leader-style="dotted" style:leader-text="." style:position="6.4083in"/>
        </style:tab-stops>
      </style:paragraph-properties>
    </style:style>
    <style:style style:name="T3" style:parent-style-name="Hyperlink" style:family="text">
      <style:text-properties style:font-name="Verdana"/>
    </style:style>
    <style:style style:name="P4" style:parent-style-name="TOC1" style:family="paragraph">
      <style:paragraph-properties>
        <style:tab-stops>
          <style:tab-stop style:type="right" style:leader-style="dotted" style:leader-text="." style:position="6.6861in"/>
        </style:tab-stops>
      </style:paragraph-properties>
    </style:style>
    <style:style style:name="P5" style:parent-style-name="TOC1" style:family="paragraph">
      <style:paragraph-properties>
        <style:tab-stops>
          <style:tab-stop style:type="right" style:leader-style="dotted" style:leader-text="." style:position="6.6861in"/>
        </style:tab-stops>
      </style:paragraph-properties>
    </style:style>
    <style:style style:name="P6" style:parent-style-name="TOC1" style:family="paragraph">
      <style:paragraph-properties>
        <style:tab-stops>
          <style:tab-stop style:type="right" style:leader-style="dotted" style:leader-text="." style:position="6.6861in"/>
        </style:tab-stops>
      </style:paragraph-properties>
    </style:style>
    <style:style style:name="P7" style:parent-style-name="TOC2" style:family="paragraph">
      <style:paragraph-properties>
        <style:tab-stops>
          <style:tab-stop style:type="right" style:leader-style="dotted" style:leader-text="." style:position="6.5472in"/>
        </style:tab-stops>
      </style:paragraph-properties>
    </style:style>
    <style:style style:name="P8" style:parent-style-name="TOC2" style:family="paragraph">
      <style:paragraph-properties>
        <style:tab-stops>
          <style:tab-stop style:type="right" style:leader-style="dotted" style:leader-text="." style:position="6.5472in"/>
        </style:tab-stops>
      </style:paragraph-properties>
    </style:style>
    <style:style style:name="P9" style:parent-style-name="TOC2" style:family="paragraph">
      <style:paragraph-properties>
        <style:tab-stops>
          <style:tab-stop style:type="right" style:leader-style="dotted" style:leader-text="." style:position="6.5472in"/>
        </style:tab-stops>
      </style:paragraph-properties>
    </style:style>
    <style:style style:name="P10" style:parent-style-name="TOC3" style:family="paragraph">
      <style:paragraph-properties>
        <style:tab-stops>
          <style:tab-stop style:type="right" style:leader-style="dotted" style:leader-text="." style:position="6.4083in"/>
        </style:tab-stops>
      </style:paragraph-properties>
    </style:style>
    <style:style style:name="P11" style:parent-style-name="TOC3" style:family="paragraph">
      <style:paragraph-properties>
        <style:tab-stops>
          <style:tab-stop style:type="right" style:leader-style="dotted" style:leader-text="." style:position="6.4083in"/>
        </style:tab-stops>
      </style:paragraph-properties>
    </style:style>
    <style:style style:name="T12" style:parent-style-name="Hyperlink" style:family="text">
      <style:text-properties style:font-name="Verdana"/>
    </style:style>
    <style:style style:name="P13" style:parent-style-name="TOC4" style:family="paragraph">
      <style:paragraph-properties>
        <style:tab-stops>
          <style:tab-stop style:type="right" style:leader-style="dotted" style:leader-text="." style:position="6.2694in"/>
        </style:tab-stops>
      </style:paragraph-properties>
    </style:style>
    <style:style style:name="P14" style:parent-style-name="TOC4" style:family="paragraph">
      <style:paragraph-properties>
        <style:tab-stops>
          <style:tab-stop style:type="right" style:leader-style="dotted" style:leader-text="." style:position="6.2694in"/>
        </style:tab-stops>
      </style:paragraph-properties>
    </style:style>
    <style:style style:name="P15" style:parent-style-name="TOC4" style:family="paragraph">
      <style:paragraph-properties>
        <style:tab-stops>
          <style:tab-stop style:type="right" style:leader-style="dotted" style:leader-text="." style:position="6.2694in"/>
        </style:tab-stops>
      </style:paragraph-properties>
    </style:style>
    <style:style style:name="P16" style:parent-style-name="TOC4" style:family="paragraph">
      <style:paragraph-properties>
        <style:tab-stops>
          <style:tab-stop style:type="right" style:leader-style="dotted" style:leader-text="." style:position="6.2694in"/>
        </style:tab-stops>
      </style:paragraph-properties>
    </style:style>
    <style:style style:name="P17" style:parent-style-name="TOC4" style:family="paragraph">
      <style:paragraph-properties>
        <style:tab-stops>
          <style:tab-stop style:type="right" style:leader-style="dotted" style:leader-text="." style:position="6.2694in"/>
        </style:tab-stops>
      </style:paragraph-properties>
    </style:style>
    <style:style style:name="P18" style:parent-style-name="TOC4" style:family="paragraph">
      <style:paragraph-properties>
        <style:tab-stops>
          <style:tab-stop style:type="right" style:leader-style="dotted" style:leader-text="." style:position="6.2694in"/>
        </style:tab-stops>
      </style:paragraph-properties>
    </style:style>
    <style:style style:name="P19" style:parent-style-name="TOC3" style:family="paragraph">
      <style:paragraph-properties>
        <style:tab-stops>
          <style:tab-stop style:type="right" style:leader-style="dotted" style:leader-text="." style:position="6.4083in"/>
        </style:tab-stops>
      </style:paragraph-properties>
    </style:style>
    <style:style style:name="P20" style:parent-style-name="TOC3" style:family="paragraph">
      <style:paragraph-properties>
        <style:tab-stops>
          <style:tab-stop style:type="right" style:leader-style="dotted" style:leader-text="." style:position="6.4083in"/>
        </style:tab-stops>
      </style:paragraph-properties>
    </style:style>
    <style:style style:name="P21" style:parent-style-name="TOC3" style:family="paragraph">
      <style:paragraph-properties>
        <style:tab-stops>
          <style:tab-stop style:type="right" style:leader-style="dotted" style:leader-text="." style:position="6.4083in"/>
        </style:tab-stops>
      </style:paragraph-properties>
    </style:style>
    <style:style style:name="T22" style:parent-style-name="Hyperlink" style:family="text">
      <style:text-properties style:font-name="Verdana"/>
    </style:style>
    <style:style style:name="P23" style:parent-style-name="TOC3" style:family="paragraph">
      <style:paragraph-properties>
        <style:tab-stops>
          <style:tab-stop style:type="right" style:leader-style="dotted" style:leader-text="." style:position="6.4083in"/>
        </style:tab-stops>
      </style:paragraph-properties>
    </style:style>
    <style:style style:name="T24" style:parent-style-name="Hyperlink" style:family="text">
      <style:text-properties style:font-name="Verdana"/>
    </style:style>
    <style:style style:name="P25" style:parent-style-name="TOC1" style:family="paragraph">
      <style:paragraph-properties>
        <style:tab-stops>
          <style:tab-stop style:type="right" style:leader-style="dotted" style:leader-text="." style:position="6.6861in"/>
        </style:tab-stops>
      </style:paragraph-properties>
    </style:style>
    <style:style style:name="P26" style:parent-style-name="TOC2" style:family="paragraph">
      <style:paragraph-properties>
        <style:tab-stops>
          <style:tab-stop style:type="right" style:leader-style="dotted" style:leader-text="." style:position="6.5472in"/>
        </style:tab-stops>
      </style:paragraph-properties>
    </style:style>
    <style:style style:name="P27" style:parent-style-name="TOC1" style:family="paragraph">
      <style:paragraph-properties>
        <style:tab-stops>
          <style:tab-stop style:type="right" style:leader-style="dotted" style:leader-text="." style:position="6.6861in"/>
        </style:tab-stops>
      </style:paragraph-properties>
    </style:style>
    <style:style style:name="P28" style:parent-style-name="TOC2" style:family="paragraph">
      <style:paragraph-properties>
        <style:tab-stops>
          <style:tab-stop style:type="right" style:leader-style="dotted" style:leader-text="." style:position="6.5472in"/>
        </style:tab-stops>
      </style:paragraph-properties>
    </style:style>
    <style:style style:name="P29" style:parent-style-name="TOC2" style:family="paragraph">
      <style:paragraph-properties>
        <style:tab-stops>
          <style:tab-stop style:type="right" style:leader-style="dotted" style:leader-text="." style:position="6.5472in"/>
        </style:tab-stops>
      </style:paragraph-properties>
    </style:style>
    <style:style style:name="P30" style:parent-style-name="TOC2" style:family="paragraph">
      <style:paragraph-properties>
        <style:tab-stops>
          <style:tab-stop style:type="right" style:leader-style="dotted" style:leader-text="." style:position="6.5472in"/>
        </style:tab-stops>
      </style:paragraph-properties>
    </style:style>
    <style:style style:name="P31" style:parent-style-name="TOC2" style:family="paragraph">
      <style:paragraph-properties>
        <style:tab-stops>
          <style:tab-stop style:type="right" style:leader-style="dotted" style:leader-text="." style:position="6.5472in"/>
        </style:tab-stops>
      </style:paragraph-properties>
    </style:style>
    <style:style style:name="P32" style:parent-style-name="TOC2" style:family="paragraph">
      <style:paragraph-properties>
        <style:tab-stops>
          <style:tab-stop style:type="right" style:leader-style="dotted" style:leader-text="." style:position="6.5472in"/>
        </style:tab-stops>
      </style:paragraph-properties>
    </style:style>
    <style:style style:name="T33" style:parent-style-name="Hyperlink" style:family="text">
      <style:text-properties fo:font-style="italic" style:font-style-asian="italic" style:font-style-complex="italic"/>
    </style:style>
    <style:style style:name="P34" style:parent-style-name="TOC3" style:family="paragraph">
      <style:paragraph-properties>
        <style:tab-stops>
          <style:tab-stop style:type="right" style:leader-style="dotted" style:leader-text="." style:position="6.4083in"/>
        </style:tab-stops>
      </style:paragraph-properties>
    </style:style>
    <style:style style:name="T35" style:parent-style-name="Hyperlink" style:family="text">
      <style:text-properties fo:font-style="italic" style:font-style-asian="italic" style:font-style-complex="italic"/>
    </style:style>
    <style:style style:name="P36" style:parent-style-name="TOC2" style:family="paragraph">
      <style:paragraph-properties>
        <style:tab-stops>
          <style:tab-stop style:type="right" style:leader-style="dotted" style:leader-text="." style:position="6.5472in"/>
        </style:tab-stops>
      </style:paragraph-properties>
    </style:style>
    <style:style style:name="P37" style:parent-style-name="TOC2" style:family="paragraph">
      <style:paragraph-properties>
        <style:tab-stops>
          <style:tab-stop style:type="right" style:leader-style="dotted" style:leader-text="." style:position="6.5472in"/>
        </style:tab-stops>
      </style:paragraph-properties>
    </style:style>
    <style:style style:name="P38" style:parent-style-name="TOC3" style:family="paragraph">
      <style:paragraph-properties>
        <style:tab-stops>
          <style:tab-stop style:type="right" style:leader-style="dotted" style:leader-text="." style:position="6.4083in"/>
        </style:tab-stops>
      </style:paragraph-properties>
    </style:style>
    <style:style style:name="P39" style:parent-style-name="TOC3" style:family="paragraph">
      <style:paragraph-properties>
        <style:tab-stops>
          <style:tab-stop style:type="right" style:leader-style="dotted" style:leader-text="." style:position="6.4083in"/>
        </style:tab-stops>
      </style:paragraph-properties>
    </style:style>
    <style:style style:name="P40" style:parent-style-name="TOC3" style:family="paragraph">
      <style:paragraph-properties>
        <style:tab-stops>
          <style:tab-stop style:type="right" style:leader-style="dotted" style:leader-text="." style:position="6.4083in"/>
        </style:tab-stops>
      </style:paragraph-properties>
    </style:style>
    <style:style style:name="P41" style:parent-style-name="TOC3" style:family="paragraph">
      <style:paragraph-properties>
        <style:tab-stops>
          <style:tab-stop style:type="right" style:leader-style="dotted" style:leader-text="." style:position="6.4083in"/>
        </style:tab-stops>
      </style:paragraph-properties>
    </style:style>
    <style:style style:name="P42" style:parent-style-name="TOC2" style:family="paragraph">
      <style:paragraph-properties>
        <style:tab-stops>
          <style:tab-stop style:type="right" style:leader-style="dotted" style:leader-text="." style:position="6.5472in"/>
        </style:tab-stops>
      </style:paragraph-properties>
    </style:style>
    <style:style style:name="P43" style:parent-style-name="TOC2" style:family="paragraph">
      <style:paragraph-properties>
        <style:tab-stops>
          <style:tab-stop style:type="right" style:leader-style="dotted" style:leader-text="." style:position="6.5472in"/>
        </style:tab-stops>
      </style:paragraph-properties>
    </style:style>
    <style:style style:name="P44" style:parent-style-name="TOC1" style:family="paragraph">
      <style:paragraph-properties>
        <style:tab-stops>
          <style:tab-stop style:type="right" style:leader-style="dotted" style:leader-text="." style:position="6.6861in"/>
        </style:tab-stops>
      </style:paragraph-properties>
    </style:style>
    <style:style style:name="P45" style:parent-style-name="TOC2" style:family="paragraph">
      <style:paragraph-properties>
        <style:tab-stops>
          <style:tab-stop style:type="right" style:leader-style="dotted" style:leader-text="." style:position="6.5472in"/>
        </style:tab-stops>
      </style:paragraph-properties>
    </style:style>
    <style:style style:name="P46" style:parent-style-name="TOC3" style:family="paragraph">
      <style:paragraph-properties>
        <style:tab-stops>
          <style:tab-stop style:type="right" style:leader-style="dotted" style:leader-text="." style:position="6.4083in"/>
        </style:tab-stops>
      </style:paragraph-properties>
    </style:style>
    <style:style style:name="P47" style:parent-style-name="TOC3" style:family="paragraph">
      <style:paragraph-properties>
        <style:tab-stops>
          <style:tab-stop style:type="right" style:leader-style="dotted" style:leader-text="." style:position="6.4083in"/>
        </style:tab-stops>
      </style:paragraph-properties>
    </style:style>
    <style:style style:name="P48" style:parent-style-name="TOC2" style:family="paragraph">
      <style:paragraph-properties>
        <style:tab-stops>
          <style:tab-stop style:type="right" style:leader-style="dotted" style:leader-text="." style:position="6.5472in"/>
        </style:tab-stops>
      </style:paragraph-properties>
    </style:style>
    <style:style style:name="P49" style:parent-style-name="TOC3" style:family="paragraph">
      <style:paragraph-properties>
        <style:tab-stops>
          <style:tab-stop style:type="right" style:leader-style="dotted" style:leader-text="." style:position="6.4083in"/>
        </style:tab-stops>
      </style:paragraph-properties>
    </style:style>
    <style:style style:name="P50" style:parent-style-name="TOC3" style:family="paragraph">
      <style:paragraph-properties>
        <style:tab-stops>
          <style:tab-stop style:type="right" style:leader-style="dotted" style:leader-text="." style:position="6.4083in"/>
        </style:tab-stops>
      </style:paragraph-properties>
    </style:style>
    <style:style style:name="P51" style:parent-style-name="TOC3" style:family="paragraph">
      <style:paragraph-properties>
        <style:tab-stops>
          <style:tab-stop style:type="right" style:leader-style="dotted" style:leader-text="." style:position="6.4083in"/>
        </style:tab-stops>
      </style:paragraph-properties>
    </style:style>
    <style:style style:name="P52" style:parent-style-name="TOC3" style:family="paragraph">
      <style:paragraph-properties>
        <style:tab-stops>
          <style:tab-stop style:type="right" style:leader-style="dotted" style:leader-text="." style:position="6.4083in"/>
        </style:tab-stops>
      </style:paragraph-properties>
    </style:style>
    <style:style style:name="P53" style:parent-style-name="TOC3" style:family="paragraph">
      <style:paragraph-properties>
        <style:tab-stops>
          <style:tab-stop style:type="right" style:leader-style="dotted" style:leader-text="." style:position="6.4083in"/>
        </style:tab-stops>
      </style:paragraph-properties>
    </style:style>
    <style:style style:name="P54" style:parent-style-name="TOC3" style:family="paragraph">
      <style:paragraph-properties>
        <style:tab-stops>
          <style:tab-stop style:type="right" style:leader-style="dotted" style:leader-text="." style:position="6.4083in"/>
        </style:tab-stops>
      </style:paragraph-properties>
    </style:style>
    <style:style style:name="P55" style:parent-style-name="TOC3" style:family="paragraph">
      <style:paragraph-properties>
        <style:tab-stops>
          <style:tab-stop style:type="right" style:leader-style="dotted" style:leader-text="." style:position="6.4083in"/>
        </style:tab-stops>
      </style:paragraph-properties>
    </style:style>
    <style:style style:name="P56" style:parent-style-name="TOC3" style:family="paragraph">
      <style:paragraph-properties>
        <style:tab-stops>
          <style:tab-stop style:type="right" style:leader-style="dotted" style:leader-text="." style:position="6.4083in"/>
        </style:tab-stops>
      </style:paragraph-properties>
    </style:style>
    <style:style style:name="P57" style:parent-style-name="TOC2" style:family="paragraph">
      <style:paragraph-properties>
        <style:tab-stops>
          <style:tab-stop style:type="right" style:leader-style="dotted" style:leader-text="." style:position="6.5472in"/>
        </style:tab-stops>
      </style:paragraph-properties>
    </style:style>
    <style:style style:name="P58" style:parent-style-name="TOC1" style:family="paragraph">
      <style:paragraph-properties>
        <style:tab-stops>
          <style:tab-stop style:type="right" style:leader-style="dotted" style:leader-text="." style:position="6.6861in"/>
        </style:tab-stops>
      </style:paragraph-properties>
    </style:style>
    <style:style style:name="P59" style:parent-style-name="TOC3" style:family="paragraph">
      <style:paragraph-properties>
        <style:tab-stops>
          <style:tab-stop style:type="right" style:leader-style="dotted" style:leader-text="." style:position="6.4083in"/>
        </style:tab-stops>
      </style:paragraph-properties>
    </style:style>
    <style:style style:name="P60" style:parent-style-name="TOC1" style:family="paragraph">
      <style:paragraph-properties>
        <style:tab-stops>
          <style:tab-stop style:type="right" style:leader-style="dotted" style:leader-text="." style:position="6.6861in"/>
        </style:tab-stops>
      </style:paragraph-properties>
    </style:style>
    <style:style style:name="P61" style:parent-style-name="TOC1" style:family="paragraph">
      <style:paragraph-properties>
        <style:tab-stops>
          <style:tab-stop style:type="right" style:leader-style="dotted" style:leader-text="." style:position="6.6861in"/>
        </style:tab-stops>
      </style:paragraph-properties>
    </style:style>
    <style:style style:name="P62" style:parent-style-name="TOC1" style:family="paragraph">
      <style:paragraph-properties>
        <style:tab-stops>
          <style:tab-stop style:type="right" style:leader-style="dotted" style:leader-text="." style:position="6.6861in"/>
        </style:tab-stops>
      </style:paragraph-properties>
    </style:style>
    <style:style style:name="P63" style:parent-style-name="TOC1" style:family="paragraph">
      <style:paragraph-properties>
        <style:tab-stops>
          <style:tab-stop style:type="right" style:leader-style="dotted" style:leader-text="." style:position="6.6861in"/>
        </style:tab-stops>
      </style:paragraph-properties>
    </style:style>
    <style:style style:name="P64" style:parent-style-name="TOC1" style:family="paragraph">
      <style:paragraph-properties>
        <style:tab-stops>
          <style:tab-stop style:type="right" style:leader-style="dotted" style:leader-text="." style:position="6.6861in"/>
        </style:tab-stops>
      </style:paragraph-properties>
    </style:style>
    <style:style style:name="P65" style:parent-style-name="TOC1" style:family="paragraph">
      <style:paragraph-properties>
        <style:tab-stops>
          <style:tab-stop style:type="right" style:leader-style="dotted" style:leader-text="." style:position="6.6861in"/>
        </style:tab-stops>
      </style:paragraph-properties>
    </style:style>
    <style:style style:name="P66" style:parent-style-name="Heading1" style:family="paragraph">
      <style:paragraph-properties fo:break-before="page" fo:text-align="justify"/>
    </style:style>
    <style:style style:name="P67" style:parent-style-name="Heading3" style:family="paragraph">
      <style:paragraph-properties fo:text-align="justify"/>
      <style:text-properties style:font-name="Verdana"/>
    </style:style>
    <style:style style:name="P68" style:parent-style-name="Textbody" style:family="paragraph">
      <style:paragraph-properties fo:text-align="justify"/>
    </style:style>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Textbody" style:family="paragraph">
      <style:paragraph-properties fo:text-align="justify"/>
    </style:style>
    <style:style style:name="P72" style:parent-style-name="Textbody" style:family="paragraph">
      <style:paragraph-properties fo:text-align="justify"/>
    </style:style>
    <style:style style:name="P73" style:parent-style-name="Heading1" style:family="paragraph">
      <style:paragraph-properties fo:text-align="justify"/>
    </style:style>
    <style:style style:name="P74" style:parent-style-name="Textbody" style:family="paragraph">
      <style:paragraph-properties fo:text-align="justify"/>
    </style:style>
    <style:style style:name="P75" style:parent-style-name="Textbody" style:family="paragraph">
      <style:paragraph-properties fo:text-align="justify"/>
    </style:style>
    <style:style style:name="T76" style:parent-style-name="DefaultParagraphFont" style:family="text">
      <style:text-properties fo:font-style="italic" style:font-style-asian="italic" style:font-style-complex="italic" fo:font-size="11pt" style:font-size-asian="11pt" style:font-size-complex="11pt"/>
    </style:style>
    <style:style style:name="T77" style:parent-style-name="DefaultParagraphFont" style:family="text">
      <style:text-properties fo:font-style="italic" style:font-style-asian="italic" style:font-style-complex="italic" fo:font-size="11pt" style:font-size-asian="11pt" style:font-size-complex="11pt"/>
    </style:style>
    <style:style style:name="P78" style:parent-style-name="Heading1" style:family="paragraph">
      <style:paragraph-properties fo:text-align="justify"/>
    </style:style>
    <style:style style:name="P79" style:parent-style-name="ListParagraph" style:family="paragraph"/>
    <style:style style:name="T80" style:parent-style-name="DefaultParagraphFont" style:family="text">
      <style:text-properties fo:background-color="#C0C0C0"/>
    </style:style>
    <style:style style:name="P81" style:parent-style-name="ListParagraph" style:family="paragraph"/>
    <style:style style:name="P82" style:parent-style-name="Normal" style:family="paragraph">
      <style:text-properties style:font-name-complex="Calibri"/>
    </style:style>
    <style:style style:name="P83" style:parent-style-name="Normal" style:family="paragraph">
      <style:text-properties style:font-name-complex="Calibri"/>
    </style:style>
    <style:style style:name="P84" style:parent-style-name="Normal" style:family="paragraph">
      <style:text-properties style:font-name-complex="Calibri"/>
    </style:style>
    <style:style style:name="P85" style:parent-style-name="Normal" style:family="paragraph">
      <style:text-properties style:font-name-complex="Calibri"/>
    </style:style>
    <style:style style:name="P86" style:parent-style-name="Normal" style:family="paragraph">
      <style:text-properties style:font-name-complex="Calibri"/>
    </style:style>
    <style:style style:name="P87" style:parent-style-name="Normal" style:family="paragraph">
      <style:text-properties style:font-name-complex="Calibri"/>
    </style:style>
    <style:style style:name="P88" style:parent-style-name="Normal" style:family="paragraph">
      <style:text-properties style:font-name-complex="Calibri"/>
    </style:style>
    <style:style style:name="P89" style:parent-style-name="Normal" style:family="paragraph">
      <style:text-properties style:font-name-complex="Calibri"/>
    </style:style>
    <style:style style:name="P90" style:parent-style-name="Normal" style:family="paragraph">
      <style:text-properties style:font-name-complex="Calibri"/>
    </style:style>
    <style:style style:name="P91" style:parent-style-name="Normal" style:family="paragraph">
      <style:text-properties style:font-name-complex="Calibri"/>
    </style:style>
    <style:style style:name="P92" style:parent-style-name="Normal" style:family="paragraph">
      <style:text-properties style:font-name-complex="Calibri"/>
    </style:style>
    <style:style style:name="P93" style:parent-style-name="Normal" style:family="paragraph">
      <style:text-properties style:font-name-complex="Calibri"/>
    </style:style>
    <style:style style:name="P94" style:parent-style-name="Normal" style:family="paragraph">
      <style:text-properties style:font-name-complex="Calibri"/>
    </style:style>
    <style:style style:name="P95" style:parent-style-name="Normal" style:family="paragraph">
      <style:text-properties style:font-name-complex="Calibri"/>
    </style:style>
    <style:style style:name="P96" style:parent-style-name="Normal" style:family="paragraph">
      <style:text-properties style:font-name-complex="Calibri"/>
    </style:style>
    <style:style style:name="P97" style:parent-style-name="Normal" style:family="paragraph">
      <style:text-properties style:font-name-complex="Calibri"/>
    </style:style>
    <style:style style:name="P98" style:parent-style-name="Normal" style:family="paragraph">
      <style:text-properties style:font-name-complex="Calibri"/>
    </style:style>
    <style:style style:name="P99" style:parent-style-name="Normal" style:family="paragraph">
      <style:text-properties style:font-name-complex="Calibri"/>
    </style:style>
    <style:style style:name="P100" style:parent-style-name="Normal" style:family="paragraph">
      <style:text-properties style:font-name-complex="Calibri"/>
    </style:style>
    <style:style style:name="P101" style:parent-style-name="Normal" style:family="paragraph">
      <style:text-properties style:font-name-complex="Calibri"/>
    </style:style>
    <style:style style:name="P102" style:parent-style-name="Normal" style:family="paragraph">
      <style:text-properties style:font-name-complex="Calibri"/>
    </style:style>
    <style:style style:name="P103" style:parent-style-name="Normal" style:family="paragraph">
      <style:text-properties style:font-name-complex="Calibri"/>
    </style:style>
    <style:style style:name="T104" style:parent-style-name="DefaultParagraphFont" style:family="text">
      <style:text-properties style:font-name-complex="Calibri"/>
    </style:style>
    <style:style style:name="T105" style:parent-style-name="DefaultParagraphFont" style:family="text">
      <style:text-properties style:font-name-complex="Calibri"/>
    </style:style>
    <style:style style:name="P106" style:parent-style-name="Textbody" style:family="paragraph"/>
    <style:style style:name="P107" style:parent-style-name="Textbody" style:family="paragraph"/>
    <style:style style:name="P108" style:parent-style-name="Textbody" style:family="paragraph"/>
    <style:style style:name="P109" style:parent-style-name="Textbody" style:family="paragraph"/>
    <style:style style:name="P110" style:parent-style-name="Textbody" style:family="paragraph"/>
    <style:style style:name="P111" style:parent-style-name="Textbody" style:family="paragraph"/>
    <style:style style:name="P112" style:parent-style-name="Textbody" style:family="paragraph"/>
    <style:style style:name="P113" style:parent-style-name="Textbody" style:family="paragraph"/>
    <style:style style:name="P114" style:parent-style-name="Heading3" style:family="paragraph">
      <style:paragraph-properties fo:text-align="justify"/>
      <style:text-properties style:font-name="Verdana"/>
    </style:style>
    <style:style style:name="P115" style:parent-style-name="Textbody" style:family="paragraph">
      <style:paragraph-properties fo:text-align="justify"/>
    </style:style>
    <style:style style:name="P116" style:parent-style-name="Textbody" style:family="paragraph">
      <style:paragraph-properties fo:text-align="justify"/>
    </style:style>
    <style:style style:name="P117" style:parent-style-name="Textbody" style:family="paragraph">
      <style:paragraph-properties fo:text-align="justify"/>
    </style:style>
    <style:style style:name="P118" style:parent-style-name="Textbody" style:family="paragraph">
      <style:paragraph-properties fo:text-align="justify" fo:margin-left="0.7875in">
        <style:tab-stops/>
      </style:paragraph-properties>
    </style:style>
    <style:style style:name="P119" style:parent-style-name="Textbody" style:family="paragraph">
      <style:paragraph-properties fo:text-align="justify" fo:margin-left="0.7875in">
        <style:tab-stops/>
      </style:paragraph-properties>
    </style:style>
    <style:style style:name="P120" style:parent-style-name="Textbody" style:family="paragraph">
      <style:paragraph-properties fo:text-align="justify" fo:margin-left="0.7875in">
        <style:tab-stops/>
      </style:paragraph-properties>
    </style:style>
    <style:style style:name="P121" style:parent-style-name="Textbody" style:family="paragraph">
      <style:paragraph-properties fo:text-align="justify"/>
    </style:style>
    <style:style style:name="P122" style:parent-style-name="Textbody" style:family="paragraph">
      <style:paragraph-properties fo:text-align="justify"/>
    </style:style>
    <style:style style:name="P123" style:parent-style-name="Textbody" style:family="paragraph"/>
    <style:style style:name="P124" style:parent-style-name="Textbody" style:family="paragraph"/>
    <style:style style:name="P125" style:parent-style-name="Textbody" style:family="paragraph">
      <style:paragraph-properties fo:margin-left="0.25in" fo:text-indent="0.25in">
        <style:tab-stops/>
      </style:paragraph-properties>
    </style:style>
    <style:style style:name="P126" style:parent-style-name="Textbody" style:family="paragraph"/>
    <style:style style:name="P127" style:parent-style-name="Textbody" style:family="paragraph"/>
    <style:style style:name="P128" style:parent-style-name="Textbody" style:family="paragraph"/>
    <style:style style:name="P129" style:parent-style-name="Textbody" style:family="paragraph"/>
    <style:style style:name="TableColumn131" style:family="table-column">
      <style:table-column-properties style:column-width="0.2736in"/>
    </style:style>
    <style:style style:name="TableColumn132" style:family="table-column">
      <style:table-column-properties style:column-width="1.8597in"/>
    </style:style>
    <style:style style:name="TableColumn133" style:family="table-column">
      <style:table-column-properties style:column-width="2.5118in"/>
    </style:style>
    <style:style style:name="TableColumn134" style:family="table-column">
      <style:table-column-properties style:column-width="2.0409in"/>
    </style:style>
    <style:style style:name="Table130" style:family="table">
      <style:table-properties style:width="6.6861in" fo:margin-left="0in" table:align="left"/>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TableCell137" style:family="table-cell">
      <style:table-cell-properties fo:border="0.0069in solid #000000" style:writing-mode="lr-tb" fo:padding-top="0in" fo:padding-left="0.075in" fo:padding-bottom="0in" fo:padding-right="0.075in"/>
    </style:style>
    <style:style style:name="TableCell138" style:family="table-cell">
      <style:table-cell-properties fo:border="0.0069in solid #000000" style:writing-mode="lr-tb" fo:padding-top="0in" fo:padding-left="0.075in" fo:padding-bottom="0in" fo:padding-right="0.075in"/>
    </style:style>
    <style:style style:name="TableCell139" style:family="table-cell">
      <style:table-cell-properties fo:border="0.0069in solid #000000" style:writing-mode="lr-tb" fo:padding-top="0in" fo:padding-left="0.075in" fo:padding-bottom="0in" fo:padding-right="0.075in"/>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TableCell142" style:family="table-cell">
      <style:table-cell-properties fo:border="0.0069in solid #000000" style:writing-mode="lr-tb" fo:padding-top="0in" fo:padding-left="0.075in" fo:padding-bottom="0in" fo:padding-right="0.075in"/>
    </style:style>
    <style:style style:name="TableCell143" style:family="table-cell">
      <style:table-cell-properties fo:border="0.0069in solid #000000" style:writing-mode="lr-tb" fo:padding-top="0in" fo:padding-left="0.075in" fo:padding-bottom="0in" fo:padding-right="0.075in"/>
    </style:style>
    <style:style style:name="TableCell144" style:family="table-cell">
      <style:table-cell-properties fo:border="0.0069in solid #000000" style:writing-mode="lr-tb" fo:padding-top="0in" fo:padding-left="0.075in" fo:padding-bottom="0in" fo:padding-right="0.075in"/>
    </style:style>
    <style:style style:name="TableRow145" style:family="table-row">
      <style:table-row-properties/>
    </style:style>
    <style:style style:name="TableCell146" style:family="table-cell">
      <style:table-cell-properties fo:border="0.0069in solid #000000" style:writing-mode="lr-tb" fo:padding-top="0in" fo:padding-left="0.075in" fo:padding-bottom="0in" fo:padding-right="0.075in"/>
    </style:style>
    <style:style style:name="TableCell147" style:family="table-cell">
      <style:table-cell-properties fo:border="0.0069in solid #000000" style:writing-mode="lr-tb" fo:padding-top="0in" fo:padding-left="0.075in" fo:padding-bottom="0in" fo:padding-right="0.075in"/>
    </style:style>
    <style:style style:name="TableCell148" style:family="table-cell">
      <style:table-cell-properties fo:border="0.0069in solid #000000" style:writing-mode="lr-tb" fo:padding-top="0in" fo:padding-left="0.075in" fo:padding-bottom="0in" fo:padding-right="0.075in"/>
    </style:style>
    <style:style style:name="TableCell149" style:family="table-cell">
      <style:table-cell-properties fo:border="0.0069in solid #000000" style:writing-mode="lr-tb" fo:padding-top="0in" fo:padding-left="0.075in" fo:padding-bottom="0in" fo:padding-right="0.075in"/>
    </style:style>
    <style:style style:name="TableRow150" style:family="table-row">
      <style:table-row-properties/>
    </style:style>
    <style:style style:name="TableCell151" style:family="table-cell">
      <style:table-cell-properties fo:border="0.0069in solid #000000" style:writing-mode="lr-tb" fo:padding-top="0in" fo:padding-left="0.075in" fo:padding-bottom="0in" fo:padding-right="0.075in"/>
    </style:style>
    <style:style style:name="TableCell152" style:family="table-cell">
      <style:table-cell-properties fo:border="0.0069in solid #000000" style:writing-mode="lr-tb" fo:padding-top="0in" fo:padding-left="0.075in" fo:padding-bottom="0in" fo:padding-right="0.075in"/>
    </style:style>
    <style:style style:name="T153" style:parent-style-name="DefaultParagraphFont" style:family="text">
      <style:text-properties fo:font-weight="bold" style:font-weight-asian="bold" style:font-weight-complex="bold"/>
    </style:style>
    <style:style style:name="TableCell154" style:family="table-cell">
      <style:table-cell-properties fo:border="0.0069in solid #000000" style:writing-mode="lr-tb" fo:padding-top="0in" fo:padding-left="0.075in" fo:padding-bottom="0in" fo:padding-right="0.075in"/>
    </style:style>
    <style:style style:name="T155" style:parent-style-name="DefaultParagraphFont" style:family="text">
      <style:text-properties fo:font-weight="bold" style:font-weight-asian="bold" style:font-weight-complex="bold"/>
    </style:style>
    <style:style style:name="TableCell156" style:family="table-cell">
      <style:table-cell-properties fo:border="0.0069in solid #000000" style:writing-mode="lr-tb" fo:padding-top="0in" fo:padding-left="0.075in" fo:padding-bottom="0in" fo:padding-right="0.075in"/>
    </style:style>
    <style:style style:name="TableRow157" style:family="table-row">
      <style:table-row-properties/>
    </style:style>
    <style:style style:name="TableCell158" style:family="table-cell">
      <style:table-cell-properties fo:border="0.0069in solid #000000" style:writing-mode="lr-tb" fo:padding-top="0in" fo:padding-left="0.075in" fo:padding-bottom="0in" fo:padding-right="0.075in"/>
    </style:style>
    <style:style style:name="TableCell159" style:family="table-cell">
      <style:table-cell-properties fo:border="0.0069in solid #000000" style:writing-mode="lr-tb" fo:padding-top="0in" fo:padding-left="0.075in" fo:padding-bottom="0in" fo:padding-right="0.075in"/>
    </style:style>
    <style:style style:name="TableCell160" style:family="table-cell">
      <style:table-cell-properties fo:border="0.0069in solid #000000" style:writing-mode="lr-tb" fo:padding-top="0in" fo:padding-left="0.075in" fo:padding-bottom="0in" fo:padding-right="0.075in"/>
    </style:style>
    <style:style style:name="TableCell161" style:family="table-cell">
      <style:table-cell-properties fo:border="0.0069in solid #000000" style:writing-mode="lr-tb" fo:padding-top="0in" fo:padding-left="0.075in" fo:padding-bottom="0in" fo:padding-right="0.075in"/>
    </style:style>
    <style:style style:name="TableRow162" style:family="table-row">
      <style:table-row-properties/>
    </style:style>
    <style:style style:name="TableCell163" style:family="table-cell">
      <style:table-cell-properties fo:border="0.0069in solid #000000" style:writing-mode="lr-tb" fo:padding-top="0in" fo:padding-left="0.075in" fo:padding-bottom="0in" fo:padding-right="0.075in"/>
    </style:style>
    <style:style style:name="TableCell164" style:family="table-cell">
      <style:table-cell-properties fo:border="0.0069in solid #000000" style:writing-mode="lr-tb" fo:padding-top="0in" fo:padding-left="0.075in" fo:padding-bottom="0in" fo:padding-right="0.075in"/>
    </style:style>
    <style:style style:name="TableCell165" style:family="table-cell">
      <style:table-cell-properties fo:border="0.0069in solid #000000" style:writing-mode="lr-tb" fo:padding-top="0in" fo:padding-left="0.075in" fo:padding-bottom="0in" fo:padding-right="0.075in"/>
    </style:style>
    <style:style style:name="TableCell166" style:family="table-cell">
      <style:table-cell-properties fo:border="0.0069in solid #000000" style:writing-mode="lr-tb" fo:padding-top="0in" fo:padding-left="0.075in" fo:padding-bottom="0in" fo:padding-right="0.075in"/>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TableCell169" style:family="table-cell">
      <style:table-cell-properties fo:border="0.0069in solid #000000" style:writing-mode="lr-tb" fo:padding-top="0in" fo:padding-left="0.075in" fo:padding-bottom="0in" fo:padding-right="0.075in"/>
    </style:style>
    <style:style style:name="TableCell170" style:family="table-cell">
      <style:table-cell-properties fo:border="0.0069in solid #000000" style:writing-mode="lr-tb" fo:padding-top="0in" fo:padding-left="0.075in" fo:padding-bottom="0in" fo:padding-right="0.075in"/>
    </style:style>
    <style:style style:name="TableCell171" style:family="table-cell">
      <style:table-cell-properties fo:border="0.0069in solid #000000" style:writing-mode="lr-tb" fo:padding-top="0in" fo:padding-left="0.075in" fo:padding-bottom="0in" fo:padding-right="0.075in"/>
    </style:style>
    <style:style style:name="TableRow172" style:family="table-row">
      <style:table-row-properties/>
    </style:style>
    <style:style style:name="TableCell173" style:family="table-cell">
      <style:table-cell-properties fo:border="0.0069in solid #000000" style:writing-mode="lr-tb" fo:padding-top="0in" fo:padding-left="0.075in" fo:padding-bottom="0in" fo:padding-right="0.075in"/>
    </style:style>
    <style:style style:name="TableCell174" style:family="table-cell">
      <style:table-cell-properties fo:border="0.0069in solid #000000" style:writing-mode="lr-tb" fo:padding-top="0in" fo:padding-left="0.075in" fo:padding-bottom="0in" fo:padding-right="0.075in"/>
    </style:style>
    <style:style style:name="TableCell175" style:family="table-cell">
      <style:table-cell-properties fo:border="0.0069in solid #000000" style:writing-mode="lr-tb" fo:padding-top="0in" fo:padding-left="0.075in" fo:padding-bottom="0in" fo:padding-right="0.075in"/>
    </style:style>
    <style:style style:name="TableCell176" style:family="table-cell">
      <style:table-cell-properties fo:border="0.0069in solid #000000" style:writing-mode="lr-tb" fo:padding-top="0in" fo:padding-left="0.075in" fo:padding-bottom="0in" fo:padding-right="0.075in"/>
    </style:style>
    <style:style style:name="P177" style:parent-style-name="Textbody" style:family="paragraph"/>
    <style:style style:name="P178" style:parent-style-name="Textbody" style:family="paragraph"/>
    <style:style style:name="P179" style:parent-style-name="Textbody" style:family="paragraph"/>
    <style:style style:name="P180" style:parent-style-name="Textbody" style:family="paragraph"/>
    <style:style style:name="P181" style:parent-style-name="Textbody" style:family="paragraph">
      <style:paragraph-properties fo:text-align="justify" fo:margin-left="0.7875in">
        <style:tab-stops/>
      </style:paragraph-properties>
    </style:style>
    <style:style style:name="P182" style:parent-style-name="Textbody" style:family="paragraph">
      <style:paragraph-properties fo:text-align="justify" fo:margin-left="0.7875in">
        <style:tab-stops/>
      </style:paragraph-properties>
    </style:style>
    <style:style style:name="P183" style:parent-style-name="Textbody" style:family="paragraph">
      <style:paragraph-properties fo:text-align="justify" fo:margin-left="0.7875in">
        <style:tab-stops/>
      </style:paragraph-properties>
    </style:style>
    <style:style style:name="P184" style:parent-style-name="Textbody" style:family="paragraph">
      <style:paragraph-properties fo:text-align="justify" fo:margin-left="0.7875in">
        <style:tab-stops/>
      </style:paragraph-properties>
    </style:style>
    <style:style style:name="P185" style:parent-style-name="Textbody" style:family="paragraph">
      <style:paragraph-properties fo:text-align="justify" fo:margin-left="0.7875in">
        <style:tab-stops/>
      </style:paragraph-properties>
    </style:style>
    <style:style style:name="P186" style:parent-style-name="Textbody" style:family="paragraph">
      <style:paragraph-properties fo:text-align="justify" fo:margin-left="0.7875in">
        <style:tab-stops/>
      </style:paragraph-properties>
    </style:style>
    <style:style style:name="P187" style:parent-style-name="Textbody" style:family="paragraph">
      <style:paragraph-properties fo:text-align="justify" fo:margin-left="0.7875in">
        <style:tab-stops/>
      </style:paragraph-properties>
    </style:style>
    <style:style style:name="P188" style:parent-style-name="Textbody" style:family="paragraph">
      <style:paragraph-properties fo:text-align="justify" fo:margin-left="0.7875in">
        <style:tab-stops/>
      </style:paragraph-properties>
    </style:style>
    <style:style style:name="P189" style:parent-style-name="Textbody" style:family="paragraph">
      <style:paragraph-properties fo:text-align="justify" fo:margin-left="0.7875in">
        <style:tab-stops/>
      </style:paragraph-properties>
    </style:style>
    <style:style style:name="P190" style:parent-style-name="Textbody" style:family="paragraph">
      <style:paragraph-properties fo:text-align="justify" fo:margin-left="0.7875in">
        <style:tab-stops/>
      </style:paragraph-properties>
    </style:style>
    <style:style style:name="P191" style:parent-style-name="Textbody" style:family="paragraph">
      <style:paragraph-properties fo:text-align="justify" fo:margin-left="0.7875in">
        <style:tab-stops/>
      </style:paragraph-properties>
    </style:style>
    <style:style style:name="P192" style:parent-style-name="Textbody" style:family="paragraph">
      <style:paragraph-properties fo:text-align="justify" fo:margin-left="0.7875in">
        <style:tab-stops/>
      </style:paragraph-properties>
    </style:style>
    <style:style style:name="P193" style:parent-style-name="Textbody" style:family="paragraph">
      <style:paragraph-properties fo:text-align="justify" fo:margin-left="0.7875in">
        <style:tab-stops/>
      </style:paragraph-properties>
    </style:style>
    <style:style style:name="P194" style:parent-style-name="Textbody" style:family="paragraph">
      <style:paragraph-properties fo:text-align="justify" fo:margin-left="0.7875in">
        <style:tab-stops/>
      </style:paragraph-properties>
    </style:style>
    <style:style style:name="P195" style:parent-style-name="Textbody" style:family="paragraph">
      <style:paragraph-properties fo:text-align="justify" fo:margin-left="0.7875in">
        <style:tab-stops/>
      </style:paragraph-properties>
    </style:style>
    <style:style style:name="P196" style:parent-style-name="Textbody" style:family="paragraph">
      <style:paragraph-properties fo:text-align="justify" fo:margin-left="0.7875in">
        <style:tab-stops/>
      </style:paragraph-properties>
    </style:style>
    <style:style style:name="P197" style:parent-style-name="Textbody" style:family="paragraph">
      <style:paragraph-properties fo:text-align="justify" fo:margin-left="0.7875in">
        <style:tab-stops/>
      </style:paragraph-properties>
    </style:style>
    <style:style style:name="P198" style:parent-style-name="Textbody" style:family="paragraph">
      <style:paragraph-properties fo:text-align="justify" fo:margin-left="0.7875in">
        <style:tab-stops/>
      </style:paragraph-properties>
    </style:style>
    <style:style style:name="P199" style:parent-style-name="Textbody" style:family="paragraph">
      <style:paragraph-properties fo:text-align="justify" fo:margin-left="0.7875in">
        <style:tab-stops/>
      </style:paragraph-properties>
    </style:style>
    <style:style style:name="P200" style:parent-style-name="Textbody" style:family="paragraph">
      <style:paragraph-properties fo:text-align="justify" fo:margin-left="0.7875in">
        <style:tab-stops/>
      </style:paragraph-properties>
    </style:style>
    <style:style style:name="P201" style:parent-style-name="Textbody" style:family="paragraph">
      <style:paragraph-properties fo:text-align="justify" fo:margin-left="0.7875in">
        <style:tab-stops/>
      </style:paragraph-properties>
    </style:style>
    <style:style style:name="P202" style:parent-style-name="Textbody" style:family="paragraph">
      <style:paragraph-properties fo:text-align="justify" fo:margin-left="0.7875in">
        <style:tab-stops/>
      </style:paragraph-properties>
    </style:style>
    <style:style style:name="P203" style:parent-style-name="Textbody" style:family="paragraph"/>
    <style:style style:name="P204" style:parent-style-name="Textbody" style:family="paragraph">
      <style:paragraph-properties fo:margin-left="0.7875in">
        <style:tab-stops/>
      </style:paragraph-properties>
    </style:style>
    <style:style style:name="P205" style:parent-style-name="Textbody" style:family="paragraph">
      <style:paragraph-properties fo:margin-left="0.7875in">
        <style:tab-stops/>
      </style:paragraph-properties>
    </style:style>
    <style:style style:name="P206" style:parent-style-name="Textbody" style:family="paragraph"/>
    <style:style style:name="P207" style:parent-style-name="Textbody" style:family="paragraph">
      <style:paragraph-properties fo:margin-left="0.7875in">
        <style:tab-stops/>
      </style:paragraph-properties>
    </style:style>
    <style:style style:name="P208" style:parent-style-name="Textbody" style:family="paragraph">
      <style:paragraph-properties fo:text-align="justify"/>
    </style:style>
    <style:style style:name="P209" style:parent-style-name="Textbody" style:family="paragraph">
      <style:paragraph-properties fo:text-align="justify"/>
    </style:style>
    <style:style style:name="P210" style:parent-style-name="Textbody" style:family="paragraph">
      <style:paragraph-properties fo:text-align="justify"/>
    </style:style>
    <style:style style:name="P211" style:parent-style-name="Textbody" style:family="paragraph">
      <style:paragraph-properties fo:text-align="justify"/>
    </style:style>
    <style:style style:name="P212" style:parent-style-name="Textbody" style:family="paragraph">
      <style:paragraph-properties fo:text-align="justify"/>
    </style:style>
    <style:style style:name="P213" style:parent-style-name="Textbody" style:family="paragraph">
      <style:paragraph-properties fo:text-align="justify"/>
    </style:style>
    <style:style style:name="P214" style:parent-style-name="Textbody" style:family="paragraph">
      <style:paragraph-properties fo:text-align="justify"/>
    </style:style>
    <style:style style:name="P215" style:parent-style-name="Textbody" style:family="paragraph">
      <style:paragraph-properties fo:text-align="justify"/>
    </style:style>
    <style:style style:name="P216" style:parent-style-name="Textbody" style:family="paragraph">
      <style:paragraph-properties fo:text-align="justify"/>
    </style:style>
    <style:style style:name="P217" style:parent-style-name="Textbody" style:family="paragraph">
      <style:paragraph-properties fo:text-align="justify"/>
    </style:style>
    <style:style style:name="P218" style:parent-style-name="Textbody" style:family="paragraph">
      <style:paragraph-properties fo:text-align="justify"/>
    </style:style>
    <style:style style:name="P219" style:parent-style-name="Textbody" style:family="paragraph">
      <style:paragraph-properties fo:text-align="justify"/>
    </style:style>
    <style:style style:name="P220" style:parent-style-name="Textbody" style:family="paragraph">
      <style:paragraph-properties fo:text-align="justify"/>
    </style:style>
    <style:style style:name="P221" style:parent-style-name="Textbody" style:family="paragraph">
      <style:paragraph-properties fo:text-align="justify"/>
    </style:style>
    <style:style style:name="P222" style:parent-style-name="Textbody" style:family="paragraph">
      <style:paragraph-properties fo:text-align="justify"/>
    </style:style>
    <style:style style:name="P223" style:parent-style-name="Textbody" style:family="paragraph">
      <style:paragraph-properties fo:text-align="justify"/>
    </style:style>
    <style:style style:name="P224" style:parent-style-name="Textbody" style:family="paragraph">
      <style:paragraph-properties fo:text-align="justify"/>
    </style:style>
    <style:style style:name="P225" style:parent-style-name="Textbody" style:family="paragraph">
      <style:paragraph-properties fo:text-align="justify"/>
    </style:style>
    <style:style style:name="P226" style:parent-style-name="Textbody" style:family="paragraph">
      <style:paragraph-properties fo:text-align="justify"/>
    </style:style>
    <style:style style:name="P227" style:parent-style-name="Textbody" style:family="paragraph">
      <style:paragraph-properties fo:text-align="justify"/>
    </style:style>
    <style:style style:name="P228" style:parent-style-name="Textbody" style:family="paragraph">
      <style:paragraph-properties fo:text-align="justify"/>
    </style:style>
    <style:style style:name="P229" style:parent-style-name="Textbody" style:family="paragraph">
      <style:paragraph-properties fo:text-align="justify"/>
    </style:style>
    <style:style style:name="P230" style:parent-style-name="Textbody" style:family="paragraph">
      <style:paragraph-properties fo:text-align="justify"/>
    </style:style>
    <style:style style:name="P231" style:parent-style-name="Textbody" style:family="paragraph">
      <style:paragraph-properties fo:text-align="justify"/>
    </style:style>
    <style:style style:name="P232" style:parent-style-name="Heading3" style:family="paragraph">
      <style:paragraph-properties fo:text-align="justify"/>
      <style:text-properties style:font-name="Verdana"/>
    </style:style>
    <style:style style:name="P233" style:parent-style-name="Textbody" style:family="paragraph"/>
    <style:style style:name="P234" style:parent-style-name="Textbody" style:family="paragraph">
      <style:paragraph-properties fo:margin-left="0.5in">
        <style:tab-stops/>
      </style:paragraph-properties>
    </style:style>
    <style:style style:name="P235" style:parent-style-name="Textbody" style:family="paragraph">
      <style:paragraph-properties fo:text-align="justify"/>
    </style:style>
    <style:style style:name="P236" style:parent-style-name="Textbody" style:family="paragraph">
      <style:paragraph-properties fo:text-align="justify"/>
    </style:style>
    <style:style style:name="P237" style:parent-style-name="Textbody" style:family="paragraph">
      <style:paragraph-properties fo:text-align="justify"/>
    </style:style>
    <style:style style:name="P238" style:parent-style-name="Textbody" style:family="paragraph">
      <style:paragraph-properties fo:text-align="justify"/>
    </style:style>
    <style:style style:name="P239" style:parent-style-name="Textbody" style:family="paragraph">
      <style:paragraph-properties fo:text-align="justify"/>
    </style:style>
    <style:style style:name="P240" style:parent-style-name="Textbody" style:family="paragraph">
      <style:paragraph-properties fo:text-align="justify" fo:margin-left="0.5in">
        <style:tab-stops/>
      </style:paragraph-properties>
    </style:style>
    <style:style style:name="P241" style:parent-style-name="Textbody" style:family="paragraph">
      <style:paragraph-properties fo:text-align="justify" fo:margin-left="0.5in">
        <style:tab-stops/>
      </style:paragraph-properties>
    </style:style>
    <style:style style:name="P242" style:parent-style-name="Textbody" style:family="paragraph">
      <style:paragraph-properties fo:text-align="justify" fo:margin-left="0.5in">
        <style:tab-stops/>
      </style:paragraph-properties>
    </style:style>
    <style:style style:name="P243" style:parent-style-name="Textbody" style:family="paragraph">
      <style:paragraph-properties fo:text-align="justify" fo:margin-left="0.5in">
        <style:tab-stops/>
      </style:paragraph-properties>
    </style:style>
    <style:style style:name="P244" style:parent-style-name="Textbody" style:family="paragraph">
      <style:paragraph-properties fo:text-align="justify" fo:margin-left="0.5in">
        <style:tab-stops/>
      </style:paragraph-properties>
    </style:style>
    <style:style style:name="P245" style:parent-style-name="Textbody" style:family="paragraph">
      <style:paragraph-properties fo:text-align="justify" fo:margin-left="0.5in">
        <style:tab-stops/>
      </style:paragraph-properties>
    </style:style>
    <style:style style:name="P246" style:parent-style-name="Textbody" style:family="paragraph">
      <style:paragraph-properties fo:text-align="justify"/>
    </style:style>
    <style:style style:name="P247" style:parent-style-name="Textbody" style:family="paragraph">
      <style:paragraph-properties fo:text-align="justify"/>
    </style:style>
    <style:style style:name="P248" style:parent-style-name="Textbody" style:family="paragraph">
      <style:paragraph-properties fo:text-align="justify"/>
    </style:style>
    <style:style style:name="P249" style:parent-style-name="Textbody" style:family="paragraph">
      <style:paragraph-properties fo:text-align="justify"/>
    </style:style>
    <style:style style:name="P250" style:parent-style-name="Textbody" style:family="paragraph">
      <style:paragraph-properties fo:text-align="justify"/>
    </style:style>
    <style:style style:name="P251" style:parent-style-name="Textbody" style:family="paragraph">
      <style:paragraph-properties fo:text-align="justify"/>
    </style:style>
    <style:style style:name="P252" style:parent-style-name="Textbody" style:family="paragraph">
      <style:paragraph-properties fo:text-align="justify" fo:margin-left="0.5in">
        <style:tab-stops/>
      </style:paragraph-properties>
    </style:style>
    <style:style style:name="P253" style:parent-style-name="Textbody" style:family="paragraph">
      <style:paragraph-properties fo:text-align="justify" fo:margin-left="0.5in">
        <style:tab-stops/>
      </style:paragraph-properties>
    </style:style>
    <style:style style:name="P254" style:parent-style-name="Textbody" style:family="paragraph">
      <style:paragraph-properties fo:text-align="justify" fo:margin-left="0.5in">
        <style:tab-stops/>
      </style:paragraph-properties>
    </style:style>
    <style:style style:name="P255" style:parent-style-name="Textbody" style:family="paragraph">
      <style:paragraph-properties fo:text-align="justify" fo:margin-left="0.5in">
        <style:tab-stops/>
      </style:paragraph-properties>
    </style:style>
    <style:style style:name="P256" style:parent-style-name="Textbody" style:family="paragraph">
      <style:paragraph-properties fo:text-align="justify" fo:margin-left="0.5in">
        <style:tab-stops/>
      </style:paragraph-properties>
    </style:style>
    <style:style style:name="P257" style:parent-style-name="Textbody" style:family="paragraph">
      <style:paragraph-properties fo:text-align="justify" fo:margin-left="0.5in">
        <style:tab-stops/>
      </style:paragraph-properties>
    </style:style>
    <style:style style:name="P258" style:parent-style-name="Textbody" style:family="paragraph">
      <style:paragraph-properties fo:text-align="justify" fo:margin-left="0.5in">
        <style:tab-stops/>
      </style:paragraph-properties>
    </style:style>
    <style:style style:name="P259" style:parent-style-name="Textbody" style:family="paragraph">
      <style:paragraph-properties fo:text-align="justify" fo:margin-left="0.5in">
        <style:tab-stops/>
      </style:paragraph-properties>
    </style:style>
    <style:style style:name="P260" style:parent-style-name="Textbody" style:family="paragraph">
      <style:paragraph-properties fo:text-align="justify" fo:margin-left="0.5in">
        <style:tab-stops/>
      </style:paragraph-properties>
    </style:style>
    <style:style style:name="P261" style:parent-style-name="Textbody" style:family="paragraph">
      <style:paragraph-properties fo:text-align="justify" fo:margin-left="0.5in">
        <style:tab-stops/>
      </style:paragraph-properties>
    </style:style>
    <style:style style:name="P262" style:parent-style-name="Textbody" style:family="paragraph">
      <style:paragraph-properties fo:text-align="justify" fo:margin-left="0.5in">
        <style:tab-stops/>
      </style:paragraph-properties>
    </style:style>
    <style:style style:name="P263" style:parent-style-name="Textbody" style:family="paragraph">
      <style:paragraph-properties fo:text-align="justify" fo:margin-left="0.5in">
        <style:tab-stops/>
      </style:paragraph-properties>
    </style:style>
    <style:style style:name="P264" style:parent-style-name="Textbody" style:family="paragraph">
      <style:paragraph-properties fo:text-align="justify"/>
    </style:style>
    <style:style style:name="P265" style:parent-style-name="Textbody" style:family="paragraph">
      <style:paragraph-properties fo:text-align="justify"/>
    </style:style>
    <style:style style:name="P266" style:parent-style-name="Textbody" style:family="paragraph">
      <style:paragraph-properties fo:text-align="justify"/>
    </style:style>
    <style:style style:name="P267" style:parent-style-name="Textbody" style:family="paragraph">
      <style:paragraph-properties fo:text-align="justify"/>
    </style:style>
    <style:style style:name="P268" style:parent-style-name="Textbody" style:family="paragraph">
      <style:paragraph-properties fo:text-align="justify" fo:margin-left="0.75in">
        <style:tab-stops/>
      </style:paragraph-properties>
    </style:style>
    <style:style style:name="P269" style:parent-style-name="Textbody" style:family="paragraph">
      <style:paragraph-properties fo:text-align="justify" fo:margin-left="0.75in">
        <style:tab-stops/>
      </style:paragraph-properties>
    </style:style>
    <style:style style:name="P270" style:parent-style-name="Textbody" style:family="paragraph">
      <style:paragraph-properties fo:text-align="justify" fo:margin-left="0.75in">
        <style:tab-stops/>
      </style:paragraph-properties>
    </style:style>
    <style:style style:name="P271" style:parent-style-name="Textbody" style:family="paragraph">
      <style:paragraph-properties fo:text-align="justify" fo:margin-left="0.75in">
        <style:tab-stops/>
      </style:paragraph-properties>
    </style:style>
    <style:style style:name="P272" style:parent-style-name="Textbody" style:family="paragraph">
      <style:paragraph-properties fo:text-align="justify" fo:margin-left="0.75in">
        <style:tab-stops/>
      </style:paragraph-properties>
    </style:style>
    <style:style style:name="P273" style:parent-style-name="Textbody" style:family="paragraph">
      <style:paragraph-properties fo:text-align="justify" fo:margin-left="0.75in">
        <style:tab-stops/>
      </style:paragraph-properties>
    </style:style>
    <style:style style:name="P274" style:parent-style-name="Textbody" style:family="paragraph">
      <style:paragraph-properties fo:text-align="justify" fo:margin-left="0.75in">
        <style:tab-stops/>
      </style:paragraph-properties>
    </style:style>
    <style:style style:name="P275" style:parent-style-name="Textbody" style:family="paragraph">
      <style:paragraph-properties fo:text-align="justify" fo:margin-left="0.75in">
        <style:tab-stops/>
      </style:paragraph-properties>
    </style:style>
    <style:style style:name="P276" style:parent-style-name="Textbody" style:family="paragraph">
      <style:paragraph-properties fo:text-align="justify" fo:margin-left="0.75in">
        <style:tab-stops/>
      </style:paragraph-properties>
    </style:style>
    <style:style style:name="P277" style:parent-style-name="Textbody" style:family="paragraph">
      <style:paragraph-properties fo:text-align="justify" fo:margin-left="0.75in">
        <style:tab-stops/>
      </style:paragraph-properties>
    </style:style>
    <style:style style:name="P278" style:parent-style-name="Textbody" style:family="paragraph">
      <style:paragraph-properties fo:text-align="justify" fo:margin-left="0.75in">
        <style:tab-stops/>
      </style:paragraph-properties>
    </style:style>
    <style:style style:name="P279" style:parent-style-name="Textbody" style:family="paragraph">
      <style:paragraph-properties fo:text-align="justify" fo:margin-left="0.75in">
        <style:tab-stops/>
      </style:paragraph-properties>
    </style:style>
    <style:style style:name="P280" style:parent-style-name="Textbody" style:family="paragraph">
      <style:paragraph-properties fo:text-align="justify" fo:margin-left="0.75in">
        <style:tab-stops/>
      </style:paragraph-properties>
    </style:style>
    <style:style style:name="P281" style:parent-style-name="Textbody" style:family="paragraph">
      <style:paragraph-properties fo:text-align="justify" fo:margin-left="0.75in">
        <style:tab-stops/>
      </style:paragraph-properties>
    </style:style>
    <style:style style:name="P282" style:parent-style-name="Textbody" style:family="paragraph">
      <style:paragraph-properties fo:text-align="justify" fo:margin-left="0.75in">
        <style:tab-stops/>
      </style:paragraph-properties>
    </style:style>
    <style:style style:name="P283" style:parent-style-name="Textbody" style:family="paragraph">
      <style:paragraph-properties fo:text-align="justify" fo:margin-left="0.75in">
        <style:tab-stops/>
      </style:paragraph-properties>
    </style:style>
    <style:style style:name="P284" style:parent-style-name="Textbody" style:family="paragraph">
      <style:paragraph-properties fo:text-align="justify" fo:margin-left="0.75in">
        <style:tab-stops/>
      </style:paragraph-properties>
    </style:style>
    <style:style style:name="P285" style:parent-style-name="Textbody" style:family="paragraph">
      <style:paragraph-properties fo:text-align="justify" fo:margin-left="0.75in">
        <style:tab-stops/>
      </style:paragraph-properties>
    </style:style>
    <style:style style:name="P286" style:parent-style-name="Textbody" style:family="paragraph">
      <style:paragraph-properties fo:text-align="justify" fo:margin-left="0.75in">
        <style:tab-stops/>
      </style:paragraph-properties>
    </style:style>
    <style:style style:name="P287" style:parent-style-name="Textbody" style:family="paragraph">
      <style:paragraph-properties fo:text-align="justify" fo:margin-left="0.75in">
        <style:tab-stops/>
      </style:paragraph-properties>
    </style:style>
    <style:style style:name="P288" style:parent-style-name="Textbody" style:family="paragraph">
      <style:paragraph-properties fo:text-align="justify" fo:margin-left="0.75in">
        <style:tab-stops/>
      </style:paragraph-properties>
    </style:style>
    <style:style style:name="P289" style:parent-style-name="Textbody" style:family="paragraph">
      <style:paragraph-properties fo:text-align="justify" fo:margin-left="0.75in">
        <style:tab-stops/>
      </style:paragraph-properties>
    </style:style>
    <style:style style:name="P290" style:parent-style-name="Textbody" style:family="paragraph">
      <style:paragraph-properties fo:text-align="justify" fo:margin-left="0.75in">
        <style:tab-stops/>
      </style:paragraph-properties>
    </style:style>
    <style:style style:name="P291" style:parent-style-name="Textbody" style:family="paragraph">
      <style:paragraph-properties fo:text-align="justify" fo:margin-left="0.75in">
        <style:tab-stops/>
      </style:paragraph-properties>
    </style:style>
    <style:style style:name="P292" style:parent-style-name="Textbody" style:family="paragraph">
      <style:paragraph-properties fo:text-align="justify" fo:margin-left="0.75in">
        <style:tab-stops/>
      </style:paragraph-properties>
    </style:style>
    <style:style style:name="P293" style:parent-style-name="Textbody" style:family="paragraph">
      <style:paragraph-properties fo:text-align="justify" fo:margin-left="0.75in">
        <style:tab-stops/>
      </style:paragraph-properties>
    </style:style>
    <style:style style:name="P294" style:parent-style-name="Textbody" style:family="paragraph">
      <style:paragraph-properties fo:text-align="justify" fo:margin-left="0.75in">
        <style:tab-stops/>
      </style:paragraph-properties>
    </style:style>
    <style:style style:name="P295" style:parent-style-name="Textbody" style:family="paragraph">
      <style:paragraph-properties fo:text-align="justify" fo:margin-left="0.75in">
        <style:tab-stops/>
      </style:paragraph-properties>
    </style:style>
    <style:style style:name="P296" style:parent-style-name="Textbody" style:family="paragraph">
      <style:paragraph-properties fo:text-align="justify" fo:margin-left="0.75in">
        <style:tab-stops/>
      </style:paragraph-properties>
    </style:style>
    <style:style style:name="P297" style:parent-style-name="Textbody" style:family="paragraph">
      <style:paragraph-properties fo:text-align="justify" fo:margin-left="0.75in">
        <style:tab-stops/>
      </style:paragraph-properties>
    </style:style>
    <style:style style:name="P298" style:parent-style-name="Textbody" style:family="paragraph">
      <style:paragraph-properties fo:text-align="justify" fo:margin-left="0.75in">
        <style:tab-stops/>
      </style:paragraph-properties>
    </style:style>
    <style:style style:name="P299" style:parent-style-name="Textbody" style:family="paragraph">
      <style:paragraph-properties fo:text-align="justify" fo:margin-left="0.75in">
        <style:tab-stops/>
      </style:paragraph-properties>
    </style:style>
    <style:style style:name="P300" style:parent-style-name="Textbody" style:family="paragraph">
      <style:paragraph-properties fo:text-align="justify" fo:margin-left="0.75in">
        <style:tab-stops/>
      </style:paragraph-properties>
    </style:style>
    <style:style style:name="P301" style:parent-style-name="Textbody" style:family="paragraph">
      <style:paragraph-properties fo:text-align="justify"/>
    </style:style>
    <style:style style:name="P302" style:parent-style-name="Textbody" style:family="paragraph">
      <style:paragraph-properties fo:text-align="justify" fo:margin-left="0.5in">
        <style:tab-stops/>
      </style:paragraph-properties>
    </style:style>
    <style:style style:name="P303" style:parent-style-name="Textbody" style:family="paragraph">
      <style:paragraph-properties fo:text-align="justify" fo:margin-left="0.5in">
        <style:tab-stops/>
      </style:paragraph-properties>
    </style:style>
    <style:style style:name="P304" style:parent-style-name="Textbody" style:family="paragraph">
      <style:paragraph-properties fo:text-align="justify" fo:margin-left="0.5in">
        <style:tab-stops/>
      </style:paragraph-properties>
    </style:style>
    <style:style style:name="P305" style:parent-style-name="Textbody" style:family="paragraph">
      <style:paragraph-properties fo:text-align="justify" fo:margin-left="0.5in">
        <style:tab-stops/>
      </style:paragraph-properties>
    </style:style>
    <style:style style:name="P306" style:parent-style-name="Textbody" style:family="paragraph">
      <style:paragraph-properties fo:text-align="justify" fo:margin-left="0.5in">
        <style:tab-stops/>
      </style:paragraph-properties>
    </style:style>
    <style:style style:name="P307" style:parent-style-name="Textbody" style:family="paragraph">
      <style:paragraph-properties fo:text-align="justify" fo:margin-left="0.5in">
        <style:tab-stops/>
      </style:paragraph-properties>
    </style:style>
    <style:style style:name="P308" style:parent-style-name="Textbody" style:family="paragraph">
      <style:paragraph-properties fo:text-align="justify" fo:margin-left="0.5in">
        <style:tab-stops/>
      </style:paragraph-properties>
    </style:style>
    <style:style style:name="P309" style:parent-style-name="Textbody" style:family="paragraph">
      <style:paragraph-properties fo:text-align="justify" fo:margin-left="0.5in">
        <style:tab-stops/>
      </style:paragraph-properties>
    </style:style>
    <style:style style:name="P310" style:parent-style-name="Textbody" style:family="paragraph">
      <style:paragraph-properties fo:text-align="justify" fo:margin-left="0.5in">
        <style:tab-stops/>
      </style:paragraph-properties>
    </style:style>
    <style:style style:name="P311" style:parent-style-name="Textbody" style:family="paragraph">
      <style:paragraph-properties fo:text-align="justify" fo:margin-left="0.5in">
        <style:tab-stops/>
      </style:paragraph-properties>
    </style:style>
    <style:style style:name="P312" style:parent-style-name="Textbody" style:family="paragraph">
      <style:paragraph-properties fo:text-align="justify" fo:margin-left="0.5in">
        <style:tab-stops/>
      </style:paragraph-properties>
    </style:style>
    <style:style style:name="P313" style:parent-style-name="Textbody" style:family="paragraph">
      <style:paragraph-properties fo:text-align="justify" fo:margin-left="0.5in">
        <style:tab-stops/>
      </style:paragraph-properties>
    </style:style>
    <style:style style:name="P314" style:parent-style-name="Textbody" style:family="paragraph">
      <style:paragraph-properties fo:text-align="justify" fo:margin-left="0.5in">
        <style:tab-stops/>
      </style:paragraph-properties>
    </style:style>
    <style:style style:name="P315" style:parent-style-name="Textbody" style:family="paragraph">
      <style:paragraph-properties fo:text-align="justify" fo:margin-left="0.5in">
        <style:tab-stops/>
      </style:paragraph-properties>
    </style:style>
    <style:style style:name="P316" style:parent-style-name="Textbody" style:family="paragraph">
      <style:paragraph-properties fo:text-align="justify" fo:margin-left="0.5in">
        <style:tab-stops/>
      </style:paragraph-properties>
    </style:style>
    <style:style style:name="P317" style:parent-style-name="Textbody" style:family="paragraph">
      <style:paragraph-properties fo:text-align="justify" fo:margin-left="0.5in">
        <style:tab-stops/>
      </style:paragraph-properties>
    </style:style>
    <style:style style:name="P318" style:parent-style-name="Textbody" style:family="paragraph">
      <style:paragraph-properties fo:text-align="justify" fo:margin-left="0.5in">
        <style:tab-stops/>
      </style:paragraph-properties>
    </style:style>
    <style:style style:name="P319" style:parent-style-name="Textbody" style:family="paragraph">
      <style:paragraph-properties fo:text-align="justify" fo:margin-left="0.5in">
        <style:tab-stops/>
      </style:paragraph-properties>
    </style:style>
    <style:style style:name="P320" style:parent-style-name="Textbody" style:family="paragraph">
      <style:paragraph-properties fo:text-align="justify" fo:margin-left="0.5in">
        <style:tab-stops/>
      </style:paragraph-properties>
    </style:style>
    <style:style style:name="P321" style:parent-style-name="Textbody" style:family="paragraph">
      <style:paragraph-properties fo:text-align="justify" fo:margin-left="0.5in">
        <style:tab-stops/>
      </style:paragraph-properties>
    </style:style>
    <style:style style:name="P322" style:parent-style-name="Textbody" style:family="paragraph">
      <style:paragraph-properties fo:text-align="justify" fo:margin-left="0.5in">
        <style:tab-stops/>
      </style:paragraph-properties>
    </style:style>
    <style:style style:name="P323" style:parent-style-name="Textbody" style:family="paragraph">
      <style:paragraph-properties fo:text-align="justify" fo:margin-left="0.5in">
        <style:tab-stops/>
      </style:paragraph-properties>
    </style:style>
    <style:style style:name="P324" style:parent-style-name="Textbody" style:family="paragraph">
      <style:paragraph-properties fo:text-align="justify"/>
    </style:style>
    <style:style style:name="P325" style:parent-style-name="Textbody" style:family="paragraph">
      <style:paragraph-properties fo:text-align="justify"/>
    </style:style>
    <style:style style:name="P326" style:parent-style-name="Textbody" style:family="paragraph">
      <style:paragraph-properties fo:text-align="justify"/>
    </style:style>
    <style:style style:name="P327" style:parent-style-name="Textbody" style:family="paragraph">
      <style:paragraph-properties fo:text-align="justify"/>
    </style:style>
    <style:style style:name="P328" style:parent-style-name="Textbody" style:family="paragraph">
      <style:paragraph-properties fo:text-align="justify" fo:margin-left="0.5in">
        <style:tab-stops/>
      </style:paragraph-properties>
    </style:style>
    <style:style style:name="P329" style:parent-style-name="Textbody" style:family="paragraph">
      <style:paragraph-properties fo:text-align="justify" fo:margin-left="0.5in">
        <style:tab-stops/>
      </style:paragraph-properties>
    </style:style>
    <style:style style:name="P330" style:parent-style-name="Textbody" style:family="paragraph">
      <style:paragraph-properties fo:text-align="justify" fo:margin-left="0.5in">
        <style:tab-stops/>
      </style:paragraph-properties>
    </style:style>
    <style:style style:name="P331" style:parent-style-name="Textbody" style:family="paragraph">
      <style:paragraph-properties fo:text-align="justify" fo:margin-left="0.5in">
        <style:tab-stops/>
      </style:paragraph-properties>
    </style:style>
    <style:style style:name="P332" style:parent-style-name="Textbody" style:family="paragraph">
      <style:paragraph-properties fo:text-align="justify" fo:margin-left="0.5in">
        <style:tab-stops/>
      </style:paragraph-properties>
    </style:style>
    <style:style style:name="P333" style:parent-style-name="Textbody" style:family="paragraph">
      <style:paragraph-properties fo:text-align="justify" fo:margin-left="0.5in">
        <style:tab-stops/>
      </style:paragraph-properties>
    </style:style>
    <style:style style:name="P334" style:parent-style-name="Textbody" style:family="paragraph">
      <style:paragraph-properties fo:text-align="justify" fo:margin-left="0.5in">
        <style:tab-stops/>
      </style:paragraph-properties>
    </style:style>
    <style:style style:name="P335" style:parent-style-name="Textbody" style:family="paragraph">
      <style:paragraph-properties fo:text-align="justify" fo:margin-left="0.5in">
        <style:tab-stops/>
      </style:paragraph-properties>
    </style:style>
    <style:style style:name="P336" style:parent-style-name="Textbody" style:family="paragraph">
      <style:paragraph-properties fo:text-align="justify" fo:margin-left="0.5in">
        <style:tab-stops/>
      </style:paragraph-properties>
    </style:style>
    <style:style style:name="P337" style:parent-style-name="Textbody" style:family="paragraph">
      <style:paragraph-properties fo:text-align="justify" fo:margin-left="0.5in">
        <style:tab-stops/>
      </style:paragraph-properties>
    </style:style>
    <style:style style:name="P338" style:parent-style-name="Textbody" style:family="paragraph">
      <style:paragraph-properties fo:text-align="justify" fo:margin-left="0.5in">
        <style:tab-stops/>
      </style:paragraph-properties>
    </style:style>
    <style:style style:name="P339" style:parent-style-name="Textbody" style:family="paragraph">
      <style:paragraph-properties fo:text-align="justify" fo:margin-left="0.5in">
        <style:tab-stops/>
      </style:paragraph-properties>
    </style:style>
    <style:style style:name="P340" style:parent-style-name="Textbody" style:family="paragraph">
      <style:paragraph-properties fo:text-align="justify" fo:margin-left="0.5in">
        <style:tab-stops/>
      </style:paragraph-properties>
    </style:style>
    <style:style style:name="P341" style:parent-style-name="Textbody" style:family="paragraph">
      <style:paragraph-properties fo:text-align="justify" fo:margin-left="0.5in">
        <style:tab-stops/>
      </style:paragraph-properties>
    </style:style>
    <style:style style:name="P342" style:parent-style-name="Textbody" style:family="paragraph">
      <style:paragraph-properties fo:text-align="justify" fo:margin-left="0.5in">
        <style:tab-stops/>
      </style:paragraph-properties>
    </style:style>
    <style:style style:name="P343" style:parent-style-name="Textbody" style:family="paragraph">
      <style:paragraph-properties fo:text-align="justify" fo:margin-left="0.5in">
        <style:tab-stops/>
      </style:paragraph-properties>
    </style:style>
    <style:style style:name="P344" style:parent-style-name="Textbody" style:family="paragraph">
      <style:paragraph-properties fo:text-align="justify" fo:margin-left="0.5in">
        <style:tab-stops/>
      </style:paragraph-properties>
    </style:style>
    <style:style style:name="P345" style:parent-style-name="Textbody" style:family="paragraph">
      <style:paragraph-properties fo:text-align="justify" fo:margin-left="0.5in">
        <style:tab-stops/>
      </style:paragraph-properties>
    </style:style>
    <style:style style:name="P346" style:parent-style-name="Textbody" style:family="paragraph">
      <style:paragraph-properties fo:text-align="justify" fo:margin-left="0.5in">
        <style:tab-stops/>
      </style:paragraph-properties>
    </style:style>
    <style:style style:name="P347" style:parent-style-name="Textbody" style:family="paragraph">
      <style:paragraph-properties fo:text-align="justify" fo:margin-left="0.5in">
        <style:tab-stops/>
      </style:paragraph-properties>
    </style:style>
    <style:style style:name="P348" style:parent-style-name="Textbody" style:family="paragraph">
      <style:paragraph-properties fo:text-align="justify" fo:margin-left="0.5in">
        <style:tab-stops/>
      </style:paragraph-properties>
    </style:style>
    <style:style style:name="P349" style:parent-style-name="Textbody" style:family="paragraph">
      <style:paragraph-properties fo:text-align="justify" fo:margin-left="0.5in">
        <style:tab-stops/>
      </style:paragraph-properties>
    </style:style>
    <style:style style:name="P350" style:parent-style-name="Textbody" style:family="paragraph">
      <style:paragraph-properties fo:text-align="justify" fo:margin-left="0.5in">
        <style:tab-stops/>
      </style:paragraph-properties>
    </style:style>
    <style:style style:name="P351" style:parent-style-name="Textbody" style:family="paragraph">
      <style:paragraph-properties fo:text-align="justify" fo:margin-left="0.5in">
        <style:tab-stops/>
      </style:paragraph-properties>
    </style:style>
    <style:style style:name="P352" style:parent-style-name="Textbody" style:family="paragraph">
      <style:paragraph-properties fo:text-align="justify" fo:margin-left="0.5in">
        <style:tab-stops/>
      </style:paragraph-properties>
    </style:style>
    <style:style style:name="P353" style:parent-style-name="Textbody" style:family="paragraph">
      <style:paragraph-properties fo:text-align="justify" fo:margin-left="0.5in">
        <style:tab-stops/>
      </style:paragraph-properties>
    </style:style>
    <style:style style:name="P354" style:parent-style-name="Textbody" style:family="paragraph">
      <style:paragraph-properties fo:text-align="justify" fo:margin-left="0.5in">
        <style:tab-stops/>
      </style:paragraph-properties>
    </style:style>
    <style:style style:name="P355" style:parent-style-name="Textbody" style:family="paragraph">
      <style:paragraph-properties fo:text-align="justify" fo:margin-left="0.5in">
        <style:tab-stops/>
      </style:paragraph-properties>
    </style:style>
    <style:style style:name="P356" style:parent-style-name="Textbody" style:family="paragraph">
      <style:paragraph-properties fo:text-align="justify" fo:margin-left="0.5in">
        <style:tab-stops/>
      </style:paragraph-properties>
    </style:style>
    <style:style style:name="P357" style:parent-style-name="Textbody" style:family="paragraph">
      <style:paragraph-properties fo:text-align="justify" fo:margin-left="0.5in">
        <style:tab-stops/>
      </style:paragraph-properties>
    </style:style>
    <style:style style:name="P358" style:parent-style-name="Textbody" style:family="paragraph">
      <style:paragraph-properties fo:text-align="justify" fo:margin-left="0.5in">
        <style:tab-stops/>
      </style:paragraph-properties>
    </style:style>
    <style:style style:name="P359" style:parent-style-name="Textbody" style:family="paragraph">
      <style:paragraph-properties fo:text-align="justify" fo:margin-left="0.5in">
        <style:tab-stops/>
      </style:paragraph-properties>
    </style:style>
    <style:style style:name="P360" style:parent-style-name="Textbody" style:family="paragraph">
      <style:paragraph-properties fo:text-align="justify" fo:margin-left="0.5in">
        <style:tab-stops/>
      </style:paragraph-properties>
    </style:style>
    <style:style style:name="P361" style:parent-style-name="Textbody" style:family="paragraph">
      <style:paragraph-properties fo:text-align="justify" fo:margin-left="0.5in">
        <style:tab-stops/>
      </style:paragraph-properties>
    </style:style>
    <style:style style:name="P362" style:parent-style-name="Textbody" style:family="paragraph">
      <style:paragraph-properties fo:text-align="justify" fo:margin-left="0.5in">
        <style:tab-stops/>
      </style:paragraph-properties>
    </style:style>
    <style:style style:name="P363" style:parent-style-name="Textbody" style:family="paragraph">
      <style:paragraph-properties fo:text-align="justify" fo:margin-left="0.5in">
        <style:tab-stops/>
      </style:paragraph-properties>
    </style:style>
    <style:style style:name="P364" style:parent-style-name="Textbody" style:family="paragraph">
      <style:paragraph-properties fo:text-align="justify" fo:margin-left="0.5in">
        <style:tab-stops/>
      </style:paragraph-properties>
    </style:style>
    <style:style style:name="P365" style:parent-style-name="Textbody" style:family="paragraph">
      <style:paragraph-properties fo:text-align="justify" fo:margin-left="0.5in">
        <style:tab-stops/>
      </style:paragraph-properties>
    </style:style>
    <style:style style:name="P366" style:parent-style-name="Textbody" style:family="paragraph">
      <style:paragraph-properties fo:text-align="justify" fo:margin-left="0.5in">
        <style:tab-stops/>
      </style:paragraph-properties>
    </style:style>
    <style:style style:name="P367" style:parent-style-name="Textbody" style:family="paragraph">
      <style:paragraph-properties fo:text-align="justify" fo:margin-left="0.5in">
        <style:tab-stops/>
      </style:paragraph-properties>
    </style:style>
    <style:style style:name="P368" style:parent-style-name="Textbody" style:family="paragraph">
      <style:paragraph-properties fo:text-align="justify" fo:margin-left="0.5in">
        <style:tab-stops/>
      </style:paragraph-properties>
    </style:style>
    <style:style style:name="P369" style:parent-style-name="Textbody" style:family="paragraph">
      <style:paragraph-properties fo:text-align="justify" fo:margin-left="0.5in">
        <style:tab-stops/>
      </style:paragraph-properties>
    </style:style>
    <style:style style:name="P370" style:parent-style-name="Textbody" style:family="paragraph">
      <style:paragraph-properties fo:text-align="justify" fo:margin-left="0.5in">
        <style:tab-stops/>
      </style:paragraph-properties>
    </style:style>
    <style:style style:name="P371" style:parent-style-name="Textbody" style:family="paragraph">
      <style:paragraph-properties fo:text-align="justify"/>
    </style:style>
    <style:style style:name="P372" style:parent-style-name="Textbody" style:family="paragraph">
      <style:paragraph-properties fo:text-align="justify"/>
    </style:style>
    <style:style style:name="P373" style:parent-style-name="Textbody" style:family="paragraph">
      <style:paragraph-properties fo:text-align="justify" fo:margin-left="0.5in">
        <style:tab-stops/>
      </style:paragraph-properties>
    </style:style>
    <style:style style:name="P374" style:parent-style-name="Textbody" style:family="paragraph">
      <style:paragraph-properties fo:text-align="justify" fo:margin-left="0.5in">
        <style:tab-stops/>
      </style:paragraph-properties>
    </style:style>
    <style:style style:name="P375" style:parent-style-name="Textbody" style:family="paragraph">
      <style:paragraph-properties fo:text-align="justify" fo:margin-left="0.5in">
        <style:tab-stops/>
      </style:paragraph-properties>
    </style:style>
    <style:style style:name="P376" style:parent-style-name="Textbody" style:family="paragraph">
      <style:paragraph-properties fo:text-align="justify" fo:margin-left="0.5in">
        <style:tab-stops/>
      </style:paragraph-properties>
    </style:style>
    <style:style style:name="P377" style:parent-style-name="Textbody" style:family="paragraph">
      <style:paragraph-properties fo:text-align="justify" fo:margin-left="0.5in">
        <style:tab-stops/>
      </style:paragraph-properties>
    </style:style>
    <style:style style:name="P378" style:parent-style-name="Textbody" style:family="paragraph">
      <style:paragraph-properties fo:text-align="justify" fo:margin-left="0.5in">
        <style:tab-stops/>
      </style:paragraph-properties>
    </style:style>
    <style:style style:name="P379" style:parent-style-name="Textbody" style:family="paragraph">
      <style:paragraph-properties fo:text-align="justify" fo:margin-left="0.5in">
        <style:tab-stops/>
      </style:paragraph-properties>
    </style:style>
    <style:style style:name="P380" style:parent-style-name="Textbody" style:family="paragraph">
      <style:paragraph-properties fo:text-align="justify" fo:margin-left="0.5in">
        <style:tab-stops/>
      </style:paragraph-properties>
    </style:style>
    <style:style style:name="P381" style:parent-style-name="Textbody" style:family="paragraph">
      <style:paragraph-properties fo:text-align="justify" fo:margin-left="0.5in">
        <style:tab-stops/>
      </style:paragraph-properties>
    </style:style>
    <style:style style:name="P382" style:parent-style-name="Textbody" style:family="paragraph">
      <style:paragraph-properties fo:text-align="justify" fo:margin-left="0.5in">
        <style:tab-stops/>
      </style:paragraph-properties>
    </style:style>
    <style:style style:name="P383" style:parent-style-name="Textbody" style:family="paragraph">
      <style:paragraph-properties fo:text-align="justify" fo:margin-left="0.5in">
        <style:tab-stops/>
      </style:paragraph-properties>
    </style:style>
    <style:style style:name="P384" style:parent-style-name="Textbody" style:family="paragraph">
      <style:paragraph-properties fo:text-align="justify" fo:margin-left="0.5in">
        <style:tab-stops/>
      </style:paragraph-properties>
    </style:style>
    <style:style style:name="P385" style:parent-style-name="Textbody" style:family="paragraph">
      <style:paragraph-properties fo:text-align="justify" fo:margin-left="0.5in">
        <style:tab-stops/>
      </style:paragraph-properties>
    </style:style>
    <style:style style:name="P386" style:parent-style-name="Textbody" style:family="paragraph">
      <style:paragraph-properties fo:text-align="justify" fo:margin-left="0.5in">
        <style:tab-stops/>
      </style:paragraph-properties>
    </style:style>
    <style:style style:name="P387" style:parent-style-name="Textbody" style:family="paragraph">
      <style:paragraph-properties fo:text-align="justify" fo:margin-left="0.5in">
        <style:tab-stops/>
      </style:paragraph-properties>
    </style:style>
    <style:style style:name="P388" style:parent-style-name="Textbody" style:family="paragraph">
      <style:paragraph-properties fo:text-align="justify" fo:margin-left="0.5in">
        <style:tab-stops/>
      </style:paragraph-properties>
    </style:style>
    <style:style style:name="P389" style:parent-style-name="Textbody" style:family="paragraph">
      <style:paragraph-properties fo:text-align="justify" fo:margin-left="0.5in">
        <style:tab-stops/>
      </style:paragraph-properties>
    </style:style>
    <style:style style:name="P390" style:parent-style-name="Textbody" style:family="paragraph">
      <style:paragraph-properties fo:text-align="justify" fo:margin-left="0.5in">
        <style:tab-stops/>
      </style:paragraph-properties>
    </style:style>
    <style:style style:name="P391" style:parent-style-name="Textbody" style:family="paragraph">
      <style:paragraph-properties fo:text-align="justify" fo:margin-left="0.5in">
        <style:tab-stops/>
      </style:paragraph-properties>
    </style:style>
    <style:style style:name="P392" style:parent-style-name="Textbody" style:family="paragraph">
      <style:paragraph-properties fo:text-align="justify"/>
    </style:style>
    <style:style style:name="P393" style:parent-style-name="Heading3" style:family="paragraph">
      <style:paragraph-properties fo:text-align="justify"/>
      <style:text-properties style:font-name="Verdana"/>
    </style:style>
    <style:style style:name="P394" style:parent-style-name="Textbody" style:family="paragraph">
      <style:paragraph-properties fo:text-align="justify"/>
    </style:style>
    <style:style style:name="T395" style:parent-style-name="DefaultParagraphFont" style:family="text">
      <style:text-properties fo:background-color="#CCCCCC"/>
    </style:style>
    <style:style style:name="P396" style:parent-style-name="Standard" style:family="paragraph">
      <style:text-properties fo:background-color="#CCCCCC"/>
    </style:style>
    <style:style style:name="P397" style:parent-style-name="Standard" style:family="paragraph">
      <style:text-properties fo:background-color="#CCCCCC"/>
    </style:style>
    <style:style style:name="P398" style:parent-style-name="Standard" style:family="paragraph">
      <style:text-properties fo:background-color="#CCCCCC"/>
    </style:style>
    <style:style style:name="P399" style:parent-style-name="Standard" style:family="paragraph">
      <style:text-properties fo:background-color="#CCCCCC"/>
    </style:style>
    <style:style style:name="P400" style:parent-style-name="Standard" style:family="paragraph">
      <style:text-properties fo:background-color="#CCCCCC"/>
    </style:style>
    <style:style style:name="P401" style:parent-style-name="Standard" style:family="paragraph">
      <style:text-properties fo:background-color="#CCCCCC"/>
    </style:style>
    <style:style style:name="P402" style:parent-style-name="Standard" style:family="paragraph">
      <style:text-properties fo:background-color="#CCCCCC"/>
    </style:style>
    <style:style style:name="P403" style:parent-style-name="Standard" style:family="paragraph">
      <style:text-properties fo:background-color="#CCCCCC"/>
    </style:style>
    <style:style style:name="P404" style:parent-style-name="Textbody" style:family="paragraph">
      <style:paragraph-properties fo:text-align="justify"/>
    </style:style>
    <style:style style:name="P405" style:parent-style-name="Textbody" style:family="paragraph">
      <style:paragraph-properties fo:text-align="justify"/>
    </style:style>
    <style:style style:name="P406" style:parent-style-name="Textbody" style:family="paragraph">
      <style:paragraph-properties fo:text-align="justify"/>
    </style:style>
    <style:style style:name="P407" style:parent-style-name="ListParagraph" style:family="paragraph"/>
    <style:style style:name="P408" style:parent-style-name="ListParagraph" style:family="paragraph"/>
    <style:style style:name="P409" style:parent-style-name="ListParagraph" style:family="paragraph"/>
    <style:style style:name="P410" style:parent-style-name="ListParagraph" style:family="paragraph"/>
    <style:style style:name="P411" style:parent-style-name="ListParagraph" style:family="paragraph"/>
    <style:style style:name="P412" style:parent-style-name="Textbody" style:family="paragraph">
      <style:paragraph-properties fo:text-align="justify"/>
    </style:style>
    <style:style style:name="P413" style:parent-style-name="Heading1" style:family="paragraph">
      <style:paragraph-properties fo:text-align="justify"/>
    </style:style>
    <style:style style:name="T414" style:parent-style-name="DefaultParagraphFont" style:family="text">
      <style:text-properties fo:font-size="14pt" style:font-size-asian="14pt" style:font-size-complex="14pt"/>
    </style:style>
    <style:style style:name="T415" style:parent-style-name="DefaultParagraphFont" style:family="text">
      <style:text-properties style:font-name="Segoe UI" style:font-name-complex="Segoe UI" fo:color="#232629" fo:font-size="11.5pt" style:font-size-asian="11.5pt" style:font-size-complex="11.5pt" fo:background-color="#FFFFFF"/>
    </style:style>
    <style:style style:name="T416" style:parent-style-name="Hyperlink" style:family="text">
      <style:text-properties style:font-name="Segoe UI" style:font-name-complex="Segoe UI" fo:font-size="11.5pt" style:font-size-asian="11.5pt" style:font-size-complex="11.5pt" fo:background-color="#FFFFFF"/>
    </style:style>
    <style:style style:name="P417" style:parent-style-name="Textbody" style:family="paragraph"/>
    <style:style style:name="P418" style:parent-style-name="Textbody" style:family="paragraph"/>
    <style:style style:name="T419" style:parent-style-name="DefaultParagraphFont" style:family="text">
      <style:text-properties fo:font-weight="bold" style:font-weight-asian="bold" style:font-weight-complex="bold"/>
    </style:style>
    <style:style style:name="P420" style:parent-style-name="Textbody" style:family="paragraph"/>
    <style:style style:name="T421" style:parent-style-name="DefaultParagraphFont" style:family="text">
      <style:text-properties fo:font-weight="bold" style:font-weight-asian="bold" style:font-weight-complex="bold"/>
    </style:style>
    <style:style style:name="P422" style:parent-style-name="Textbody" style:family="paragraph"/>
    <style:style style:name="P423" style:parent-style-name="Textbody" style:family="paragraph"/>
    <style:style style:name="P424" style:parent-style-name="Textbody" style:family="paragraph"/>
    <style:style style:name="P425" style:parent-style-name="Textbody" style:family="paragraph"/>
    <style:style style:name="P426" style:parent-style-name="Textbody" style:family="paragraph"/>
    <style:style style:name="P427" style:parent-style-name="Textbody" style:family="paragraph"/>
    <style:style style:name="P428" style:parent-style-name="Textbody" style:family="paragraph">
      <style:paragraph-properties fo:margin-left="0.5in">
        <style:tab-stops/>
      </style:paragraph-properties>
    </style:style>
    <style:style style:name="P429" style:parent-style-name="Textbody" style:family="paragraph">
      <style:paragraph-properties fo:margin-left="0.5in">
        <style:tab-stops/>
      </style:paragraph-properties>
    </style:style>
    <style:style style:name="P430" style:parent-style-name="Textbody" style:family="paragraph">
      <style:paragraph-properties fo:text-indent="0.5in"/>
    </style:style>
    <style:style style:name="P431" style:parent-style-name="Textbody" style:family="paragraph">
      <style:paragraph-properties fo:margin-left="0.5in">
        <style:tab-stops/>
      </style:paragraph-properties>
    </style:style>
    <style:style style:name="P432" style:parent-style-name="Textbody" style:family="paragraph">
      <style:paragraph-properties fo:margin-left="0.5in">
        <style:tab-stops/>
      </style:paragraph-properties>
    </style:style>
    <style:style style:name="P433" style:parent-style-name="Textbody" style:family="paragraph">
      <style:paragraph-properties fo:margin-left="0.5in">
        <style:tab-stops/>
      </style:paragraph-properties>
    </style:style>
    <style:style style:name="P434" style:parent-style-name="Textbody" style:family="paragraph">
      <style:paragraph-properties fo:margin-left="0.5in">
        <style:tab-stops/>
      </style:paragraph-properties>
    </style:style>
    <style:style style:name="P435" style:parent-style-name="Textbody" style:family="paragraph">
      <style:paragraph-properties fo:margin-left="0.5in">
        <style:tab-stops/>
      </style:paragraph-properties>
    </style:style>
    <style:style style:name="P436" style:parent-style-name="Textbody" style:family="paragraph">
      <style:paragraph-properties fo:margin-left="0.5in">
        <style:tab-stops/>
      </style:paragraph-properties>
    </style:style>
    <style:style style:name="P437" style:parent-style-name="Textbody" style:family="paragraph">
      <style:paragraph-properties fo:margin-left="0.5in">
        <style:tab-stops/>
      </style:paragraph-properties>
    </style:style>
    <style:style style:name="P438" style:parent-style-name="Textbody" style:family="paragraph">
      <style:paragraph-properties fo:margin-left="0.5in">
        <style:tab-stops/>
      </style:paragraph-properties>
    </style:style>
    <style:style style:name="P439" style:parent-style-name="Textbody" style:family="paragraph">
      <style:paragraph-properties fo:margin-left="0.5in">
        <style:tab-stops/>
      </style:paragraph-properties>
    </style:style>
    <style:style style:name="P44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5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5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52" style:parent-style-name="Textbody" style:family="paragraph">
      <style:paragraph-properties fo:background-color="#D9D9D9"/>
    </style:style>
    <style:style style:name="T453" style:parent-style-name="DefaultParagraphFont" style:family="text">
      <style:text-properties style:font-name-complex="Calibri" fo:font-style="italic" style:font-style-asian="italic" style:font-style-complex="italic" fo:font-size="11pt" style:font-size-asian="11pt" style:font-size-complex="11pt"/>
    </style:style>
    <style:style style:name="P454" style:parent-style-name="Textbody" style:family="paragraph"/>
    <style:style style:name="P455" style:parent-style-name="Textbody" style:family="paragraph"/>
    <style:style style:name="P456" style:parent-style-name="Textbody" style:family="paragraph">
      <style:paragraph-properties fo:text-align="justify"/>
    </style:style>
    <style:style style:name="T457" style:parent-style-name="DefaultParagraphFont" style:family="text">
      <style:text-properties fo:font-weight="bold" style:font-weight-asian="bold" style:font-weight-complex="bold"/>
    </style:style>
    <style:style style:name="T458" style:parent-style-name="DefaultParagraphFont" style:family="text">
      <style:text-properties fo:font-size="12pt" style:font-size-asian="12pt"/>
    </style:style>
    <style:style style:name="T459" style:parent-style-name="DefaultParagraphFont" style:family="text">
      <style:text-properties fo:font-size="12pt" style:font-size-asian="12pt"/>
    </style:style>
    <style:style style:name="P460" style:parent-style-name="Textbody" style:family="paragraph">
      <style:paragraph-properties fo:text-align="justify"/>
      <style:text-properties fo:font-size="12pt" style:font-size-asian="12pt"/>
    </style:style>
    <style:style style:name="P461" style:parent-style-name="Contents1" style:family="paragraph">
      <style:paragraph-properties fo:text-align="justify"/>
      <style:text-properties fo:font-weight="bold" style:font-weight-asian="bold" style:font-weight-complex="bold"/>
    </style:style>
    <style:style style:name="P462" style:parent-style-name="Textbody" style:family="paragraph">
      <style:paragraph-properties fo:text-align="justify"/>
    </style:style>
    <style:style style:name="P463" style:parent-style-name="Textbody" style:family="paragraph">
      <style:paragraph-properties fo:text-align="justify"/>
    </style:style>
    <style:style style:name="P464" style:parent-style-name="Textbody" style:family="paragraph">
      <style:paragraph-properties fo:text-align="justify"/>
    </style:style>
    <style:style style:name="P465" style:parent-style-name="Textbody" style:family="paragraph">
      <style:paragraph-properties fo:text-align="justify"/>
    </style:style>
    <style:style style:name="P466" style:parent-style-name="Textbody" style:family="paragraph">
      <style:paragraph-properties fo:text-align="justify"/>
    </style:style>
    <style:style style:name="P467" style:parent-style-name="Textbody" style:family="paragraph">
      <style:paragraph-properties fo:text-align="justify"/>
    </style:style>
    <style:style style:name="P468" style:parent-style-name="Textbody" style:family="paragraph">
      <style:paragraph-properties fo:text-align="justify"/>
    </style:style>
    <style:style style:name="P469" style:parent-style-name="Textbody" style:family="paragraph">
      <style:paragraph-properties fo:text-align="justify"/>
    </style:style>
    <style:style style:name="P470" style:parent-style-name="Textbody" style:family="paragraph">
      <style:paragraph-properties fo:text-align="justify"/>
    </style:style>
    <style:style style:name="P471" style:parent-style-name="Textbody" style:family="paragraph">
      <style:paragraph-properties fo:text-align="justify"/>
    </style:style>
    <style:style style:name="P472" style:parent-style-name="Textbody" style:family="paragraph">
      <style:paragraph-properties fo:text-align="justify"/>
    </style:style>
    <style:style style:name="P473" style:parent-style-name="Textbody" style:family="paragraph">
      <style:paragraph-properties fo:text-align="justify"/>
    </style:style>
    <style:style style:name="P474" style:parent-style-name="Textbody" style:family="paragraph">
      <style:paragraph-properties fo:text-align="justify"/>
    </style:style>
    <style:style style:name="P475" style:parent-style-name="Textbody" style:family="paragraph">
      <style:paragraph-properties fo:text-align="justify" fo:line-height="100%"/>
    </style:style>
    <style:style style:name="P476" style:parent-style-name="Textbody" style:family="paragraph">
      <style:paragraph-properties fo:text-align="justify" fo:line-height="100%"/>
    </style:style>
    <style:style style:name="P477" style:parent-style-name="Textbody" style:family="paragraph">
      <style:paragraph-properties fo:text-align="justify" fo:line-height="100%"/>
    </style:style>
    <style:style style:name="P478" style:parent-style-name="Textbody" style:family="paragraph">
      <style:paragraph-properties fo:text-align="justify" fo:line-height="100%"/>
      <style:text-properties style:font-name="Consolas"/>
    </style:style>
    <style:style style:name="P479" style:parent-style-name="Textbody" style:family="paragraph">
      <style:paragraph-properties fo:text-align="justify" fo:line-height="100%"/>
    </style:style>
    <style:style style:name="P480" style:parent-style-name="Textbody" style:family="paragraph">
      <style:paragraph-properties fo:text-align="justify" fo:line-height="100%"/>
    </style:style>
    <style:style style:name="P481" style:parent-style-name="Textbody" style:family="paragraph">
      <style:paragraph-properties fo:text-align="justify" fo:line-height="100%"/>
    </style:style>
    <style:style style:name="P482" style:parent-style-name="Textbody" style:family="paragraph">
      <style:paragraph-properties fo:text-align="justify" fo:line-height="100%"/>
    </style:style>
    <style:style style:name="P483" style:parent-style-name="Textbody" style:family="paragraph">
      <style:paragraph-properties fo:text-align="justify" fo:line-height="100%"/>
    </style:style>
    <style:style style:name="P484" style:parent-style-name="Textbody" style:family="paragraph">
      <style:paragraph-properties fo:text-align="justify" fo:line-height="100%"/>
    </style:style>
    <style:style style:name="P485" style:parent-style-name="Textbody" style:family="paragraph">
      <style:paragraph-properties fo:text-align="justify" fo:line-height="100%"/>
    </style:style>
    <style:style style:name="P486" style:parent-style-name="Textbody" style:family="paragraph">
      <style:paragraph-properties fo:text-align="justify" fo:line-height="100%"/>
    </style:style>
    <style:style style:name="P487" style:parent-style-name="Textbody" style:family="paragraph">
      <style:paragraph-properties fo:text-align="justify" fo:line-height="100%"/>
    </style:style>
    <style:style style:name="P488" style:parent-style-name="Textbody" style:family="paragraph">
      <style:paragraph-properties fo:text-align="justify" fo:line-height="100%"/>
    </style:style>
    <style:style style:name="P489" style:parent-style-name="Textbody" style:family="paragraph">
      <style:paragraph-properties fo:text-align="justify" fo:line-height="100%"/>
    </style:style>
    <style:style style:name="P490" style:parent-style-name="Textbody" style:family="paragraph">
      <style:paragraph-properties fo:text-align="justify" fo:line-height="100%"/>
    </style:style>
    <style:style style:name="P491" style:parent-style-name="Textbody" style:family="paragraph">
      <style:paragraph-properties fo:text-align="justify" fo:line-height="100%"/>
    </style:style>
    <style:style style:name="P492" style:parent-style-name="Textbody" style:family="paragraph">
      <style:paragraph-properties fo:text-align="justify" fo:line-height="100%"/>
    </style:style>
    <style:style style:name="P493" style:parent-style-name="Textbody" style:family="paragraph">
      <style:paragraph-properties fo:text-align="justify" fo:line-height="100%"/>
    </style:style>
    <style:style style:name="P494" style:parent-style-name="Textbody" style:family="paragraph">
      <style:paragraph-properties fo:text-align="justify" fo:line-height="100%"/>
    </style:style>
    <style:style style:name="P495" style:parent-style-name="Textbody" style:family="paragraph">
      <style:paragraph-properties fo:text-align="justify" fo:line-height="100%"/>
    </style:style>
    <style:style style:name="P496" style:parent-style-name="Textbody" style:family="paragraph">
      <style:paragraph-properties fo:text-align="justify" fo:line-height="100%"/>
    </style:style>
    <style:style style:name="P497" style:parent-style-name="Textbody" style:family="paragraph">
      <style:paragraph-properties fo:text-align="justify" fo:line-height="100%"/>
    </style:style>
    <style:style style:name="P498" style:parent-style-name="Textbody" style:family="paragraph">
      <style:paragraph-properties fo:text-align="justify" fo:line-height="100%"/>
      <style:text-properties style:font-name="Consolas"/>
    </style:style>
    <style:style style:name="P499" style:parent-style-name="Textbody" style:family="paragraph">
      <style:paragraph-properties fo:text-align="justify" fo:line-height="100%"/>
    </style:style>
    <style:style style:name="T500" style:parent-style-name="Emphasis" style:family="text">
      <style:text-properties fo:font-style="normal" style:font-style-asian="normal" style:font-style-complex="normal" fo:font-size="12pt" style:font-size-asian="12pt"/>
    </style:style>
    <style:style style:name="P501" style:parent-style-name="Textbody" style:family="paragraph">
      <style:paragraph-properties fo:text-align="justify" fo:line-height="100%"/>
      <style:text-properties style:font-name="Consolas"/>
    </style:style>
    <style:style style:name="P502" style:parent-style-name="Textbody" style:family="paragraph">
      <style:paragraph-properties fo:text-align="justify" fo:line-height="100%"/>
    </style:style>
    <style:style style:name="T503" style:parent-style-name="Emphasis" style:family="text">
      <style:text-properties fo:font-style="normal" style:font-style-asian="normal" style:font-style-complex="normal" fo:font-size="12pt" style:font-size-asian="12pt"/>
    </style:style>
    <style:style style:name="P504" style:parent-style-name="Textbody" style:family="paragraph">
      <style:paragraph-properties fo:text-align="justify" fo:line-height="100%"/>
      <style:text-properties style:font-name="Consolas"/>
    </style:style>
    <style:style style:name="P505" style:parent-style-name="Textbody" style:family="paragraph">
      <style:paragraph-properties fo:text-align="justify" fo:line-height="100%"/>
    </style:style>
    <style:style style:name="T506" style:parent-style-name="Emphasis" style:family="text">
      <style:text-properties fo:font-style="normal" style:font-style-asian="normal" style:font-style-complex="normal" fo:font-size="12pt" style:font-size-asian="12pt"/>
    </style:style>
    <style:style style:name="P507" style:parent-style-name="Textbody" style:family="paragraph">
      <style:paragraph-properties fo:text-align="justify" fo:line-height="100%"/>
    </style:style>
    <style:style style:name="T508" style:parent-style-name="Emphasis" style:family="text">
      <style:text-properties fo:font-style="normal" style:font-style-asian="normal" style:font-style-complex="normal" fo:font-size="12pt" style:font-size-asian="12pt"/>
    </style:style>
    <style:style style:name="P509" style:parent-style-name="Textbody" style:family="paragraph">
      <style:paragraph-properties fo:text-align="justify" fo:line-height="100%"/>
    </style:style>
    <style:style style:name="T510" style:parent-style-name="Emphasis" style:family="text">
      <style:text-properties fo:font-style="normal" style:font-style-asian="normal" style:font-style-complex="normal" fo:font-size="12pt" style:font-size-asian="12pt"/>
    </style:style>
    <style:style style:name="P511" style:parent-style-name="Textbody" style:family="paragraph">
      <style:paragraph-properties fo:text-align="justify" fo:line-height="100%"/>
    </style:style>
    <style:style style:name="T512" style:parent-style-name="Emphasis" style:family="text">
      <style:text-properties fo:font-style="normal" style:font-style-asian="normal" style:font-style-complex="normal" fo:font-size="12pt" style:font-size-asian="12pt"/>
    </style:style>
    <style:style style:name="T513" style:parent-style-name="Emphasis" style:family="text">
      <style:text-properties fo:font-style="normal" style:font-style-asian="normal" style:font-style-complex="normal" fo:font-size="12pt" style:font-size-asian="12pt"/>
    </style:style>
    <style:style style:name="P514" style:parent-style-name="Textbody" style:family="paragraph">
      <style:paragraph-properties fo:text-align="justify" fo:line-height="100%"/>
      <style:text-properties style:font-name="Consolas"/>
    </style:style>
    <style:style style:name="P515" style:parent-style-name="Textbody" style:family="paragraph">
      <style:paragraph-properties fo:text-align="justify" fo:line-height="100%"/>
    </style:style>
    <style:style style:name="T516" style:parent-style-name="Emphasis" style:family="text">
      <style:text-properties fo:font-style="normal" style:font-style-asian="normal" style:font-style-complex="normal" fo:font-size="12pt" style:font-size-asian="12pt"/>
    </style:style>
    <style:style style:name="T517" style:parent-style-name="Emphasis" style:family="text">
      <style:text-properties fo:font-style="normal" style:font-style-asian="normal" style:font-style-complex="normal" fo:font-size="12pt" style:font-size-asian="12pt"/>
    </style:style>
    <style:style style:name="P518" style:parent-style-name="Textbody" style:family="paragraph">
      <style:paragraph-properties fo:text-align="justify" fo:line-height="100%"/>
      <style:text-properties style:font-name="Consolas"/>
    </style:style>
    <style:style style:name="P519" style:parent-style-name="Textbody" style:family="paragraph">
      <style:paragraph-properties fo:text-align="justify" fo:line-height="100%"/>
    </style:style>
    <style:style style:name="T520" style:parent-style-name="Emphasis" style:family="text">
      <style:text-properties fo:font-style="normal" style:font-style-asian="normal" style:font-style-complex="normal" fo:font-size="12pt" style:font-size-asian="12pt"/>
    </style:style>
    <style:style style:name="P521" style:parent-style-name="Textbody" style:family="paragraph">
      <style:paragraph-properties fo:text-align="justify" fo:line-height="100%"/>
    </style:style>
    <style:style style:name="T522" style:parent-style-name="Emphasis" style:family="text">
      <style:text-properties fo:font-style="normal" style:font-style-asian="normal" style:font-style-complex="normal" fo:font-size="12pt" style:font-size-asian="12pt"/>
    </style:style>
    <style:style style:name="P523" style:parent-style-name="Textbody" style:family="paragraph">
      <style:paragraph-properties fo:text-align="justify" fo:line-height="100%"/>
      <style:text-properties style:font-name="Consolas"/>
    </style:style>
    <style:style style:name="P524" style:parent-style-name="Textbody" style:family="paragraph">
      <style:paragraph-properties fo:text-align="justify" fo:line-height="100%"/>
    </style:style>
    <style:style style:name="T525" style:parent-style-name="Emphasis" style:family="text">
      <style:text-properties fo:font-style="normal" style:font-style-asian="normal" style:font-style-complex="normal" fo:font-size="12pt" style:font-size-asian="12pt"/>
    </style:style>
    <style:style style:name="T526" style:parent-style-name="Emphasis" style:family="text">
      <style:text-properties fo:font-style="normal" style:font-style-asian="normal" style:font-style-complex="normal" fo:font-size="12pt" style:font-size-asian="12pt"/>
    </style:style>
    <style:style style:name="P527" style:parent-style-name="Textbody" style:family="paragraph">
      <style:paragraph-properties fo:text-align="justify" fo:line-height="100%"/>
    </style:style>
    <style:style style:name="T528" style:parent-style-name="Emphasis" style:family="text">
      <style:text-properties fo:font-style="normal" style:font-style-asian="normal" style:font-style-complex="normal" fo:font-size="12pt" style:font-size-asian="12pt"/>
    </style:style>
    <style:style style:name="P529" style:parent-style-name="Textbody" style:family="paragraph">
      <style:paragraph-properties fo:text-align="justify" fo:line-height="100%"/>
    </style:style>
    <style:style style:name="T530" style:parent-style-name="Emphasis" style:family="text">
      <style:text-properties fo:font-style="normal" style:font-style-asian="normal" style:font-style-complex="normal" fo:font-size="12pt" style:font-size-asian="12pt"/>
    </style:style>
    <style:style style:name="T531" style:parent-style-name="Emphasis" style:family="text">
      <style:text-properties fo:font-style="normal" style:font-style-asian="normal" style:font-style-complex="normal" fo:font-size="12pt" style:font-size-asian="12pt"/>
    </style:style>
    <style:style style:name="P532" style:parent-style-name="Textbody" style:family="paragraph">
      <style:paragraph-properties fo:text-align="justify" fo:line-height="100%"/>
    </style:style>
    <style:style style:name="T533" style:parent-style-name="Emphasis" style:family="text">
      <style:text-properties fo:font-style="normal" style:font-style-asian="normal" style:font-style-complex="normal" fo:font-size="12pt" style:font-size-asian="12pt"/>
    </style:style>
    <style:style style:name="P534" style:parent-style-name="Textbody" style:family="paragraph">
      <style:paragraph-properties fo:text-align="justify" fo:line-height="100%"/>
    </style:style>
    <style:style style:name="T535" style:parent-style-name="Emphasis" style:family="text">
      <style:text-properties fo:font-style="normal" style:font-style-asian="normal" style:font-style-complex="normal" fo:font-size="12pt" style:font-size-asian="12pt"/>
    </style:style>
    <style:style style:name="P536" style:parent-style-name="Textbody" style:family="paragraph">
      <style:paragraph-properties fo:text-align="justify" fo:line-height="100%"/>
    </style:style>
    <style:style style:name="T537" style:parent-style-name="Emphasis" style:family="text">
      <style:text-properties fo:font-style="normal" style:font-style-asian="normal" style:font-style-complex="normal" fo:font-size="12pt" style:font-size-asian="12pt"/>
    </style:style>
    <style:style style:name="T538" style:parent-style-name="Emphasis" style:family="text">
      <style:text-properties fo:font-style="normal" style:font-style-asian="normal" style:font-style-complex="normal" fo:font-size="12pt" style:font-size-asian="12pt"/>
    </style:style>
    <style:style style:name="P539" style:parent-style-name="Textbody" style:family="paragraph">
      <style:paragraph-properties fo:text-align="justify" fo:line-height="100%"/>
    </style:style>
    <style:style style:name="T540" style:parent-style-name="Emphasis" style:family="text">
      <style:text-properties fo:font-style="normal" style:font-style-asian="normal" style:font-style-complex="normal" fo:font-size="12pt" style:font-size-asian="12pt"/>
    </style:style>
    <style:style style:name="P541" style:parent-style-name="Textbody" style:family="paragraph">
      <style:paragraph-properties fo:text-align="justify" fo:line-height="100%"/>
      <style:text-properties style:font-name="Consolas"/>
    </style:style>
    <style:style style:name="P542" style:parent-style-name="Textbody" style:family="paragraph">
      <style:paragraph-properties fo:text-align="justify" fo:line-height="100%"/>
    </style:style>
    <style:style style:name="T543" style:parent-style-name="Emphasis" style:family="text">
      <style:text-properties fo:font-style="normal" style:font-style-asian="normal" style:font-style-complex="normal" fo:font-size="12pt" style:font-size-asian="12pt"/>
    </style:style>
    <style:style style:name="P544" style:parent-style-name="Textbody" style:family="paragraph">
      <style:paragraph-properties fo:text-align="justify" fo:line-height="100%"/>
    </style:style>
    <style:style style:name="T545" style:parent-style-name="Emphasis" style:family="text">
      <style:text-properties fo:font-style="normal" style:font-style-asian="normal" style:font-style-complex="normal" fo:font-size="12pt" style:font-size-asian="12pt"/>
    </style:style>
    <style:style style:name="P546" style:parent-style-name="Textbody" style:family="paragraph">
      <style:paragraph-properties fo:text-align="justify" fo:line-height="100%"/>
    </style:style>
    <style:style style:name="T547" style:parent-style-name="Emphasis" style:family="text">
      <style:text-properties fo:font-style="normal" style:font-style-asian="normal" style:font-style-complex="normal" fo:font-size="12pt" style:font-size-asian="12pt"/>
    </style:style>
    <style:style style:name="P548" style:parent-style-name="Textbody" style:family="paragraph">
      <style:paragraph-properties fo:text-align="justify" fo:line-height="100%"/>
    </style:style>
    <style:style style:name="T549" style:parent-style-name="Emphasis" style:family="text">
      <style:text-properties fo:font-style="normal" style:font-style-asian="normal" style:font-style-complex="normal" fo:font-size="12pt" style:font-size-asian="12pt"/>
    </style:style>
    <style:style style:name="P550" style:parent-style-name="Textbody" style:family="paragraph">
      <style:paragraph-properties fo:text-align="justify" fo:line-height="100%"/>
    </style:style>
    <style:style style:name="T551" style:parent-style-name="Emphasis" style:family="text">
      <style:text-properties fo:font-style="normal" style:font-style-asian="normal" style:font-style-complex="normal" fo:font-size="12pt" style:font-size-asian="12pt"/>
    </style:style>
    <style:style style:name="P552" style:parent-style-name="Textbody" style:family="paragraph">
      <style:paragraph-properties fo:text-align="justify" fo:line-height="100%"/>
    </style:style>
    <style:style style:name="T553" style:parent-style-name="Emphasis" style:family="text">
      <style:text-properties fo:font-style="normal" style:font-style-asian="normal" style:font-style-complex="normal" fo:font-size="12pt" style:font-size-asian="12pt"/>
    </style:style>
    <style:style style:name="P554" style:parent-style-name="Textbody" style:family="paragraph">
      <style:paragraph-properties fo:text-align="justify" fo:line-height="100%"/>
      <style:text-properties style:font-name="Consolas"/>
    </style:style>
    <style:style style:name="P555" style:parent-style-name="Textbody" style:family="paragraph">
      <style:paragraph-properties fo:text-align="justify" fo:line-height="100%"/>
    </style:style>
    <style:style style:name="T556" style:parent-style-name="Emphasis" style:family="text">
      <style:text-properties fo:font-style="normal" style:font-style-asian="normal" style:font-style-complex="normal" fo:font-size="12pt" style:font-size-asian="12pt"/>
    </style:style>
    <style:style style:name="T557" style:parent-style-name="Emphasis" style:family="text">
      <style:text-properties fo:font-style="normal" style:font-style-asian="normal" style:font-style-complex="normal" fo:font-size="12pt" style:font-size-asian="12pt"/>
    </style:style>
    <style:style style:name="P558" style:parent-style-name="Textbody" style:family="paragraph">
      <style:paragraph-properties fo:text-align="justify" fo:line-height="100%"/>
    </style:style>
    <style:style style:name="T559" style:parent-style-name="Emphasis" style:family="text">
      <style:text-properties fo:font-style="normal" style:font-style-asian="normal" style:font-style-complex="normal" fo:font-size="12pt" style:font-size-asian="12pt"/>
    </style:style>
    <style:style style:name="P560" style:parent-style-name="Textbody" style:family="paragraph">
      <style:paragraph-properties fo:text-align="justify" fo:line-height="100%"/>
    </style:style>
    <style:style style:name="T561" style:parent-style-name="Emphasis" style:family="text">
      <style:text-properties fo:font-style="normal" style:font-style-asian="normal" style:font-style-complex="normal" fo:font-size="12pt" style:font-size-asian="12pt"/>
    </style:style>
    <style:style style:name="P562" style:parent-style-name="Textbody" style:family="paragraph">
      <style:paragraph-properties fo:text-align="justify" fo:line-height="100%"/>
      <style:text-properties style:font-name="Consolas"/>
    </style:style>
    <style:style style:name="P563" style:parent-style-name="Textbody" style:family="paragraph">
      <style:paragraph-properties fo:text-align="justify" fo:line-height="100%"/>
    </style:style>
    <style:style style:name="T564" style:parent-style-name="Emphasis" style:family="text">
      <style:text-properties fo:font-style="normal" style:font-style-asian="normal" style:font-style-complex="normal" fo:font-size="12pt" style:font-size-asian="12pt"/>
    </style:style>
    <style:style style:name="P565" style:parent-style-name="Textbody" style:family="paragraph">
      <style:paragraph-properties fo:text-align="justify" fo:line-height="100%"/>
    </style:style>
    <style:style style:name="T566" style:parent-style-name="Emphasis" style:family="text">
      <style:text-properties fo:font-style="normal" style:font-style-asian="normal" style:font-style-complex="normal" fo:font-size="12pt" style:font-size-asian="12pt"/>
    </style:style>
    <style:style style:name="T567" style:parent-style-name="Emphasis" style:family="text">
      <style:text-properties fo:font-style="normal" style:font-style-asian="normal" style:font-style-complex="normal" fo:font-size="12pt" style:font-size-asian="12pt"/>
    </style:style>
    <style:style style:name="P568" style:parent-style-name="Textbody" style:family="paragraph">
      <style:paragraph-properties fo:text-align="justify" fo:line-height="100%"/>
    </style:style>
    <style:style style:name="T569" style:parent-style-name="Emphasis" style:family="text">
      <style:text-properties fo:font-style="normal" style:font-style-asian="normal" style:font-style-complex="normal" fo:font-size="12pt" style:font-size-asian="12pt"/>
    </style:style>
    <style:style style:name="P570" style:parent-style-name="Textbody" style:family="paragraph">
      <style:paragraph-properties fo:text-align="justify" fo:line-height="100%"/>
    </style:style>
    <style:style style:name="T571" style:parent-style-name="Emphasis" style:family="text">
      <style:text-properties fo:font-style="normal" style:font-style-asian="normal" style:font-style-complex="normal" fo:font-size="12pt" style:font-size-asian="12pt"/>
    </style:style>
    <style:style style:name="P572" style:parent-style-name="Textbody" style:family="paragraph">
      <style:paragraph-properties fo:text-align="justify" fo:line-height="100%"/>
    </style:style>
    <style:style style:name="T573" style:parent-style-name="Emphasis" style:family="text">
      <style:text-properties fo:font-style="normal" style:font-style-asian="normal" style:font-style-complex="normal" fo:font-size="12pt" style:font-size-asian="12pt"/>
    </style:style>
    <style:style style:name="T574" style:parent-style-name="Emphasis" style:family="text">
      <style:text-properties fo:font-style="normal" style:font-style-asian="normal" style:font-style-complex="normal" fo:font-size="12pt" style:font-size-asian="12pt"/>
    </style:style>
    <style:style style:name="P575" style:parent-style-name="Textbody" style:family="paragraph">
      <style:paragraph-properties fo:text-align="justify" fo:line-height="100%"/>
    </style:style>
    <style:style style:name="T576" style:parent-style-name="Emphasis" style:family="text">
      <style:text-properties fo:font-style="normal" style:font-style-asian="normal" style:font-style-complex="normal" fo:font-size="12pt" style:font-size-asian="12pt"/>
    </style:style>
    <style:style style:name="P577" style:parent-style-name="Textbody" style:family="paragraph">
      <style:paragraph-properties fo:text-align="justify" fo:line-height="100%"/>
    </style:style>
    <style:style style:name="T578" style:parent-style-name="Emphasis" style:family="text">
      <style:text-properties fo:font-style="normal" style:font-style-asian="normal" style:font-style-complex="normal" fo:font-size="12pt" style:font-size-asian="12pt"/>
    </style:style>
    <style:style style:name="P579" style:parent-style-name="Textbody" style:family="paragraph">
      <style:paragraph-properties fo:text-align="justify" fo:line-height="100%"/>
    </style:style>
    <style:style style:name="T580" style:parent-style-name="Emphasis" style:family="text">
      <style:text-properties fo:font-style="normal" style:font-style-asian="normal" style:font-style-complex="normal" fo:font-size="12pt" style:font-size-asian="12pt"/>
    </style:style>
    <style:style style:name="T581" style:parent-style-name="Emphasis" style:family="text">
      <style:text-properties fo:font-style="normal" style:font-style-asian="normal" style:font-style-complex="normal" fo:font-size="12pt" style:font-size-asian="12pt"/>
    </style:style>
    <style:style style:name="T582" style:parent-style-name="DefaultParagraphFont" style:family="text">
      <style:text-properties fo:font-weight="bold" style:font-weight-asian="bold" style:font-weight-complex="bold"/>
    </style:style>
    <style:style style:name="P583" style:parent-style-name="Normal" style:family="paragraph">
      <style:paragraph-properties fo:widows="2" fo:orphans="2" style:vertical-align="auto" style:line-height-at-least="0.1979in" fo:background-color="#1E1E1E"/>
      <style:text-properties fo:hyphenate="true"/>
    </style:style>
    <style:style style:name="T584" style:parent-style-name="DefaultParagraphFont" style:family="text">
      <style:text-properties style:font-name="Consolas" style:font-name-asian="Times New Roman" fo:color="#4EC9B0" fo:font-size="10.5pt" style:font-size-asian="10.5pt" style:language-asian="en" style:country-asian="US" style:language-complex="ar" style:country-complex="SA"/>
    </style:style>
    <style:style style:name="T58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86" style:parent-style-name="DefaultParagraphFont" style:family="text">
      <style:text-properties style:font-name="Consolas" style:font-name-asian="Times New Roman" fo:color="#DCDCAA" fo:font-size="10.5pt" style:font-size-asian="10.5pt" style:language-asian="en" style:country-asian="US" style:language-complex="ar" style:country-complex="SA"/>
    </style:style>
    <style:style style:name="T58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88"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58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90"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59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592" style:parent-style-name="Normal" style:family="paragraph">
      <style:paragraph-properties fo:widows="2" fo:orphans="2" style:vertical-align="auto" style:line-height-at-least="0.1979in" fo:background-color="#1E1E1E"/>
      <style:text-properties fo:hyphenate="true"/>
    </style:style>
    <style:style style:name="T59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94"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59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96" style:parent-style-name="DefaultParagraphFont" style:family="text">
      <style:text-properties fo:font-weight="bold" style:font-weight-asian="bold" style:font-weight-complex="bold"/>
    </style:style>
    <style:style style:name="P597" style:parent-style-name="Normal" style:family="paragraph">
      <style:paragraph-properties fo:widows="2" fo:orphans="2" style:vertical-align="auto" style:line-height-at-least="0.1979in" fo:background-color="#1E1E1E"/>
      <style:text-properties fo:hyphenate="true"/>
    </style:style>
    <style:style style:name="T598"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59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00" style:parent-style-name="DefaultParagraphFont" style:family="text">
      <style:text-properties style:font-name="Consolas" style:font-name-asian="Times New Roman" fo:color="#4EC9B0" fo:font-size="10.5pt" style:font-size-asian="10.5pt" style:language-asian="en" style:country-asian="US" style:language-complex="ar" style:country-complex="SA"/>
    </style:style>
    <style:style style:name="T60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02"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0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04"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0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606" style:parent-style-name="Normal" style:family="paragraph">
      <style:paragraph-properties style:line-height-at-least="0.1979in" fo:background-color="#1E1E1E"/>
      <style:text-properties fo:hyphenate="true"/>
    </style:style>
    <style:style style:name="T60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08"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0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10"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1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12"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1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14"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1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16"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1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18"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P619" style:parent-style-name="Normal" style:family="paragraph">
      <style:paragraph-properties fo:widows="2" fo:orphans="2" style:vertical-align="auto" style:line-height-at-least="0.1979in" fo:background-color="#1E1E1E"/>
      <style:text-properties fo:hyphenate="true"/>
    </style:style>
    <style:style style:name="T62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1" style:parent-style-name="DefaultParagraphFont" style:family="text">
      <style:text-properties fo:font-weight="bold" style:font-weight-asian="bold" style:font-weight-complex="bold"/>
    </style:style>
    <style:style style:name="P622" style:parent-style-name="Normal" style:family="paragraph">
      <style:paragraph-properties fo:widows="2" fo:orphans="2" style:vertical-align="auto" style:line-height-at-least="0.1979in" fo:background-color="#1E1E1E"/>
      <style:text-properties fo:hyphenate="true"/>
    </style:style>
    <style:style style:name="T623" style:parent-style-name="DefaultParagraphFont" style:family="text">
      <style:text-properties style:font-name="Consolas" style:font-name-asian="Times New Roman" fo:color="#808080" fo:font-size="10.5pt" style:font-size-asian="10.5pt" style:language-asian="en" style:country-asian="US" style:language-complex="ar" style:country-complex="SA"/>
    </style:style>
    <style:style style:name="T624"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62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6"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2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8"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2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30"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3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32"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3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34"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3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36"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3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38" style:parent-style-name="DefaultParagraphFont" style:family="text">
      <style:text-properties style:font-name="Consolas" style:font-name-asian="Times New Roman" fo:color="#808080" fo:font-size="10.5pt" style:font-size-asian="10.5pt" style:language-asian="en" style:country-asian="US" style:language-complex="ar" style:country-complex="SA"/>
    </style:style>
    <style:style style:name="P639" style:parent-style-name="Textbody" style:family="paragraph">
      <style:paragraph-properties fo:text-align="justify"/>
    </style:style>
    <style:style style:name="P640" style:parent-style-name="Textbody" style:family="paragraph">
      <style:paragraph-properties fo:text-align="justify"/>
    </style:style>
    <style:style style:name="P641" style:parent-style-name="Textbody" style:family="paragraph">
      <style:paragraph-properties fo:text-align="justify"/>
    </style:style>
    <style:style style:name="P642" style:parent-style-name="Textbody" style:family="paragraph">
      <style:paragraph-properties fo:text-align="justify"/>
    </style:style>
    <style:style style:name="P643" style:parent-style-name="Textbody" style:family="paragraph">
      <style:paragraph-properties fo:text-align="justify"/>
    </style:style>
    <style:style style:name="P644" style:parent-style-name="Textbody" style:family="paragraph">
      <style:paragraph-properties fo:text-align="justify"/>
    </style:style>
    <style:style style:name="P645" style:parent-style-name="Textbody" style:family="paragraph">
      <style:paragraph-properties fo:text-align="justify"/>
    </style:style>
    <style:style style:name="P646" style:parent-style-name="Textbody" style:family="paragraph">
      <style:paragraph-properties fo:text-align="justify"/>
    </style:style>
    <style:style style:name="P647" style:parent-style-name="Textbody" style:family="paragraph">
      <style:paragraph-properties fo:text-align="justify"/>
    </style:style>
    <style:style style:name="P648" style:parent-style-name="Textbody" style:family="paragraph">
      <style:paragraph-properties fo:text-align="justify"/>
    </style:style>
    <style:style style:name="P649" style:parent-style-name="Textbody" style:family="paragraph">
      <style:paragraph-properties fo:text-align="justify"/>
    </style:style>
    <style:style style:name="P650" style:parent-style-name="Textbody" style:family="paragraph">
      <style:paragraph-properties fo:text-align="justify"/>
    </style:style>
    <style:style style:name="P651" style:parent-style-name="Textbody" style:family="paragraph">
      <style:paragraph-properties fo:text-align="justify"/>
    </style:style>
    <style:style style:name="P652" style:parent-style-name="Textbody" style:family="paragraph">
      <style:paragraph-properties fo:text-align="justify"/>
    </style:style>
    <style:style style:name="P653" style:parent-style-name="Textbody" style:family="paragraph">
      <style:paragraph-properties fo:text-align="justify"/>
      <style:text-properties fo:font-weight="bold" style:font-weight-asian="bold" style:font-weight-complex="bold"/>
    </style:style>
    <style:style style:name="P654" style:parent-style-name="Textbody" style:family="paragraph">
      <style:paragraph-properties fo:text-align="justify" fo:line-height="100%"/>
      <style:text-properties fo:font-size="11pt" style:font-size-asian="11pt" style:font-size-complex="11pt"/>
    </style:style>
    <style:style style:name="P655" style:parent-style-name="Textbody" style:family="paragraph">
      <style:paragraph-properties fo:text-align="justify" fo:line-height="100%"/>
      <style:text-properties fo:font-size="11pt" style:font-size-asian="11pt" style:font-size-complex="11pt"/>
    </style:style>
    <style:style style:name="P656" style:parent-style-name="Textbody" style:family="paragraph">
      <style:paragraph-properties fo:text-align="justify" fo:line-height="100%"/>
      <style:text-properties fo:font-size="11pt" style:font-size-asian="11pt" style:font-size-complex="11pt"/>
    </style:style>
    <style:style style:name="P657" style:parent-style-name="Textbody" style:family="paragraph">
      <style:paragraph-properties fo:text-align="justify" fo:line-height="100%"/>
      <style:text-properties fo:font-size="11pt" style:font-size-asian="11pt" style:font-size-complex="11pt"/>
    </style:style>
    <style:style style:name="P658" style:parent-style-name="Textbody" style:family="paragraph">
      <style:paragraph-properties fo:text-align="justify" fo:line-height="100%"/>
      <style:text-properties fo:font-size="11pt" style:font-size-asian="11pt" style:font-size-complex="11pt"/>
    </style:style>
    <style:style style:name="P659" style:parent-style-name="Textbody" style:family="paragraph">
      <style:paragraph-properties fo:text-align="justify" fo:line-height="100%"/>
      <style:text-properties fo:font-size="11pt" style:font-size-asian="11pt" style:font-size-complex="11pt"/>
    </style:style>
    <style:style style:name="P660" style:parent-style-name="Textbody" style:family="paragraph">
      <style:paragraph-properties fo:text-align="justify" fo:line-height="100%"/>
      <style:text-properties fo:font-size="11pt" style:font-size-asian="11pt" style:font-size-complex="11pt"/>
    </style:style>
    <style:style style:name="P661" style:parent-style-name="Textbody" style:family="paragraph">
      <style:paragraph-properties fo:text-align="justify" fo:line-height="100%"/>
      <style:text-properties fo:font-size="11pt" style:font-size-asian="11pt" style:font-size-complex="11pt"/>
    </style:style>
    <style:style style:name="P662" style:parent-style-name="Textbody" style:family="paragraph">
      <style:paragraph-properties fo:text-align="justify" fo:line-height="100%"/>
      <style:text-properties fo:font-size="11pt" style:font-size-asian="11pt" style:font-size-complex="11pt"/>
    </style:style>
    <style:style style:name="P663" style:parent-style-name="Textbody" style:family="paragraph">
      <style:paragraph-properties fo:text-align="justify" fo:line-height="100%"/>
      <style:text-properties fo:font-size="11pt" style:font-size-asian="11pt" style:font-size-complex="11pt"/>
    </style:style>
    <style:style style:name="P664" style:parent-style-name="Textbody" style:family="paragraph">
      <style:paragraph-properties fo:text-align="justify" fo:line-height="100%"/>
      <style:text-properties fo:font-size="11pt" style:font-size-asian="11pt" style:font-size-complex="11pt"/>
    </style:style>
    <style:style style:name="P665" style:parent-style-name="Textbody" style:family="paragraph">
      <style:paragraph-properties fo:text-align="justify" fo:line-height="100%"/>
      <style:text-properties fo:font-size="11pt" style:font-size-asian="11pt" style:font-size-complex="11pt"/>
    </style:style>
    <style:style style:name="P666" style:parent-style-name="Textbody" style:family="paragraph">
      <style:paragraph-properties fo:text-align="justify" fo:line-height="100%"/>
      <style:text-properties fo:font-size="11pt" style:font-size-asian="11pt" style:font-size-complex="11pt"/>
    </style:style>
    <style:style style:name="P667" style:parent-style-name="Textbody" style:family="paragraph">
      <style:paragraph-properties fo:text-align="justify" fo:line-height="100%"/>
      <style:text-properties fo:font-size="11pt" style:font-size-asian="11pt" style:font-size-complex="11pt"/>
    </style:style>
    <style:style style:name="P668" style:parent-style-name="Textbody" style:family="paragraph">
      <style:paragraph-properties fo:text-align="justify" fo:line-height="100%"/>
      <style:text-properties fo:font-size="11pt" style:font-size-asian="11pt" style:font-size-complex="11pt"/>
    </style:style>
    <style:style style:name="P669" style:parent-style-name="Textbody" style:family="paragraph">
      <style:paragraph-properties fo:text-align="justify" fo:line-height="100%"/>
      <style:text-properties fo:font-size="11pt" style:font-size-asian="11pt" style:font-size-complex="11pt"/>
    </style:style>
    <style:style style:name="P670" style:parent-style-name="Textbody" style:family="paragraph">
      <style:paragraph-properties fo:text-align="justify" fo:line-height="100%"/>
      <style:text-properties fo:font-size="11pt" style:font-size-asian="11pt" style:font-size-complex="11pt"/>
    </style:style>
    <style:style style:name="P671" style:parent-style-name="Textbody" style:family="paragraph">
      <style:paragraph-properties fo:text-align="justify" fo:line-height="100%"/>
      <style:text-properties fo:font-size="11pt" style:font-size-asian="11pt" style:font-size-complex="11pt"/>
    </style:style>
    <style:style style:name="P672" style:parent-style-name="Textbody" style:family="paragraph">
      <style:paragraph-properties fo:text-align="justify" fo:line-height="100%"/>
      <style:text-properties fo:font-size="11pt" style:font-size-asian="11pt" style:font-size-complex="11pt"/>
    </style:style>
    <style:style style:name="P673" style:parent-style-name="Textbody" style:family="paragraph">
      <style:paragraph-properties fo:text-align="justify" fo:line-height="100%"/>
      <style:text-properties fo:font-size="11pt" style:font-size-asian="11pt" style:font-size-complex="11pt"/>
    </style:style>
    <style:style style:name="P674" style:parent-style-name="Textbody" style:family="paragraph">
      <style:paragraph-properties fo:text-align="justify" fo:line-height="100%"/>
      <style:text-properties fo:font-size="11pt" style:font-size-asian="11pt" style:font-size-complex="11pt"/>
    </style:style>
    <style:style style:name="P675" style:parent-style-name="Textbody" style:family="paragraph">
      <style:paragraph-properties fo:text-align="justify" fo:line-height="100%"/>
      <style:text-properties fo:font-size="11pt" style:font-size-asian="11pt" style:font-size-complex="11pt"/>
    </style:style>
    <style:style style:name="P676" style:parent-style-name="Textbody" style:family="paragraph">
      <style:paragraph-properties fo:text-align="justify" fo:line-height="100%"/>
      <style:text-properties fo:font-size="11pt" style:font-size-asian="11pt" style:font-size-complex="11pt"/>
    </style:style>
    <style:style style:name="P677" style:parent-style-name="Textbody" style:family="paragraph">
      <style:paragraph-properties fo:text-align="justify" fo:line-height="100%"/>
      <style:text-properties fo:font-size="11pt" style:font-size-asian="11pt" style:font-size-complex="11pt"/>
    </style:style>
    <style:style style:name="P678" style:parent-style-name="Textbody" style:family="paragraph">
      <style:paragraph-properties fo:text-align="justify" fo:line-height="100%"/>
      <style:text-properties fo:font-size="11pt" style:font-size-asian="11pt" style:font-size-complex="11pt"/>
    </style:style>
    <style:style style:name="P679" style:parent-style-name="Textbody" style:family="paragraph">
      <style:paragraph-properties fo:text-align="justify" fo:line-height="100%"/>
      <style:text-properties fo:font-size="11pt" style:font-size-asian="11pt" style:font-size-complex="11pt"/>
    </style:style>
    <style:style style:name="P680" style:parent-style-name="Textbody" style:family="paragraph">
      <style:paragraph-properties fo:text-align="justify" fo:line-height="100%"/>
      <style:text-properties fo:font-size="11pt" style:font-size-asian="11pt" style:font-size-complex="11pt"/>
    </style:style>
    <style:style style:name="P681" style:parent-style-name="Textbody" style:family="paragraph">
      <style:paragraph-properties fo:text-align="justify" fo:line-height="100%"/>
      <style:text-properties fo:font-size="11pt" style:font-size-asian="11pt" style:font-size-complex="11pt"/>
    </style:style>
    <style:style style:name="P682" style:parent-style-name="Textbody" style:family="paragraph">
      <style:paragraph-properties fo:text-align="justify" fo:line-height="100%"/>
      <style:text-properties fo:font-size="11pt" style:font-size-asian="11pt" style:font-size-complex="11pt"/>
    </style:style>
    <style:style style:name="P683" style:parent-style-name="Textbody" style:family="paragraph">
      <style:paragraph-properties fo:text-align="justify" fo:line-height="100%"/>
      <style:text-properties fo:font-size="11pt" style:font-size-asian="11pt" style:font-size-complex="11pt"/>
    </style:style>
    <style:style style:name="P684" style:parent-style-name="Textbody" style:family="paragraph">
      <style:paragraph-properties fo:text-align="justify" fo:line-height="100%"/>
      <style:text-properties fo:font-size="11pt" style:font-size-asian="11pt" style:font-size-complex="11pt"/>
    </style:style>
    <style:style style:name="P685" style:parent-style-name="Textbody" style:family="paragraph">
      <style:paragraph-properties fo:text-align="justify" fo:line-height="100%"/>
      <style:text-properties fo:font-size="11pt" style:font-size-asian="11pt" style:font-size-complex="11pt"/>
    </style:style>
    <style:style style:name="P686" style:parent-style-name="Textbody" style:family="paragraph">
      <style:paragraph-properties fo:text-align="justify" fo:line-height="100%"/>
      <style:text-properties fo:font-size="11pt" style:font-size-asian="11pt" style:font-size-complex="11pt"/>
    </style:style>
    <style:style style:name="P687" style:parent-style-name="Textbody" style:family="paragraph">
      <style:paragraph-properties fo:text-align="justify" fo:line-height="100%"/>
      <style:text-properties fo:font-size="11pt" style:font-size-asian="11pt" style:font-size-complex="11pt"/>
    </style:style>
    <style:style style:name="P688" style:parent-style-name="Textbody" style:family="paragraph">
      <style:paragraph-properties fo:text-align="justify" fo:line-height="100%"/>
      <style:text-properties fo:font-size="11pt" style:font-size-asian="11pt" style:font-size-complex="11pt"/>
    </style:style>
    <style:style style:name="P689" style:parent-style-name="Textbody" style:family="paragraph">
      <style:paragraph-properties fo:text-align="justify" fo:line-height="100%"/>
      <style:text-properties fo:font-size="11pt" style:font-size-asian="11pt" style:font-size-complex="11pt"/>
    </style:style>
    <style:style style:name="P690" style:parent-style-name="Textbody" style:family="paragraph">
      <style:paragraph-properties fo:text-align="justify" fo:line-height="100%"/>
      <style:text-properties fo:font-size="11pt" style:font-size-asian="11pt" style:font-size-complex="11pt"/>
    </style:style>
    <style:style style:name="P691" style:parent-style-name="Textbody" style:family="paragraph">
      <style:paragraph-properties fo:text-align="justify" fo:line-height="100%"/>
      <style:text-properties fo:font-size="11pt" style:font-size-asian="11pt" style:font-size-complex="11pt"/>
    </style:style>
    <style:style style:name="P692" style:parent-style-name="Textbody" style:family="paragraph">
      <style:paragraph-properties fo:text-align="justify" fo:line-height="100%"/>
      <style:text-properties fo:font-size="11pt" style:font-size-asian="11pt" style:font-size-complex="11pt"/>
    </style:style>
    <style:style style:name="P693" style:parent-style-name="Textbody" style:family="paragraph">
      <style:paragraph-properties fo:text-align="justify" fo:line-height="100%"/>
      <style:text-properties fo:font-size="11pt" style:font-size-asian="11pt" style:font-size-complex="11pt"/>
    </style:style>
    <style:style style:name="P694" style:parent-style-name="Textbody" style:family="paragraph">
      <style:paragraph-properties fo:text-align="justify" fo:line-height="100%"/>
      <style:text-properties fo:font-size="11pt" style:font-size-asian="11pt" style:font-size-complex="11pt"/>
    </style:style>
    <style:style style:name="P695" style:parent-style-name="Textbody" style:family="paragraph">
      <style:paragraph-properties fo:text-align="justify" fo:line-height="100%"/>
      <style:text-properties fo:font-size="11pt" style:font-size-asian="11pt" style:font-size-complex="11pt"/>
    </style:style>
    <style:style style:name="P696" style:parent-style-name="Textbody" style:family="paragraph">
      <style:paragraph-properties fo:text-align="justify" fo:line-height="100%"/>
      <style:text-properties fo:font-size="11pt" style:font-size-asian="11pt" style:font-size-complex="11pt"/>
    </style:style>
    <style:style style:name="P697" style:parent-style-name="Textbody" style:family="paragraph">
      <style:paragraph-properties fo:text-align="justify" fo:line-height="100%"/>
      <style:text-properties fo:font-size="11pt" style:font-size-asian="11pt" style:font-size-complex="11pt"/>
    </style:style>
    <style:style style:name="P698" style:parent-style-name="Textbody" style:family="paragraph">
      <style:paragraph-properties fo:text-align="justify" fo:line-height="100%"/>
      <style:text-properties fo:font-size="11pt" style:font-size-asian="11pt" style:font-size-complex="11pt"/>
    </style:style>
    <style:style style:name="P699" style:parent-style-name="Textbody" style:family="paragraph">
      <style:paragraph-properties fo:text-align="justify" fo:line-height="100%"/>
      <style:text-properties fo:font-size="11pt" style:font-size-asian="11pt" style:font-size-complex="11pt"/>
    </style:style>
    <style:style style:name="P700" style:parent-style-name="Textbody" style:family="paragraph">
      <style:paragraph-properties fo:text-align="justify" fo:line-height="100%"/>
      <style:text-properties fo:font-size="11pt" style:font-size-asian="11pt" style:font-size-complex="11pt"/>
    </style:style>
    <style:style style:name="P701" style:parent-style-name="Textbody" style:family="paragraph"/>
    <style:style style:name="P702" style:parent-style-name="Textbody" style:family="paragraph">
      <style:paragraph-properties fo:margin-left="0.7875in">
        <style:tab-stops/>
      </style:paragraph-properties>
    </style:style>
    <style:style style:name="P703" style:parent-style-name="Textbody" style:family="paragraph">
      <style:paragraph-properties fo:margin-left="0.7875in">
        <style:tab-stops/>
      </style:paragraph-properties>
    </style:style>
    <style:style style:name="P704" style:parent-style-name="Textbody" style:family="paragraph">
      <style:paragraph-properties fo:margin-left="0.7875in">
        <style:tab-stops/>
      </style:paragraph-properties>
    </style:style>
    <style:style style:name="P705" style:parent-style-name="Textbody" style:family="paragraph">
      <style:paragraph-properties fo:margin-left="0.7875in">
        <style:tab-stops/>
      </style:paragraph-properties>
    </style:style>
    <style:style style:name="P706" style:parent-style-name="Textbody" style:family="paragraph"/>
    <style:style style:name="P707" style:parent-style-name="Textbody" style:family="paragraph"/>
    <style:style style:name="P708" style:parent-style-name="Textbody" style:family="paragraph"/>
    <style:style style:name="P709" style:parent-style-name="Standard" style:family="paragraph">
      <style:paragraph-properties fo:margin-left="0.7875in" fo:text-indent="-0.25in">
        <style:tab-stops/>
      </style:paragraph-properties>
      <style:text-properties fo:background-color="#E6E6E6"/>
    </style:style>
    <style:style style:name="P710" style:parent-style-name="Standard" style:family="paragraph">
      <style:paragraph-properties fo:margin-left="0.7875in" fo:text-indent="-0.25in">
        <style:tab-stops/>
      </style:paragraph-properties>
      <style:text-properties fo:background-color="#E6E6E6"/>
    </style:style>
    <style:style style:name="P711" style:parent-style-name="Standard" style:family="paragraph">
      <style:paragraph-properties fo:margin-left="0.7875in" fo:text-indent="-0.25in">
        <style:tab-stops/>
      </style:paragraph-properties>
      <style:text-properties fo:background-color="#E6E6E6"/>
    </style:style>
    <style:style style:name="P712" style:parent-style-name="Standard" style:family="paragraph">
      <style:paragraph-properties fo:margin-left="0.7875in">
        <style:tab-stops/>
      </style:paragraph-properties>
      <style:text-properties fo:background-color="#E6E6E6"/>
    </style:style>
    <style:style style:name="P713" style:parent-style-name="Standard" style:family="paragraph">
      <style:paragraph-properties fo:margin-left="0.7875in">
        <style:tab-stops/>
      </style:paragraph-properties>
      <style:text-properties fo:background-color="#E6E6E6"/>
    </style:style>
    <style:style style:name="P714" style:parent-style-name="Standard" style:family="paragraph">
      <style:paragraph-properties fo:margin-left="0.7875in">
        <style:tab-stops/>
      </style:paragraph-properties>
      <style:text-properties fo:background-color="#E6E6E6"/>
    </style:style>
    <style:style style:name="P715" style:parent-style-name="Standard" style:family="paragraph">
      <style:paragraph-properties fo:margin-left="0.7875in">
        <style:tab-stops/>
      </style:paragraph-properties>
      <style:text-properties fo:background-color="#E6E6E6"/>
    </style:style>
    <style:style style:name="P716" style:parent-style-name="Standard" style:family="paragraph">
      <style:paragraph-properties fo:margin-left="0.7875in">
        <style:tab-stops/>
      </style:paragraph-properties>
      <style:text-properties fo:background-color="#E6E6E6"/>
    </style:style>
    <style:style style:name="P717" style:parent-style-name="Standard" style:family="paragraph">
      <style:paragraph-properties fo:margin-left="0.7875in">
        <style:tab-stops/>
      </style:paragraph-properties>
      <style:text-properties fo:background-color="#E6E6E6"/>
    </style:style>
    <style:style style:name="P718" style:parent-style-name="Standard" style:family="paragraph">
      <style:paragraph-properties fo:margin-left="0.7875in">
        <style:tab-stops/>
      </style:paragraph-properties>
      <style:text-properties fo:background-color="#E6E6E6"/>
    </style:style>
    <style:style style:name="P719" style:parent-style-name="Standard" style:family="paragraph">
      <style:paragraph-properties fo:margin-left="0.7875in">
        <style:tab-stops/>
      </style:paragraph-properties>
      <style:text-properties fo:background-color="#E6E6E6"/>
    </style:style>
    <style:style style:name="P720" style:parent-style-name="Standard" style:family="paragraph">
      <style:paragraph-properties fo:margin-left="0.7875in">
        <style:tab-stops/>
      </style:paragraph-properties>
      <style:text-properties fo:background-color="#E6E6E6"/>
    </style:style>
    <style:style style:name="P721" style:parent-style-name="Standard" style:family="paragraph">
      <style:paragraph-properties fo:margin-left="0.7875in">
        <style:tab-stops/>
      </style:paragraph-properties>
      <style:text-properties fo:background-color="#E6E6E6"/>
    </style:style>
    <style:style style:name="P722" style:parent-style-name="Standard" style:family="paragraph">
      <style:paragraph-properties fo:margin-left="0.7875in">
        <style:tab-stops/>
      </style:paragraph-properties>
      <style:text-properties fo:background-color="#E6E6E6"/>
    </style:style>
    <style:style style:name="P723" style:parent-style-name="Standard" style:family="paragraph">
      <style:paragraph-properties fo:margin-left="0.7875in">
        <style:tab-stops/>
      </style:paragraph-properties>
      <style:text-properties fo:background-color="#E6E6E6"/>
    </style:style>
    <style:style style:name="P724" style:parent-style-name="Standard" style:family="paragraph">
      <style:paragraph-properties fo:margin-left="0.7875in">
        <style:tab-stops/>
      </style:paragraph-properties>
      <style:text-properties fo:background-color="#E6E6E6"/>
    </style:style>
    <style:style style:name="P725" style:parent-style-name="Standard" style:family="paragraph">
      <style:paragraph-properties fo:margin-left="0.7875in">
        <style:tab-stops/>
      </style:paragraph-properties>
      <style:text-properties fo:background-color="#E6E6E6"/>
    </style:style>
    <style:style style:name="P726" style:parent-style-name="Standard" style:family="paragraph">
      <style:paragraph-properties fo:margin-left="0.7875in" fo:text-indent="-0.25in">
        <style:tab-stops/>
      </style:paragraph-properties>
      <style:text-properties fo:background-color="#E6E6E6"/>
    </style:style>
    <style:style style:name="P727" style:parent-style-name="Standard" style:family="paragraph">
      <style:paragraph-properties fo:margin-left="0.7875in">
        <style:tab-stops/>
      </style:paragraph-properties>
      <style:text-properties fo:background-color="#E6E6E6"/>
    </style:style>
    <style:style style:name="P728" style:parent-style-name="Standard" style:family="paragraph">
      <style:paragraph-properties fo:margin-left="0.7875in">
        <style:tab-stops/>
      </style:paragraph-properties>
      <style:text-properties fo:background-color="#E6E6E6"/>
    </style:style>
    <style:style style:name="P729" style:parent-style-name="Standard" style:family="paragraph">
      <style:text-properties fo:background-color="#FFFFFF"/>
    </style:style>
    <style:style style:name="P730" style:parent-style-name="Textbody" style:family="paragraph">
      <style:paragraph-properties fo:text-align="justify"/>
    </style:style>
    <style:style style:name="P731" style:parent-style-name="Textbody" style:family="paragraph">
      <style:paragraph-properties fo:text-align="justify"/>
    </style:style>
    <style:style style:name="P732" style:parent-style-name="Textbody" style:family="paragraph">
      <style:paragraph-properties fo:text-align="justify"/>
    </style:style>
    <style:style style:name="P733" style:parent-style-name="Textbody" style:family="paragraph">
      <style:paragraph-properties fo:text-align="justify"/>
    </style:style>
    <style:style style:name="P734" style:parent-style-name="Normal" style:family="paragraph">
      <style:paragraph-properties fo:widows="2" fo:orphans="2" style:vertical-align="auto" style:line-height-at-least="0.1979in" fo:background-color="#1E1E1E"/>
      <style:text-properties fo:hyphenate="true"/>
    </style:style>
    <style:style style:name="T735"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3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37"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3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39" style:parent-style-name="Normal" style:family="paragraph">
      <style:paragraph-properties fo:widows="2" fo:orphans="2" style:vertical-align="auto" style:line-height-at-least="0.1979in" fo:background-color="#1E1E1E"/>
      <style:text-properties fo:hyphenate="true"/>
    </style:style>
    <style:style style:name="T74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41"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4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43" style:parent-style-name="DefaultParagraphFont" style:family="text">
      <style:text-properties style:font-name="Consolas" style:font-name-asian="Times New Roman" fo:color="#B5CEA8" fo:font-size="10.5pt" style:font-size-asian="10.5pt" style:language-asian="en" style:country-asian="US" style:language-complex="ar" style:country-complex="SA"/>
    </style:style>
    <style:style style:name="T74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45" style:parent-style-name="Normal" style:family="paragraph">
      <style:paragraph-properties fo:widows="2" fo:orphans="2" style:vertical-align="auto" style:line-height-at-least="0.1979in" fo:background-color="#1E1E1E"/>
      <style:text-properties fo:hyphenate="true"/>
    </style:style>
    <style:style style:name="T74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47"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4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49"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5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51" style:parent-style-name="Normal" style:family="paragraph">
      <style:paragraph-properties fo:widows="2" fo:orphans="2" style:vertical-align="auto" style:line-height-at-least="0.1979in" fo:background-color="#1E1E1E"/>
      <style:text-properties fo:hyphenate="true"/>
    </style:style>
    <style:style style:name="T75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53"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5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55"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5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57" style:parent-style-name="Normal" style:family="paragraph">
      <style:paragraph-properties fo:widows="2" fo:orphans="2" style:vertical-align="auto" style:line-height-at-least="0.1979in" fo:background-color="#1E1E1E"/>
      <style:text-properties fo:hyphenate="true"/>
    </style:style>
    <style:style style:name="T75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59"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6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61"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6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63" style:parent-style-name="Normal" style:family="paragraph">
      <style:paragraph-properties fo:widows="2" fo:orphans="2" style:vertical-align="auto" style:line-height-at-least="0.1979in" fo:text-indent="0.5in" fo:background-color="#1E1E1E"/>
      <style:text-properties fo:hyphenate="true"/>
    </style:style>
    <style:style style:name="T764"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6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66"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76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68" style:parent-style-name="Normal" style:family="paragraph">
      <style:paragraph-properties fo:widows="2" fo:orphans="2" style:vertical-align="auto" style:line-height-at-least="0.1979in" fo:background-color="#1E1E1E"/>
      <style:text-properties fo:hyphenate="true"/>
    </style:style>
    <style:style style:name="T76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70"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7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72"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77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74" style:parent-style-name="Textbody" style:family="paragraph">
      <style:paragraph-properties fo:text-align="justify"/>
    </style:style>
    <style:style style:name="P775" style:parent-style-name="Textbody" style:family="paragraph">
      <style:paragraph-properties fo:text-align="justify" fo:margin-left="0.7875in">
        <style:tab-stops/>
      </style:paragraph-properties>
    </style:style>
    <style:style style:name="P776" style:parent-style-name="Textbody" style:family="paragraph">
      <style:paragraph-properties fo:text-align="justify" fo:margin-left="0.7875in">
        <style:tab-stops/>
      </style:paragraph-properties>
    </style:style>
    <style:style style:name="P777" style:parent-style-name="Textbody" style:family="paragraph">
      <style:paragraph-properties fo:text-align="justify" fo:margin-left="0.7875in">
        <style:tab-stops/>
      </style:paragraph-properties>
    </style:style>
    <style:style style:name="P778" style:parent-style-name="Textbody" style:family="paragraph">
      <style:paragraph-properties fo:text-align="justify" fo:margin-left="0.7875in">
        <style:tab-stops/>
      </style:paragraph-properties>
    </style:style>
    <style:style style:name="P779" style:parent-style-name="Textbody" style:family="paragraph">
      <style:paragraph-properties fo:text-align="justify" fo:margin-left="0.7875in">
        <style:tab-stops/>
      </style:paragraph-properties>
    </style:style>
    <style:style style:name="P780" style:parent-style-name="Textbody" style:family="paragraph">
      <style:paragraph-properties fo:text-align="justify" fo:margin-left="0.7875in">
        <style:tab-stops/>
      </style:paragraph-properties>
    </style:style>
    <style:style style:name="P781" style:parent-style-name="Textbody" style:family="paragraph">
      <style:paragraph-properties fo:text-align="justify" fo:margin-left="0.7875in">
        <style:tab-stops/>
      </style:paragraph-properties>
    </style:style>
    <style:style style:name="P782" style:parent-style-name="Textbody" style:family="paragraph">
      <style:paragraph-properties fo:text-align="justify" fo:margin-left="0.7875in">
        <style:tab-stops/>
      </style:paragraph-properties>
    </style:style>
    <style:style style:name="P783" style:parent-style-name="Textbody" style:family="paragraph">
      <style:paragraph-properties fo:text-align="justify" fo:margin-left="0.7875in">
        <style:tab-stops/>
      </style:paragraph-properties>
    </style:style>
    <style:style style:name="P784" style:parent-style-name="Textbody" style:family="paragraph">
      <style:paragraph-properties fo:text-align="justify" fo:margin-left="0.7875in">
        <style:tab-stops/>
      </style:paragraph-properties>
    </style:style>
    <style:style style:name="P785" style:parent-style-name="Textbody" style:family="paragraph">
      <style:paragraph-properties fo:text-align="justify" fo:margin-left="0.7875in">
        <style:tab-stops/>
      </style:paragraph-properties>
    </style:style>
    <style:style style:name="P786" style:parent-style-name="Textbody" style:family="paragraph">
      <style:paragraph-properties fo:text-align="justify" fo:margin-left="0.7875in">
        <style:tab-stops/>
      </style:paragraph-properties>
    </style:style>
    <style:style style:name="P787" style:parent-style-name="Textbody" style:family="paragraph">
      <style:paragraph-properties fo:text-align="justify" fo:margin-left="0.7875in">
        <style:tab-stops/>
      </style:paragraph-properties>
    </style:style>
    <style:style style:name="P788" style:parent-style-name="Textbody" style:family="paragraph">
      <style:paragraph-properties fo:text-align="justify" fo:margin-left="0.7875in">
        <style:tab-stops/>
      </style:paragraph-properties>
    </style:style>
    <style:style style:name="P789" style:parent-style-name="Textbody" style:family="paragraph">
      <style:paragraph-properties fo:text-align="justify" fo:margin-left="0.7875in">
        <style:tab-stops/>
      </style:paragraph-properties>
    </style:style>
    <style:style style:name="P790" style:parent-style-name="Textbody" style:family="paragraph">
      <style:paragraph-properties fo:text-align="justify" fo:margin-left="0.7875in">
        <style:tab-stops/>
      </style:paragraph-properties>
    </style:style>
    <style:style style:name="P791" style:parent-style-name="Textbody" style:family="paragraph">
      <style:paragraph-properties fo:text-align="justify" fo:margin-left="0.7875in">
        <style:tab-stops/>
      </style:paragraph-properties>
    </style:style>
    <style:style style:name="P792" style:parent-style-name="Textbody" style:family="paragraph">
      <style:paragraph-properties fo:text-align="justify" fo:margin-left="0.7875in">
        <style:tab-stops/>
      </style:paragraph-properties>
    </style:style>
    <style:style style:name="P793" style:parent-style-name="Textbody" style:family="paragraph">
      <style:paragraph-properties fo:text-align="justify" fo:margin-left="0.7875in">
        <style:tab-stops/>
      </style:paragraph-properties>
    </style:style>
    <style:style style:name="P794" style:parent-style-name="Textbody" style:family="paragraph">
      <style:paragraph-properties fo:text-align="justify" fo:margin-left="0.7875in">
        <style:tab-stops/>
      </style:paragraph-properties>
    </style:style>
    <style:style style:name="P795" style:parent-style-name="Textbody" style:family="paragraph">
      <style:paragraph-properties fo:text-align="justify" fo:margin-left="0.7875in">
        <style:tab-stops/>
      </style:paragraph-properties>
    </style:style>
    <style:style style:name="P796" style:parent-style-name="Textbody" style:family="paragraph">
      <style:paragraph-properties fo:text-align="justify" fo:margin-left="0.7875in">
        <style:tab-stops/>
      </style:paragraph-properties>
    </style:style>
    <style:style style:name="P797" style:parent-style-name="Textbody" style:family="paragraph">
      <style:paragraph-properties fo:text-align="justify" fo:margin-left="0.7875in">
        <style:tab-stops/>
      </style:paragraph-properties>
    </style:style>
    <style:style style:name="P798" style:parent-style-name="Textbody" style:family="paragraph">
      <style:paragraph-properties fo:text-align="justify" fo:margin-left="0.7875in">
        <style:tab-stops/>
      </style:paragraph-properties>
    </style:style>
    <style:style style:name="P799" style:parent-style-name="Textbody" style:family="paragraph">
      <style:paragraph-properties fo:text-align="justify" fo:margin-left="0.7875in">
        <style:tab-stops/>
      </style:paragraph-properties>
    </style:style>
    <style:style style:name="P800" style:parent-style-name="Textbody" style:family="paragraph">
      <style:paragraph-properties fo:text-align="justify" fo:margin-left="0.7875in">
        <style:tab-stops/>
      </style:paragraph-properties>
    </style:style>
    <style:style style:name="P801" style:parent-style-name="Textbody" style:family="paragraph">
      <style:paragraph-properties fo:text-align="justify" fo:margin-left="0.7875in">
        <style:tab-stops/>
      </style:paragraph-properties>
    </style:style>
    <style:style style:name="P802" style:parent-style-name="Textbody" style:family="paragraph">
      <style:paragraph-properties fo:text-align="justify" fo:margin-left="0.7875in">
        <style:tab-stops/>
      </style:paragraph-properties>
    </style:style>
    <style:style style:name="P803" style:parent-style-name="Textbody" style:family="paragraph">
      <style:paragraph-properties fo:text-align="justify" fo:margin-left="0.7875in">
        <style:tab-stops/>
      </style:paragraph-properties>
    </style:style>
    <style:style style:name="P804" style:parent-style-name="Textbody" style:family="paragraph">
      <style:paragraph-properties fo:text-align="justify" fo:margin-left="0.7875in">
        <style:tab-stops/>
      </style:paragraph-properties>
    </style:style>
    <style:style style:name="P805" style:parent-style-name="Textbody" style:family="paragraph">
      <style:paragraph-properties fo:text-align="justify"/>
    </style:style>
    <style:style style:name="P806" style:parent-style-name="Textbody" style:family="paragraph">
      <style:paragraph-properties fo:text-align="justify" fo:margin-left="0.7875in">
        <style:tab-stops/>
      </style:paragraph-properties>
    </style:style>
    <style:style style:name="P807" style:parent-style-name="Textbody" style:family="paragraph">
      <style:paragraph-properties fo:text-align="justify" fo:margin-left="0.7875in">
        <style:tab-stops/>
      </style:paragraph-properties>
    </style:style>
    <style:style style:name="P808" style:parent-style-name="Textbody" style:family="paragraph">
      <style:paragraph-properties fo:text-align="justify" fo:margin-left="0.7875in">
        <style:tab-stops/>
      </style:paragraph-properties>
    </style:style>
    <style:style style:name="P809" style:parent-style-name="Textbody" style:family="paragraph">
      <style:paragraph-properties fo:text-align="justify" fo:margin-left="0.7875in">
        <style:tab-stops/>
      </style:paragraph-properties>
    </style:style>
    <style:style style:name="P810" style:parent-style-name="Textbody" style:family="paragraph">
      <style:paragraph-properties fo:text-align="justify" fo:margin-left="0.7875in">
        <style:tab-stops/>
      </style:paragraph-properties>
    </style:style>
    <style:style style:name="P811" style:parent-style-name="Textbody" style:family="paragraph">
      <style:paragraph-properties fo:text-align="justify" fo:margin-left="0.7875in">
        <style:tab-stops/>
      </style:paragraph-properties>
    </style:style>
    <style:style style:name="P812" style:parent-style-name="Textbody" style:family="paragraph">
      <style:paragraph-properties fo:text-align="justify"/>
    </style:style>
    <style:style style:name="P813" style:parent-style-name="Textbody" style:family="paragraph">
      <style:paragraph-properties fo:text-align="justify"/>
    </style:style>
    <style:style style:name="P814" style:parent-style-name="Textbody" style:family="paragraph">
      <style:paragraph-properties fo:text-align="justify" fo:margin-left="0.7875in">
        <style:tab-stops/>
      </style:paragraph-properties>
    </style:style>
    <style:style style:name="P815" style:parent-style-name="Textbody" style:family="paragraph">
      <style:paragraph-properties fo:text-align="justify" fo:margin-left="0.7875in">
        <style:tab-stops/>
      </style:paragraph-properties>
    </style:style>
    <style:style style:name="P816" style:parent-style-name="Textbody" style:family="paragraph">
      <style:paragraph-properties fo:text-align="justify" fo:margin-left="0.7875in">
        <style:tab-stops/>
      </style:paragraph-properties>
    </style:style>
    <style:style style:name="P817" style:parent-style-name="Textbody" style:family="paragraph">
      <style:paragraph-properties fo:text-align="justify" fo:margin-left="0.7875in">
        <style:tab-stops/>
      </style:paragraph-properties>
    </style:style>
    <style:style style:name="P818" style:parent-style-name="Textbody" style:family="paragraph">
      <style:paragraph-properties fo:text-align="justify" fo:margin-left="0.7875in">
        <style:tab-stops/>
      </style:paragraph-properties>
    </style:style>
    <style:style style:name="P819" style:parent-style-name="Textbody" style:family="paragraph">
      <style:paragraph-properties fo:text-align="justify" fo:margin-left="0.7875in">
        <style:tab-stops/>
      </style:paragraph-properties>
    </style:style>
    <style:style style:name="P820" style:parent-style-name="Textbody" style:family="paragraph">
      <style:paragraph-properties fo:text-align="justify" fo:line-height="100%"/>
    </style:style>
    <style:style style:name="T821" style:parent-style-name="DefaultParagraphFont" style:family="text">
      <style:text-properties fo:font-size="11pt" style:font-size-asian="11pt" style:font-size-complex="11pt"/>
    </style:style>
    <style:style style:name="P822" style:parent-style-name="Textbody" style:family="paragraph">
      <style:paragraph-properties fo:text-align="justify" fo:line-height="100%"/>
      <style:text-properties fo:font-size="11pt" style:font-size-asian="11pt" style:font-size-complex="11pt"/>
    </style:style>
    <style:style style:name="P823" style:parent-style-name="Textbody" style:family="paragraph">
      <style:paragraph-properties fo:text-align="justify" fo:line-height="100%"/>
      <style:text-properties fo:font-size="11pt" style:font-size-asian="11pt" style:font-size-complex="11pt"/>
    </style:style>
    <style:style style:name="P824" style:parent-style-name="Textbody" style:family="paragraph">
      <style:paragraph-properties fo:text-align="justify" fo:line-height="100%"/>
      <style:text-properties fo:font-size="11pt" style:font-size-asian="11pt" style:font-size-complex="11pt"/>
    </style:style>
    <style:style style:name="P825" style:parent-style-name="Textbody" style:family="paragraph">
      <style:paragraph-properties fo:text-align="justify" fo:line-height="100%"/>
      <style:text-properties fo:font-size="11pt" style:font-size-asian="11pt" style:font-size-complex="11pt"/>
    </style:style>
    <style:style style:name="P826" style:parent-style-name="Textbody" style:family="paragraph">
      <style:paragraph-properties fo:text-align="justify" fo:line-height="100%"/>
      <style:text-properties fo:font-size="11pt" style:font-size-asian="11pt" style:font-size-complex="11pt"/>
    </style:style>
    <style:style style:name="P827" style:parent-style-name="Textbody" style:family="paragraph">
      <style:paragraph-properties fo:text-align="justify" fo:line-height="100%"/>
      <style:text-properties fo:font-size="11pt" style:font-size-asian="11pt" style:font-size-complex="11pt"/>
    </style:style>
    <style:style style:name="P828" style:parent-style-name="Textbody" style:family="paragraph">
      <style:paragraph-properties fo:text-align="justify" fo:line-height="100%"/>
      <style:text-properties fo:font-size="11pt" style:font-size-asian="11pt" style:font-size-complex="11pt"/>
    </style:style>
    <style:style style:name="P829" style:parent-style-name="Textbody" style:family="paragraph">
      <style:paragraph-properties fo:text-align="justify" fo:line-height="100%"/>
      <style:text-properties fo:font-size="11pt" style:font-size-asian="11pt" style:font-size-complex="11pt"/>
    </style:style>
    <style:style style:name="P830" style:parent-style-name="Textbody" style:family="paragraph">
      <style:paragraph-properties fo:text-align="justify" fo:line-height="100%"/>
      <style:text-properties fo:font-size="11pt" style:font-size-asian="11pt" style:font-size-complex="11pt"/>
    </style:style>
    <style:style style:name="P831" style:parent-style-name="Textbody" style:family="paragraph">
      <style:paragraph-properties fo:text-align="justify" fo:line-height="100%"/>
      <style:text-properties fo:font-size="11pt" style:font-size-asian="11pt" style:font-size-complex="11pt"/>
    </style:style>
    <style:style style:name="P832" style:parent-style-name="Textbody" style:family="paragraph">
      <style:paragraph-properties fo:text-align="justify" fo:line-height="100%"/>
      <style:text-properties fo:font-size="11pt" style:font-size-asian="11pt" style:font-size-complex="11pt"/>
    </style:style>
    <style:style style:name="P833" style:parent-style-name="Textbody" style:family="paragraph">
      <style:paragraph-properties fo:text-align="justify" fo:line-height="100%"/>
      <style:text-properties fo:font-size="11pt" style:font-size-asian="11pt" style:font-size-complex="11pt"/>
    </style:style>
    <style:style style:name="P834" style:parent-style-name="Textbody" style:family="paragraph">
      <style:paragraph-properties fo:text-align="justify" fo:line-height="100%"/>
      <style:text-properties fo:font-size="11pt" style:font-size-asian="11pt" style:font-size-complex="11pt"/>
    </style:style>
    <style:style style:name="P835" style:parent-style-name="Textbody" style:family="paragraph">
      <style:paragraph-properties fo:text-align="justify" fo:line-height="100%"/>
      <style:text-properties fo:font-size="11pt" style:font-size-asian="11pt" style:font-size-complex="11pt"/>
    </style:style>
    <style:style style:name="P836" style:parent-style-name="Textbody" style:family="paragraph">
      <style:paragraph-properties fo:text-align="justify" fo:line-height="100%"/>
      <style:text-properties fo:font-size="11pt" style:font-size-asian="11pt" style:font-size-complex="11pt"/>
    </style:style>
    <style:style style:name="P837" style:parent-style-name="Textbody" style:family="paragraph">
      <style:paragraph-properties fo:text-align="justify" fo:line-height="100%"/>
      <style:text-properties fo:font-size="11pt" style:font-size-asian="11pt" style:font-size-complex="11pt"/>
    </style:style>
    <style:style style:name="P838" style:parent-style-name="Textbody" style:family="paragraph">
      <style:paragraph-properties fo:text-align="justify" fo:line-height="100%"/>
      <style:text-properties fo:font-size="11pt" style:font-size-asian="11pt" style:font-size-complex="11pt"/>
    </style:style>
    <style:style style:name="P839" style:parent-style-name="Textbody" style:family="paragraph">
      <style:paragraph-properties fo:text-align="justify" fo:line-height="100%"/>
      <style:text-properties fo:font-size="11pt" style:font-size-asian="11pt" style:font-size-complex="11pt"/>
    </style:style>
    <style:style style:name="P840" style:parent-style-name="Textbody" style:family="paragraph">
      <style:paragraph-properties fo:text-align="justify" fo:line-height="100%"/>
      <style:text-properties fo:font-size="11pt" style:font-size-asian="11pt" style:font-size-complex="11pt"/>
    </style:style>
    <style:style style:name="P841" style:parent-style-name="Textbody" style:family="paragraph">
      <style:paragraph-properties fo:text-align="justify" fo:line-height="100%"/>
      <style:text-properties fo:font-size="11pt" style:font-size-asian="11pt" style:font-size-complex="11pt"/>
    </style:style>
    <style:style style:name="P842" style:parent-style-name="Textbody" style:family="paragraph">
      <style:paragraph-properties fo:text-align="justify" fo:line-height="100%"/>
      <style:text-properties fo:font-size="11pt" style:font-size-asian="11pt" style:font-size-complex="11pt"/>
    </style:style>
    <style:style style:name="P843" style:parent-style-name="Textbody" style:family="paragraph">
      <style:paragraph-properties fo:text-align="justify" fo:line-height="100%"/>
      <style:text-properties fo:font-size="11pt" style:font-size-asian="11pt" style:font-size-complex="11pt"/>
    </style:style>
    <style:style style:name="P844" style:parent-style-name="Textbody" style:family="paragraph">
      <style:paragraph-properties fo:text-align="justify" fo:line-height="100%"/>
      <style:text-properties fo:font-size="11pt" style:font-size-asian="11pt" style:font-size-complex="11pt"/>
    </style:style>
    <style:style style:name="P845" style:parent-style-name="Textbody" style:family="paragraph">
      <style:paragraph-properties fo:text-align="justify" fo:line-height="100%"/>
      <style:text-properties fo:font-size="11pt" style:font-size-asian="11pt" style:font-size-complex="11pt"/>
    </style:style>
    <style:style style:name="P846" style:parent-style-name="Textbody" style:family="paragraph">
      <style:paragraph-properties fo:text-align="justify" fo:line-height="100%"/>
      <style:text-properties fo:font-size="11pt" style:font-size-asian="11pt" style:font-size-complex="11pt"/>
    </style:style>
    <style:style style:name="P847" style:parent-style-name="Textbody" style:family="paragraph">
      <style:paragraph-properties fo:text-align="justify" fo:line-height="100%"/>
      <style:text-properties fo:font-size="11pt" style:font-size-asian="11pt" style:font-size-complex="11pt"/>
    </style:style>
    <style:style style:name="P848" style:parent-style-name="Textbody" style:family="paragraph">
      <style:paragraph-properties fo:text-align="justify" fo:line-height="100%"/>
      <style:text-properties fo:font-size="11pt" style:font-size-asian="11pt" style:font-size-complex="11pt"/>
    </style:style>
    <style:style style:name="P849" style:parent-style-name="Textbody" style:family="paragraph">
      <style:paragraph-properties fo:text-align="justify" fo:line-height="100%"/>
      <style:text-properties fo:font-size="11pt" style:font-size-asian="11pt" style:font-size-complex="11pt"/>
    </style:style>
    <style:style style:name="P850" style:parent-style-name="Textbody" style:family="paragraph">
      <style:paragraph-properties fo:text-align="justify" fo:line-height="100%"/>
      <style:text-properties fo:font-size="11pt" style:font-size-asian="11pt" style:font-size-complex="11pt"/>
    </style:style>
    <style:style style:name="P851" style:parent-style-name="Textbody" style:family="paragraph">
      <style:paragraph-properties fo:text-align="justify" fo:line-height="100%"/>
      <style:text-properties fo:font-size="11pt" style:font-size-asian="11pt" style:font-size-complex="11pt"/>
    </style:style>
    <style:style style:name="P852" style:parent-style-name="Textbody" style:family="paragraph">
      <style:paragraph-properties fo:text-align="justify" fo:line-height="100%"/>
      <style:text-properties fo:font-size="11pt" style:font-size-asian="11pt" style:font-size-complex="11pt"/>
    </style:style>
    <style:style style:name="P853" style:parent-style-name="Textbody" style:family="paragraph">
      <style:paragraph-properties fo:text-align="justify" fo:line-height="100%"/>
      <style:text-properties fo:font-size="11pt" style:font-size-asian="11pt" style:font-size-complex="11pt"/>
    </style:style>
    <style:style style:name="P854" style:parent-style-name="Textbody" style:family="paragraph">
      <style:paragraph-properties fo:text-align="justify" fo:line-height="100%"/>
      <style:text-properties fo:font-size="11pt" style:font-size-asian="11pt" style:font-size-complex="11pt"/>
    </style:style>
    <style:style style:name="P855" style:parent-style-name="Textbody" style:family="paragraph">
      <style:paragraph-properties fo:text-align="justify" fo:line-height="100%"/>
      <style:text-properties fo:font-size="11pt" style:font-size-asian="11pt" style:font-size-complex="11pt"/>
    </style:style>
    <style:style style:name="P856" style:parent-style-name="Textbody" style:family="paragraph">
      <style:paragraph-properties fo:text-align="justify" fo:line-height="100%"/>
      <style:text-properties fo:font-size="11pt" style:font-size-asian="11pt" style:font-size-complex="11pt"/>
    </style:style>
    <style:style style:name="P857" style:parent-style-name="Textbody" style:family="paragraph">
      <style:paragraph-properties fo:text-align="justify" fo:line-height="100%"/>
      <style:text-properties fo:font-size="11pt" style:font-size-asian="11pt" style:font-size-complex="11pt"/>
    </style:style>
    <style:style style:name="P858" style:parent-style-name="Textbody" style:family="paragraph">
      <style:paragraph-properties fo:text-align="justify" fo:line-height="100%"/>
      <style:text-properties fo:font-size="11pt" style:font-size-asian="11pt" style:font-size-complex="11pt"/>
    </style:style>
    <style:style style:name="P859" style:parent-style-name="Textbody" style:family="paragraph">
      <style:paragraph-properties fo:text-align="justify" fo:line-height="100%"/>
      <style:text-properties fo:font-size="11pt" style:font-size-asian="11pt" style:font-size-complex="11pt"/>
    </style:style>
    <style:style style:name="P860" style:parent-style-name="Textbody" style:family="paragraph">
      <style:paragraph-properties fo:text-align="justify" fo:line-height="100%"/>
      <style:text-properties fo:font-size="11pt" style:font-size-asian="11pt" style:font-size-complex="11pt"/>
    </style:style>
    <style:style style:name="P861" style:parent-style-name="Textbody" style:family="paragraph">
      <style:paragraph-properties fo:text-align="justify" fo:line-height="100%"/>
      <style:text-properties fo:font-size="11pt" style:font-size-asian="11pt" style:font-size-complex="11pt"/>
    </style:style>
    <style:style style:name="P862" style:parent-style-name="Textbody" style:family="paragraph">
      <style:paragraph-properties fo:text-align="justify" fo:line-height="100%"/>
    </style:style>
    <style:style style:name="T863" style:parent-style-name="DefaultParagraphFont" style:family="text">
      <style:text-properties fo:font-size="11pt" style:font-size-asian="11pt" style:font-size-complex="11pt"/>
    </style:style>
    <style:style style:name="P864" style:parent-style-name="Textbody" style:family="paragraph">
      <style:paragraph-properties fo:text-align="justify" fo:line-height="100%"/>
      <style:text-properties fo:font-size="11pt" style:font-size-asian="11pt" style:font-size-complex="11pt"/>
    </style:style>
    <style:style style:name="P865" style:parent-style-name="Textbody" style:family="paragraph">
      <style:paragraph-properties fo:text-align="justify" fo:line-height="100%"/>
      <style:text-properties fo:font-size="11pt" style:font-size-asian="11pt" style:font-size-complex="11pt"/>
    </style:style>
    <style:style style:name="P866" style:parent-style-name="Textbody" style:family="paragraph">
      <style:paragraph-properties fo:text-align="justify" fo:line-height="100%"/>
      <style:text-properties fo:font-size="11pt" style:font-size-asian="11pt" style:font-size-complex="11pt"/>
    </style:style>
    <style:style style:name="P867" style:parent-style-name="Textbody" style:family="paragraph">
      <style:paragraph-properties fo:text-align="justify" fo:line-height="100%"/>
      <style:text-properties fo:font-size="11pt" style:font-size-asian="11pt" style:font-size-complex="11pt"/>
    </style:style>
    <style:style style:name="P868" style:parent-style-name="Textbody" style:family="paragraph">
      <style:paragraph-properties fo:text-align="justify" fo:line-height="100%"/>
      <style:text-properties fo:font-size="11pt" style:font-size-asian="11pt" style:font-size-complex="11pt"/>
    </style:style>
    <style:style style:name="P869" style:parent-style-name="Textbody" style:family="paragraph">
      <style:paragraph-properties fo:text-align="justify" fo:line-height="100%"/>
      <style:text-properties fo:font-size="11pt" style:font-size-asian="11pt" style:font-size-complex="11pt"/>
    </style:style>
    <style:style style:name="P870" style:parent-style-name="Textbody" style:family="paragraph">
      <style:paragraph-properties fo:text-align="justify" fo:line-height="100%"/>
      <style:text-properties fo:font-size="11pt" style:font-size-asian="11pt" style:font-size-complex="11pt"/>
    </style:style>
    <style:style style:name="P871" style:parent-style-name="Textbody" style:family="paragraph">
      <style:paragraph-properties fo:text-align="justify" fo:line-height="100%"/>
      <style:text-properties fo:font-size="11pt" style:font-size-asian="11pt" style:font-size-complex="11pt"/>
    </style:style>
    <style:style style:name="P872" style:parent-style-name="Textbody" style:family="paragraph">
      <style:paragraph-properties fo:text-align="justify" fo:line-height="100%"/>
      <style:text-properties fo:font-size="11pt" style:font-size-asian="11pt" style:font-size-complex="11pt"/>
    </style:style>
    <style:style style:name="P873" style:parent-style-name="Textbody" style:family="paragraph">
      <style:paragraph-properties fo:text-align="justify" fo:line-height="100%"/>
      <style:text-properties fo:font-size="11pt" style:font-size-asian="11pt" style:font-size-complex="11pt"/>
    </style:style>
    <style:style style:name="P874" style:parent-style-name="Textbody" style:family="paragraph">
      <style:paragraph-properties fo:text-align="justify" fo:line-height="100%"/>
      <style:text-properties fo:font-size="11pt" style:font-size-asian="11pt" style:font-size-complex="11pt"/>
    </style:style>
    <style:style style:name="P875" style:parent-style-name="Textbody" style:family="paragraph">
      <style:paragraph-properties fo:text-align="justify" fo:line-height="100%"/>
      <style:text-properties fo:font-size="11pt" style:font-size-asian="11pt" style:font-size-complex="11pt"/>
    </style:style>
    <style:style style:name="P876" style:parent-style-name="Textbody" style:family="paragraph">
      <style:paragraph-properties fo:text-align="justify" fo:line-height="100%"/>
      <style:text-properties fo:font-size="11pt" style:font-size-asian="11pt" style:font-size-complex="11pt"/>
    </style:style>
    <style:style style:name="P877" style:parent-style-name="Textbody" style:family="paragraph">
      <style:paragraph-properties fo:text-align="justify" fo:line-height="100%"/>
      <style:text-properties fo:font-size="11pt" style:font-size-asian="11pt" style:font-size-complex="11pt"/>
    </style:style>
    <style:style style:name="P878" style:parent-style-name="Textbody" style:family="paragraph">
      <style:paragraph-properties fo:text-align="justify" fo:line-height="100%"/>
      <style:text-properties fo:font-size="11pt" style:font-size-asian="11pt" style:font-size-complex="11pt"/>
    </style:style>
    <style:style style:name="P879" style:parent-style-name="Textbody" style:family="paragraph">
      <style:paragraph-properties fo:text-align="justify" fo:line-height="100%"/>
      <style:text-properties fo:font-size="11pt" style:font-size-asian="11pt" style:font-size-complex="11pt"/>
    </style:style>
    <style:style style:name="P880" style:parent-style-name="Textbody" style:family="paragraph">
      <style:paragraph-properties fo:text-align="justify" fo:line-height="100%"/>
      <style:text-properties fo:font-size="11pt" style:font-size-asian="11pt" style:font-size-complex="11pt"/>
    </style:style>
    <style:style style:name="P881" style:parent-style-name="Textbody" style:family="paragraph">
      <style:paragraph-properties fo:text-align="justify" fo:line-height="100%"/>
      <style:text-properties fo:font-size="11pt" style:font-size-asian="11pt" style:font-size-complex="11pt"/>
    </style:style>
    <style:style style:name="P882" style:parent-style-name="Textbody" style:family="paragraph">
      <style:paragraph-properties fo:text-align="justify" fo:line-height="100%"/>
      <style:text-properties fo:font-size="11pt" style:font-size-asian="11pt" style:font-size-complex="11pt"/>
    </style:style>
    <style:style style:name="P883" style:parent-style-name="Textbody" style:family="paragraph">
      <style:paragraph-properties fo:text-align="justify" fo:line-height="100%"/>
      <style:text-properties fo:font-size="11pt" style:font-size-asian="11pt" style:font-size-complex="11pt"/>
    </style:style>
    <style:style style:name="P884" style:parent-style-name="Textbody" style:family="paragraph">
      <style:paragraph-properties fo:text-align="justify" fo:line-height="100%"/>
      <style:text-properties fo:font-size="11pt" style:font-size-asian="11pt" style:font-size-complex="11pt"/>
    </style:style>
    <style:style style:name="P885" style:parent-style-name="Textbody" style:family="paragraph">
      <style:paragraph-properties fo:text-align="justify" fo:line-height="100%"/>
      <style:text-properties fo:font-size="11pt" style:font-size-asian="11pt" style:font-size-complex="11pt"/>
    </style:style>
    <style:style style:name="P886" style:parent-style-name="Textbody" style:family="paragraph">
      <style:paragraph-properties fo:text-align="justify" fo:line-height="100%"/>
      <style:text-properties fo:font-size="11pt" style:font-size-asian="11pt" style:font-size-complex="11pt"/>
    </style:style>
    <style:style style:name="P887" style:parent-style-name="Textbody" style:family="paragraph">
      <style:paragraph-properties fo:text-align="justify" fo:line-height="100%"/>
      <style:text-properties fo:font-size="11pt" style:font-size-asian="11pt" style:font-size-complex="11pt"/>
    </style:style>
    <style:style style:name="P888" style:parent-style-name="Textbody" style:family="paragraph">
      <style:paragraph-properties fo:text-align="justify" fo:line-height="100%"/>
      <style:text-properties fo:font-size="11pt" style:font-size-asian="11pt" style:font-size-complex="11pt"/>
    </style:style>
    <style:style style:name="P889" style:parent-style-name="Textbody" style:family="paragraph">
      <style:paragraph-properties fo:text-align="justify" fo:line-height="100%"/>
      <style:text-properties fo:font-size="11pt" style:font-size-asian="11pt" style:font-size-complex="11pt"/>
    </style:style>
    <style:style style:name="P890" style:parent-style-name="Textbody" style:family="paragraph">
      <style:paragraph-properties fo:text-align="justify" fo:line-height="100%"/>
      <style:text-properties fo:font-size="11pt" style:font-size-asian="11pt" style:font-size-complex="11pt"/>
    </style:style>
    <style:style style:name="P891" style:parent-style-name="Textbody" style:family="paragraph">
      <style:paragraph-properties fo:text-align="justify" fo:line-height="100%"/>
      <style:text-properties fo:font-size="11pt" style:font-size-asian="11pt" style:font-size-complex="11pt"/>
    </style:style>
    <style:style style:name="P892" style:parent-style-name="Textbody" style:family="paragraph">
      <style:paragraph-properties fo:text-align="justify" fo:line-height="100%"/>
      <style:text-properties fo:font-size="11pt" style:font-size-asian="11pt" style:font-size-complex="11pt"/>
    </style:style>
    <style:style style:name="P893" style:parent-style-name="Textbody" style:family="paragraph">
      <style:paragraph-properties fo:text-align="justify" fo:line-height="100%"/>
      <style:text-properties fo:font-size="11pt" style:font-size-asian="11pt" style:font-size-complex="11pt"/>
    </style:style>
    <style:style style:name="P894" style:parent-style-name="Textbody" style:family="paragraph">
      <style:paragraph-properties fo:text-align="justify" fo:line-height="100%"/>
      <style:text-properties fo:font-size="11pt" style:font-size-asian="11pt" style:font-size-complex="11pt"/>
    </style:style>
    <style:style style:name="P895" style:parent-style-name="Textbody" style:family="paragraph">
      <style:paragraph-properties fo:text-align="justify" fo:line-height="100%"/>
      <style:text-properties fo:font-size="11pt" style:font-size-asian="11pt" style:font-size-complex="11pt"/>
    </style:style>
    <style:style style:name="P896" style:parent-style-name="Textbody" style:family="paragraph">
      <style:paragraph-properties fo:text-align="justify" fo:line-height="100%"/>
      <style:text-properties fo:font-size="11pt" style:font-size-asian="11pt" style:font-size-complex="11pt"/>
    </style:style>
    <style:style style:name="P897" style:parent-style-name="Textbody" style:family="paragraph">
      <style:paragraph-properties fo:text-align="justify" fo:line-height="100%"/>
      <style:text-properties fo:font-size="11pt" style:font-size-asian="11pt" style:font-size-complex="11pt"/>
    </style:style>
    <style:style style:name="P898" style:parent-style-name="Textbody" style:family="paragraph">
      <style:paragraph-properties fo:text-align="justify" fo:line-height="100%"/>
      <style:text-properties fo:font-size="11pt" style:font-size-asian="11pt" style:font-size-complex="11pt"/>
    </style:style>
    <style:style style:name="P899" style:parent-style-name="Textbody" style:family="paragraph">
      <style:paragraph-properties fo:text-align="justify" fo:line-height="100%"/>
      <style:text-properties fo:font-size="11pt" style:font-size-asian="11pt" style:font-size-complex="11pt"/>
    </style:style>
    <style:style style:name="T900" style:parent-style-name="DefaultParagraphFont" style:family="text">
      <style:text-properties fo:font-weight="bold" style:font-weight-asian="bold" style:font-weight-complex="bold"/>
    </style:style>
    <style:style style:name="P901" style:parent-style-name="Textbody" style:family="paragraph">
      <style:text-properties fo:font-weight="bold" style:font-weight-asian="bold" style:font-weight-complex="bold"/>
    </style:style>
    <style:style style:name="T902" style:parent-style-name="DefaultParagraphFont" style:family="text">
      <style:text-properties fo:font-weight="bold" style:font-weight-asian="bold" style:font-weight-complex="bold"/>
    </style:style>
    <style:style style:name="T903" style:parent-style-name="DefaultParagraphFont" style:family="text">
      <style:text-properties fo:font-weight="bold" style:font-weight-asian="bold" style:font-weight-complex="bold"/>
    </style:style>
    <style:style style:name="T904" style:parent-style-name="DefaultParagraphFont" style:family="text">
      <style:text-properties fo:font-weight="bold" style:font-weight-asian="bold" style:font-weight-complex="bold"/>
    </style:style>
    <style:style style:name="T905" style:parent-style-name="DefaultParagraphFont" style:family="text">
      <style:text-properties fo:font-weight="bold" style:font-weight-asian="bold" style:font-weight-complex="bold"/>
    </style:style>
    <style:style style:name="P906" style:parent-style-name="Textbody" style:family="paragraph">
      <style:text-properties fo:font-weight="bold" style:font-weight-asian="bold" style:font-weight-complex="bold"/>
    </style:style>
    <style:style style:name="T907" style:parent-style-name="DefaultParagraphFont" style:family="text">
      <style:text-properties fo:font-weight="bold" style:font-weight-asian="bold" style:font-weight-complex="bold"/>
    </style:style>
    <style:style style:name="P908" style:parent-style-name="Textbody" style:family="paragraph"/>
    <style:style style:name="T909" style:parent-style-name="DefaultParagraphFont" style:family="text">
      <style:text-properties fo:font-weight="bold" style:font-weight-asian="bold" style:font-weight-complex="bold"/>
    </style:style>
    <style:style style:name="P910" style:parent-style-name="Textbody" style:family="paragraph"/>
    <style:style style:name="T911" style:parent-style-name="DefaultParagraphFont" style:family="text">
      <style:text-properties fo:font-weight="bold" style:font-weight-asian="bold" style:font-weight-complex="bold"/>
    </style:style>
    <style:style style:name="P912" style:parent-style-name="Textbody" style:family="paragraph"/>
    <style:style style:name="T913" style:parent-style-name="DefaultParagraphFont" style:family="text">
      <style:text-properties fo:font-weight="bold" style:font-weight-asian="bold" style:font-weight-complex="bold"/>
    </style:style>
    <style:style style:name="T914" style:parent-style-name="DefaultParagraphFont" style:family="text">
      <style:text-properties fo:font-weight="bold" style:font-weight-asian="bold" style:font-weight-complex="bold"/>
    </style:style>
    <style:style style:name="T915" style:parent-style-name="DefaultParagraphFont" style:family="text">
      <style:text-properties fo:font-weight="bold" style:font-weight-asian="bold" style:font-weight-complex="bold"/>
    </style:style>
    <style:style style:name="T916" style:parent-style-name="DefaultParagraphFont" style:family="text">
      <style:text-properties fo:font-weight="bold" style:font-weight-asian="bold" style:font-weight-complex="bold"/>
    </style:style>
    <style:style style:name="P917" style:parent-style-name="Textbody" style:family="paragraph"/>
    <style:style style:name="P918" style:parent-style-name="Textbody" style:family="paragraph"/>
    <style:style style:name="P919" style:parent-style-name="Textbody" style:family="paragraph"/>
    <style:style style:name="P920" style:parent-style-name="Textbody" style:family="paragraph">
      <style:paragraph-properties fo:margin-left="0.7875in">
        <style:tab-stops/>
      </style:paragraph-properties>
    </style:style>
    <style:style style:name="P921" style:parent-style-name="Textbody" style:family="paragraph">
      <style:paragraph-properties fo:margin-left="0.7875in">
        <style:tab-stops/>
      </style:paragraph-properties>
    </style:style>
    <style:style style:name="P922" style:parent-style-name="Textbody" style:family="paragraph">
      <style:paragraph-properties fo:margin-left="0.7875in">
        <style:tab-stops/>
      </style:paragraph-properties>
    </style:style>
    <style:style style:name="P923" style:parent-style-name="Textbody" style:family="paragraph">
      <style:paragraph-properties fo:margin-left="0.7875in">
        <style:tab-stops/>
      </style:paragraph-properties>
    </style:style>
    <style:style style:name="P924" style:parent-style-name="Textbody" style:family="paragraph">
      <style:paragraph-properties fo:margin-left="0.7875in">
        <style:tab-stops/>
      </style:paragraph-properties>
    </style:style>
    <style:style style:name="P925" style:parent-style-name="Textbody" style:family="paragraph">
      <style:paragraph-properties fo:margin-left="0.7875in">
        <style:tab-stops/>
      </style:paragraph-properties>
    </style:style>
    <style:style style:name="P926" style:parent-style-name="Textbody" style:family="paragraph">
      <style:paragraph-properties fo:margin-left="0.7875in">
        <style:tab-stops/>
      </style:paragraph-properties>
    </style:style>
    <style:style style:name="P927" style:parent-style-name="Textbody" style:family="paragraph">
      <style:paragraph-properties fo:margin-left="0.7875in">
        <style:tab-stops/>
      </style:paragraph-properties>
    </style:style>
    <style:style style:name="P928" style:parent-style-name="Textbody" style:family="paragraph">
      <style:paragraph-properties fo:margin-left="0.7875in">
        <style:tab-stops/>
      </style:paragraph-properties>
    </style:style>
    <style:style style:name="P929" style:parent-style-name="Textbody" style:family="paragraph">
      <style:paragraph-properties fo:margin-left="0.7875in">
        <style:tab-stops/>
      </style:paragraph-properties>
    </style:style>
    <style:style style:name="P930" style:parent-style-name="Textbody" style:family="paragraph">
      <style:paragraph-properties fo:margin-left="0.7875in">
        <style:tab-stops/>
      </style:paragraph-properties>
    </style:style>
    <style:style style:name="P931" style:parent-style-name="Textbody" style:family="paragraph">
      <style:paragraph-properties fo:margin-left="0.7875in">
        <style:tab-stops/>
      </style:paragraph-properties>
    </style:style>
    <style:style style:name="P932" style:parent-style-name="Textbody" style:family="paragraph">
      <style:paragraph-properties fo:margin-left="0.7875in">
        <style:tab-stops/>
      </style:paragraph-properties>
    </style:style>
    <style:style style:name="P933" style:parent-style-name="Textbody" style:family="paragraph">
      <style:paragraph-properties fo:margin-left="0.7875in">
        <style:tab-stops/>
      </style:paragraph-properties>
    </style:style>
    <style:style style:name="P934" style:parent-style-name="Textbody" style:family="paragraph">
      <style:paragraph-properties fo:margin-left="0.7875in">
        <style:tab-stops/>
      </style:paragraph-properties>
    </style:style>
    <style:style style:name="P935" style:parent-style-name="Textbody" style:family="paragraph">
      <style:paragraph-properties fo:margin-left="0.7875in">
        <style:tab-stops/>
      </style:paragraph-properties>
    </style:style>
    <style:style style:name="P936" style:parent-style-name="Textbody" style:family="paragraph">
      <style:paragraph-properties fo:margin-left="0.7875in">
        <style:tab-stops/>
      </style:paragraph-properties>
    </style:style>
    <style:style style:name="P937" style:parent-style-name="Textbody" style:family="paragraph">
      <style:paragraph-properties fo:margin-left="0.7875in">
        <style:tab-stops/>
      </style:paragraph-properties>
    </style:style>
    <style:style style:name="P938" style:parent-style-name="Textbody" style:family="paragraph">
      <style:paragraph-properties fo:margin-left="0.7875in">
        <style:tab-stops/>
      </style:paragraph-propertie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101678510" office:target-frame-name="_top" xlink:show="replace"><text:span text:style-name="Hyperlink">Good references</text:span><text:tab/>3</text:a></text:p>
          <text:p text:style-name="P2"><text:a xlink:href="#_Toc101678511" office:target-frame-name="_top" xlink:show="replace"><text:span text:style-name="T3">React libraries</text:span><text:tab/>3</text:a></text:p>
          <text:p text:style-name="P4"><text:a xlink:href="#_Toc101678512" office:target-frame-name="_top" xlink:show="replace"><text:span text:style-name="Hyperlink">Technology used</text:span><text:tab/>3</text:a></text:p>
          <text:p text:style-name="P5"><text:a xlink:href="#_Toc101678513" office:target-frame-name="_top" xlink:show="replace"><text:span text:style-name="Hyperlink">Python libraries upgrade / install</text:span><text:tab/>3</text:a></text:p>
          <text:p text:style-name="P6"><text:a xlink:href="#_Toc101678514" office:target-frame-name="_top" xlink:show="replace"><text:span text:style-name="Hyperlink">Client side</text:span><text:tab/>3</text:a></text:p>
          <text:p text:style-name="P7"><text:a xlink:href="#_Toc101678515" office:target-frame-name="_top" xlink:show="replace"><text:span text:style-name="Hyperlink">Tip and trick</text:span><text:bookmark-start text:name="_Hlt101678569"/><text:bookmark-start text:name="_Hlt101678570"/><text:span text:style-name="Hyperlink">s</text:span><text:bookmark-end text:name="_Hlt101678569"/><text:bookmark-end text:name="_Hlt101678570"/><text:tab/>3</text:a></text:p>
          <text:p text:style-name="P8"><text:a xlink:href="#_Toc101678516" office:target-frame-name="_top" xlink:show="replace"><text:span text:style-name="Hyperlink">Upgradation of NPM libraries and Material UI V4 to V5</text:span><text:tab/>3</text:a></text:p>
          <text:p text:style-name="P9"><text:a xlink:href="#_Toc101678517" office:target-frame-name="_top" xlink:show="replace"><text:span text:style-name="Hyperlink">Initial control flow</text:span><text:tab/>4</text:a></text:p>
          <text:p text:style-name="P10"><text:a xlink:href="#_Toc101678518" office:target-frame-name="_top" xlink:show="replace"><text:span text:style-name="Hyperlink">Css</text:span><text:tab/>4</text:a></text:p>
          <text:p text:style-name="P11"><text:a xlink:href="#_Toc101678519" office:target-frame-name="_top" xlink:show="replace"><text:span text:style-name="T12">React client (trace-client)</text:span><text:tab/>4</text:a></text:p>
          <text:p text:style-name="P13"><text:a xlink:href="#_Toc101678520" office:target-frame-name="_top" xlink:show="replace"><text:span text:style-name="Hyperlink">Client side framework</text:span><text:tab/>4</text:a></text:p>
          <text:p text:style-name="P14"><text:a xlink:href="#_Toc101678521" office:target-frame-name="_top" xlink:show="replace"><text:span text:style-name="Hyperlink">Latest understanding on 20-03-2022</text:span><text:tab/>5</text:a></text:p>
          <text:p text:style-name="P15"><text:a xlink:href="#_Toc101678522" office:target-frame-name="_top" xlink:show="replace"><text:span text:style-name="Hyperlink">Concept</text:span><text:tab/>5</text:a></text:p>
          <text:p text:style-name="P16"><text:a xlink:href="#_Toc101678523" office:target-frame-name="_top" xlink:show="replace"><text:span text:style-name="Hyperlink">Tips</text:span><text:tab/>6</text:a></text:p>
          <text:p text:style-name="P17"><text:a xlink:href="#_Toc101678524" office:target-frame-name="_top" xlink:show="replace"><text:span text:style-name="Hyperlink">Reducing the build size of React app</text:span><text:tab/>7</text:a></text:p>
          <text:p text:style-name="P18"><text:a xlink:href="#_Toc101678525" office:target-frame-name="_top" xlink:show="replace"><text:span text:style-name="Hyperlink">React basic important understanding</text:span><text:tab/>7</text:a></text:p>
          <text:p text:style-name="P19"><text:a xlink:href="#_Toc101678526" office:target-frame-name="_top" xlink:show="replace"><text:span text:style-name="Hyperlink">How to do auto login as 'd' in development environment</text:span><text:tab/>7</text:a></text:p>
          <text:p text:style-name="P20"><text:a xlink:href="#_Toc101678527" office:target-frame-name="_top" xlink:show="replace"><text:span text:style-name="Hyperlink">Auto logout after inactivity</text:span><text:tab/>8</text:a></text:p>
          <text:p text:style-name="P21"><text:a xlink:href="#_Toc101678528" office:target-frame-name="_top" xlink:show="replace"><text:span text:style-name="T22">React material-ui</text:span><text:tab/>8</text:a></text:p>
          <text:p text:style-name="P23"><text:a xlink:href="#_Toc101678529" office:target-frame-name="_top" xlink:show="replace"><text:span text:style-name="T24">PrimeReact (UI-Library)</text:span><text:tab/>12</text:a></text:p>
          <text:p text:style-name="P25"><text:a xlink:href="#_Toc101678530" office:target-frame-name="_top" xlink:show="replace"><text:span text:style-name="Hyperlink">Python UI (tkinter)</text:span><text:tab/>12</text:a></text:p>
          <text:p text:style-name="P26"><text:a xlink:href="#_Toc101678531" office:target-frame-name="_top" xlink:show="replace"><text:span text:style-name="Hyperlink">Deployment</text:span><text:tab/>12</text:a></text:p>
          <text:p text:style-name="P27"><text:a xlink:href="#_Toc101678532" office:target-frame-name="_top" xlink:show="replace"><text:span text:style-name="Hyperlink">Server side</text:span><text:tab/>13</text:a></text:p>
          <text:p text:style-name="P28"><text:a xlink:href="#_Toc101678533" office:target-frame-name="_top" xlink:show="replace"><text:span text:style-name="Hyperlink">Complete upgradation procedure of Python and web server in windows</text:span><text:tab/>13</text:a></text:p>
          <text:p text:style-name="P29"><text:a xlink:href="#_Toc101678534" office:target-frame-name="_top" xlink:show="replace"><text:span text:style-name="Hyperlink">Important notes on link server</text:span><text:tab/>13</text:a></text:p>
          <text:p text:style-name="P30"><text:a xlink:href="#_Toc101678535" office:target-frame-name="_top" xlink:show="replace"><text:span text:style-name="Hyperlink">Cloudjiffy deployment latest on 11-06-2021</text:span><text:tab/>13</text:a></text:p>
          <text:p text:style-name="P31"><text:a xlink:href="#_Toc101678536" office:target-frame-name="_top" xlink:show="replace"><text:span text:style-name="Hyperlink">Cloudjiffy cloud deployment (deprecated follow the preceding one)</text:span><text:tab/>14</text:a></text:p>
          <text:p text:style-name="P32"><text:a xlink:href="#_Toc101678537" office:target-frame-name="_top" xlink:show="replace"><text:span text:style-name="T33">Deployment procedures at Cloudjiffy Docker container</text:span><text:tab/>16</text:a></text:p>
          <text:p text:style-name="P34"><text:a xlink:href="#_Toc101678538" office:target-frame-name="_top" xlink:show="replace"><text:span text:style-name="T35">Notes</text:span><text:tab/>16</text:a></text:p>
          <text:p text:style-name="P36"><text:a xlink:href="#_Toc101678539" office:target-frame-name="_top" xlink:show="replace"><text:span text:style-name="Hyperlink">Deployment from GitHub</text:span><text:tab/>17</text:a></text:p>
          <text:p text:style-name="P37"><text:a xlink:href="#_Toc101678540" office:target-frame-name="_top" xlink:show="replace"><text:span text:style-name="Hyperlink">Flask server (TraceServer)</text:span><text:tab/>17</text:a></text:p>
          <text:p text:style-name="P38"><text:a xlink:href="#_Toc101678541" office:target-frame-name="_top" xlink:show="replace"><text:span text:style-name="Hyperlink">Using .scss and <text:s/>.css in templates under BluePrint</text:span><text:tab/>17</text:a></text:p>
          <text:p text:style-name="P39"><text:a xlink:href="#_Toc101678542" office:target-frame-name="_top" xlink:show="replace"><text:span text:style-name="Hyperlink">Understanding of template_folder, static_url_path, static_folder</text:span><text:tab/>18</text:a></text:p>
          <text:p text:style-name="P40"><text:a xlink:href="#_Toc101678543" office:target-frame-name="_top" xlink:show="replace"><text:span text:style-name="Hyperlink">Virtual environment for Python</text:span><text:tab/>18</text:a></text:p>
          <text:p text:style-name="P41"><text:a xlink:href="#_Toc101678544" office:target-frame-name="_top" xlink:show="replace"><text:span text:style-name="Hyperlink">Tips</text:span><text:tab/>19</text:a></text:p>
          <text:p text:style-name="P42"><text:a xlink:href="#_Toc101678545" office:target-frame-name="_top" xlink:show="replace"><text:span text:style-name="Hyperlink">Socket implementation</text:span><text:tab/>19</text:a></text:p>
          <text:p text:style-name="P43"><text:a xlink:href="#_Toc101678546" office:target-frame-name="_top" xlink:show="replace"><text:span text:style-name="Hyperlink">Python</text:span><text:tab/>20</text:a></text:p>
          <text:p text:style-name="P44"><text:a xlink:href="#_Toc101678547" office:target-frame-name="_top" xlink:show="replace"><text:span text:style-name="Hyperlink">Email from server</text:span><text:tab/>20</text:a></text:p>
          <text:p text:style-name="P45"><text:a xlink:href="#_Toc101678548" office:target-frame-name="_top" xlink:show="replace"><text:span text:style-name="Hyperlink">PostgreSql</text:span><text:tab/>21</text:a></text:p>
          <text:p text:style-name="P46"><text:a xlink:href="#_Toc101678549" office:target-frame-name="_top" xlink:show="replace"><text:span text:style-name="Hyperlink">Using recursive CTE queries in PostGreSQL</text:span><text:tab/>21</text:a></text:p>
          <text:p text:style-name="P47"><text:a xlink:href="#_Toc101678550" office:target-frame-name="_top" xlink:show="replace"><text:span text:style-name="Hyperlink">Getting the summary of accounts</text:span><text:tab/>21</text:a></text:p>
          <text:p text:style-name="P48"><text:a xlink:href="#_Toc101678551" office:target-frame-name="_top" xlink:show="replace"><text:span text:style-name="Hyperlink">PgAdmin</text:span><text:tab/>22</text:a></text:p>
          <text:p text:style-name="P49"><text:a xlink:href="#_Toc101678552" office:target-frame-name="_top" xlink:show="replace"><text:span text:style-name="Hyperlink">Switching to another schema say demounit1</text:span><text:tab/>22</text:a></text:p>
          <text:p text:style-name="P50"><text:a xlink:href="#_Toc101678553" office:target-frame-name="_top" xlink:show="replace"><text:span text:style-name="Hyperlink">Taking a dump of existing uptodate database and provision it to TraceServer</text:span><text:tab/>22</text:a></text:p>
          <text:p text:style-name="P51"><text:a xlink:href="#_Toc101678554" office:target-frame-name="_top" xlink:show="replace"><text:span text:style-name="Hyperlink">How to take a dump of database schema and data together through pg_dump</text:span><text:tab/>22</text:a></text:p>
          <text:p text:style-name="P52"><text:a xlink:href="#_Toc101678555" office:target-frame-name="_top" xlink:show="replace"><text:span text:style-name="Hyperlink">Calling a stored procedure</text:span><text:tab/>23</text:a></text:p>
          <text:p text:style-name="P53"><text:a xlink:href="#_Toc101678556" office:target-frame-name="_top" xlink:show="replace"><text:span text:style-name="Hyperlink">To delete a database trace, oper query of another db and do this:</text:span><text:tab/>23</text:a></text:p>
          <text:p text:style-name="P54"><text:a xlink:href="#_Toc101678557" office:target-frame-name="_top" xlink:show="replace"><text:span text:style-name="Hyperlink">How to upgrade a database to next major version, say from postgresql 11.3 to 12.3 as source and target respectively</text:span><text:tab/>23</text:a></text:p>
          <text:p text:style-name="P55"><text:a xlink:href="#_Toc101678558" office:target-frame-name="_top" xlink:show="replace"><text:span text:style-name="Hyperlink">How I ran pg_dump at cloudjiffy for doing backup and then later restore</text:span><text:tab/>23</text:a></text:p>
          <text:p text:style-name="P56"><text:a xlink:href="#_Toc101678559" office:target-frame-name="_top" xlink:show="replace"><text:span text:style-name="Hyperlink">Creating and deleting business unit or schema</text:span><text:tab/>24</text:a></text:p>
          <text:p text:style-name="P57"><text:a xlink:href="#_Toc101678560" office:target-frame-name="_top" xlink:show="replace"><text:span text:style-name="Hyperlink">Psycopg2 (PostgreSql library to connect PostgreSql from flask)</text:span><text:tab/>24</text:a></text:p>
          <text:p text:style-name="P58"><text:a xlink:href="#_Toc101678561" office:target-frame-name="_top" xlink:show="replace"><text:span text:style-name="Hyperlink">GraphQL</text:span><text:tab/>25</text:a></text:p>
          <text:p text:style-name="P59"><text:a xlink:href="#_Toc101678562" office:target-frame-name="_top" xlink:show="replace"><text:span text:style-name="Hyperlink">client side graphql tips</text:span><text:tab/>27</text:a></text:p>
          <text:p text:style-name="P60"><text:a xlink:href="#_Toc101678563" office:target-frame-name="_top" xlink:show="replace"><text:span text:style-name="Hyperlink">Yeoman generator</text:span><text:tab/>27</text:a></text:p>
          <text:p text:style-name="P61"><text:a xlink:href="#_Toc101678564" office:target-frame-name="_top" xlink:show="replace"><text:span text:style-name="Hyperlink">Security and user management</text:span><text:tab/>27</text:a></text:p>
          <text:p text:style-name="P62"><text:a xlink:href="#_Toc101678565" office:target-frame-name="_top" xlink:show="replace"><text:span text:style-name="Hyperlink">Deployment history</text:span><text:tab/>28</text:a></text:p>
          <text:p text:style-name="P63"><text:a xlink:href="#_Toc101678566" office:target-frame-name="_top" xlink:show="replace"><text:span text:style-name="Hyperlink">Data formats</text:span><text:tab/>28</text:a></text:p>
          <text:p text:style-name="P64"><text:a xlink:href="#_Toc101678567" office:target-frame-name="_top" xlink:show="replace"><text:span text:style-name="Hyperlink">Trace</text:span><text:tab/>30</text:a></text:p>
          <text:p text:style-name="P65"><text:a xlink:href="#_Toc101678568" office:target-frame-name="_top" xlink:show="replace"><text:span text:style-name="Hyperlink">Postman</text:span><text:tab/>31</text:a></text:p>
        </text:index-body>
      </text:table-of-content>
      <text:p text:style-name="Standard"/>
      <text:h text:style-name="P66" text:outline-level="1"><text:bookmark-start text:name="__RefHeading___Toc361_288785947"/><text:bookmark-start text:name="_Toc75769306"/><text:bookmark-start text:name="_Toc79604841"/><text:bookmark-start text:name="_Toc87776446"/><text:bookmark-start text:name="_Toc95242427"/><text:bookmark-start text:name="_Toc96347317"/><text:bookmark-start text:name="_Toc101678510"/><text:soft-page-break/>Good references<text:bookmark-end text:name="__RefHeading___Toc361_288785947"/><text:bookmark-end text:name="_Toc75769306"/><text:bookmark-end text:name="_Toc79604841"/><text:bookmark-end text:name="_Toc87776446"/><text:bookmark-end text:name="_Toc95242427"/><text:bookmark-end text:name="_Toc96347317"/><text:bookmark-end text:name="_Toc101678510"/></text:h>
      <text:h text:style-name="P67" text:outline-level="3"><text:bookmark-start text:name="__RefHeading___Toc363_288785947"/><text:bookmark-start text:name="_Toc75769307"/><text:bookmark-start text:name="_Toc79604842"/><text:bookmark-start text:name="_Toc87776447"/><text:bookmark-start text:name="_Toc95242428"/><text:bookmark-start text:name="_Toc96347318"/><text:bookmark-start text:name="_Toc101678511"/>React libraries<text:bookmark-end text:name="__RefHeading___Toc363_288785947"/><text:bookmark-end text:name="_Toc75769307"/><text:bookmark-end text:name="_Toc79604842"/><text:bookmark-end text:name="_Toc87776447"/><text:bookmark-end text:name="_Toc95242428"/><text:bookmark-end text:name="_Toc96347318"/><text:bookmark-end text:name="_Toc101678511"/></text:h>
      <text:p text:style-name="P68">1. react-load-spinner</text:p>
      <text:p text:style-name="P69">2. react-animated-burgers for animated menus</text:p>
      <text:p text:style-name="P70">3. react-responsive-carousel</text:p>
      <text:p text:style-name="P71">4. react-markdown</text:p>
      <text:p text:style-name="P72">5. statelake: a good state maintenance library</text:p>
      <text:h text:style-name="P73" text:outline-level="1"><text:bookmark-start text:name="__RefHeading___Toc365_288785947"/><text:bookmark-start text:name="_Toc75769308"/><text:bookmark-start text:name="_Toc79604843"/><text:bookmark-start text:name="_Toc87776448"/><text:bookmark-start text:name="_Toc95242429"/><text:bookmark-start text:name="_Toc96347319"/><text:bookmark-start text:name="_Toc101678512"/>Technology used<text:bookmark-end text:name="__RefHeading___Toc365_288785947"/><text:bookmark-end text:name="_Toc75769308"/><text:bookmark-end text:name="_Toc79604843"/><text:bookmark-end text:name="_Toc87776448"/><text:bookmark-end text:name="_Toc95242429"/><text:bookmark-end text:name="_Toc96347319"/><text:bookmark-end text:name="_Toc101678512"/></text:h>
      <text:p text:style-name="P74">React, GraphQL, Flask,<text:s/>Graphene, Python, postgreSql</text:p>
      <text:p text:style-name="P75"/>
      <text:h text:style-name="Heading1" text:outline-level="1"><text:bookmark-start text:name="_Toc75769309"/><text:bookmark-start text:name="_Toc79604844"/><text:bookmark-start text:name="_Toc87776449"/><text:bookmark-start text:name="_Toc95242430"/><text:bookmark-start text:name="_Toc96347320"/><text:bookmark-start text:name="_Toc101678513"/>Python libraries upgrade / install<text:bookmark-end text:name="_Toc75769309"/><text:bookmark-end text:name="_Toc79604844"/><text:bookmark-end text:name="_Toc87776449"/><text:bookmark-end text:name="_Toc95242430"/><text:bookmark-end text:name="_Toc96347320"/><text:bookmark-end text:name="_Toc101678513"/></text:h>
      <text:p text:style-name="Textbody"><text:span text:style-name="T76">pip install flask demjson simplejson psycopg2 requests ariadne pandas flask_cors nested_lookup flask_mail pyjwt datetime bcrypt autopep8 xlsxwriter libsass flask_weasyprint babel rx<text:s/></text:span><text:span text:style-name="T77">python-socketio[client] asyncio aiohttp openpyxl pdfkit</text:span></text:p>
      <text:p text:style-name="Textbody"/>
      <text:h text:style-name="P78" text:outline-level="1"><text:bookmark-start text:name="__RefHeading___Toc123_288785947"/><text:bookmark-start text:name="_Toc75769310"/><text:bookmark-start text:name="_Toc79604845"/><text:bookmark-start text:name="_Toc87776450"/><text:bookmark-start text:name="_Toc95242431"/><text:bookmark-start text:name="_Toc96347321"/><text:bookmark-start text:name="_Toc101678514"/>Client side<text:bookmark-end text:name="__RefHeading___Toc123_288785947"/><text:bookmark-end text:name="_Toc75769310"/><text:bookmark-end text:name="_Toc79604845"/><text:bookmark-end text:name="_Toc87776450"/><text:bookmark-end text:name="_Toc95242431"/><text:bookmark-end text:name="_Toc96347321"/><text:bookmark-end text:name="_Toc101678514"/></text:h>
      <text:h text:style-name="Heading2" text:outline-level="2"><text:bookmark-start text:name="_Toc101678515"/>Tip and tricks<text:bookmark-end text:name="_Toc101678515"/></text:h>
      <text:list text:style-name="LFO1" text:continue-numbering="true">
        <text:list-item>
          <text:p text:style-name="P79">In Material – ui,<text:s/>For Typography to wrap text:<text:s/><text:span text:style-name="T80">sx={{display: 'inline-block', whiteSpace: 'pre-line'}}</text:span></text:p>
        </text:list-item>
        <text:list-item>
          <text:p text:style-name="P81">For resetting a deeply nested object, if you assign that object to {}, it does not reset the object.<text:s/><text:bookmark-start text:name="_Toc95242432"/><text:bookmark-start text:name="_Toc96347322"/><text:bookmark-start text:name="_Toc101678516"/>To properly reset a nested object get the new instance from a function. So, if obj1 is a deeply nested object, obj1 = {} will not reset it. The deeply nested properties will still be there. To reset it to {}, just use ()&gt;({}). Means, wrap the empty instance with a function and call the function. I used this to reset the sales object in Trace.</text:p>
        </text:list-item>
      </text:list>
      <text:h text:style-name="Heading2" text:outline-level="2">Upgradation of NPM libraries and Material UI V4 to V5<text:bookmark-end text:name="_Toc95242432"/><text:bookmark-end text:name="_Toc96347322"/><text:bookmark-end text:name="_Toc101678516"/></text:h>
      <text:p text:style-name="Normal">Upgradation attempt on 17/01/2022</text:p>
      <text:p text:style-name="P82">a) Use yarn instead of npm install</text:p>
      <text:p text:style-name="P83"><text:s text:c="2"/>b) use yarn add eslint-config-react-app -D to evade some errors</text:p>
      <text:p text:style-name="P84"><text:s text:c="2"/>c) Comment out disableTypography</text:p>
      <text:p text:style-name="P85"><text:s text:c="2"/>d) In some places because of TypeScript: must use e: any in error handling</text:p>
      <text:p text:style-name="P86"><text:s text:c="2"/>e) In MultiLineTextBox: rowsMin -&gt; minRows</text:p>
      <text:p text:style-name="P87"><text:s text:c="2"/>f) Convert @material-ui/core to @mui/material</text:p>
      <text:p text:style-name="P88"><text:s text:c="2"/>g) for useTheme, createStyles. makeStyles use @mui/styles</text:p>
      <text:p text:style-name="P89"><text:s text:c="2"/>h) for Theme use @mui/material</text:p>
      <text:p text:style-name="P90"><text:s text:c="2"/>i) Make changes in App.tsx for themeProvider and colors etc</text:p>
      <text:p text:style-name="P91"><text:s text:c="2"/>j) converted x-data-grid-pro to latest version</text:p>
      <text:p text:style-name="P92"><text:s/><text:s/>j) After doing all this, still the UI breaks. So need to learn mui v5 from begining specially theme</text:p>
      <text:p text:style-name="P93"><text:s text:c="2"/>k) makeStyles is deprecated. All deprecated items are kept in @mui/styles. It will be removed in V6. The correct styling package to use is @mui/material/styles</text:p>
      <text:p text:style-name="P94"><text:s text:c="2"/>l) Need to use StyledEngineProvider injectFirst, in the App.tsx</text:p>
      <text:p text:style-name="P95"><text:s text:c="2"/>m) Made several changes for makeStyles to be imported from @mui/styles; It will be deprecated<text:s/><text:soft-page-break/>in v6</text:p>
      <text:p text:style-name="P96"><text:s text:c="2"/>n) Still material-table being used in<text:s/>authentication/generic-crud, this has dependency on @material-ui/core, needs to be removed</text:p>
      <text:p text:style-name="P97"><text:s text:c="2"/>o) remove &lt;h3&gt; and use div instead in all &lt;DialogTitle&gt;</text:p>
      <text:p text:style-name="P98"><text:s text:c="2"/>p) Issue with Alert of snackbar, breaks. Fixed it by not using MuiAlert</text:p>
      <text:p text:style-name="P99"><text:s text:c="2"/>q) In NumberFormat and TextBoxes do variant='standard'. Fixed Purchases and sales many textboxes</text:p>
      <text:p text:style-name="P100"><text:s text:c="2"/>r) Voucher and sales, purchases tab color problems fixed</text:p>
      <text:p text:style-name="P101"><text:s text:c="2"/>s) Bank recon after select a bank error, fixed</text:p>
      <text:p text:style-name="P102"><text:s text:c="2"/>t) react-scripts ver 4.x works well, but if it is upgraded to react-scripts v5.x, there is some module error problem which is related to webpack v5, which is associated with react-scripts v5. At present I don't have a remedy, so I stick to react-scripts v4.x in package.json</text:p>
      <text:p text:style-name="P103"><text:s text:c="2"/>u) Use the useTheme() instead of theme all over</text:p>
      <text:p text:style-name="Normal"><text:span text:style-name="T104"><text:s text:c="2"/>v) Need t</text:span><text:span text:style-name="T105">o delete node_modules and lock files, then yarn or npm install</text:span></text:p>
      <text:p text:style-name="Textbody"/>
      <text:h text:style-name="Heading2" text:outline-level="2"><text:bookmark-start text:name="_Toc87776451"/><text:bookmark-start text:name="_Toc95242433"/><text:bookmark-start text:name="_Toc96347323"/><text:bookmark-start text:name="_Toc101678517"/>Initial control flow<text:bookmark-end text:name="_Toc87776451"/><text:bookmark-end text:name="_Toc95242433"/><text:bookmark-end text:name="_Toc96347323"/><text:bookmark-end text:name="_Toc101678517"/></text:h>
      <text:p text:style-name="Textbody">App.tsx</text:p>
      <text:list text:style-name="LFO2" text:continue-numbering="true">
        <text:list-item>
          <text:p text:style-name="P106">app-main.tsx(AppMain): displays drawyer, appbar(TraceHeader, TraceSubHeader, TraceLeft, TraceMain, TraceLoadingIndicator), Sends message to TraceHeader to load menu from data-menu.json(data folder)</text:p>
          <text:list text:continue-numbering="true">
            <text:list-item>
              <text:p text:style-name="P107">TraceHeader: Loads data menu. Has ‘LOAD-MESSAGE’ subscription to show snackbar for showing custom global message.</text:p>
            </text:list-item>
            <text:list-item>
              <text:p text:style-name="P108">TraceMain</text:p>
              <text:list text:continue-numbering="true">
                <text:list-item>
                  <text:p text:style-name="P109"><text:s/>LaunchPad: Loads component / refreshes component</text:p>
                </text:list-item>
              </text:list>
            </text:list-item>
          </text:list>
        </text:list-item>
        <text:list-item>
          <text:p text:style-name="P110">initCode(init_code.tsx): It is called by initialize-react-form, accounts-sub-header, GenericDialogs(generic-dialog.tsx). Exports three functions setLastBuCodeFinYearIdBranchId, setNowFinYearIdDatesFinYearsBranches, execDataCache</text:p>
        </text:list-item>
        <text:list-item>
          <text:p text:style-name="P111"/>
        </text:list-item>
      </text:list>
      <text:p text:style-name="Textbody"/>
      <text:h text:style-name="Heading3" text:outline-level="3"><text:bookmark-start text:name="__RefHeading___Toc379_288785947"/><text:bookmark-start text:name="_Toc75769311"/><text:bookmark-start text:name="_Toc79604846"/><text:bookmark-start text:name="_Toc87776452"/><text:bookmark-start text:name="_Toc95242434"/><text:bookmark-start text:name="_Toc96347324"/><text:bookmark-start text:name="_Toc101678518"/>Css<text:bookmark-end text:name="__RefHeading___Toc379_288785947"/><text:bookmark-end text:name="_Toc75769311"/><text:bookmark-end text:name="_Toc79604846"/><text:bookmark-end text:name="_Toc87776452"/><text:bookmark-end text:name="_Toc95242434"/><text:bookmark-end text:name="_Toc96347324"/><text:bookmark-end text:name="_Toc101678518"/></text:h>
      <text:list text:style-name="LFO3" text:continue-numbering="true">
        <text:list-item>
          <text:p text:style-name="P112">Anything defined in SCSS file is applicable application wide. For<text:s/>local styling you can very well use styled-components. But if you want to define classes at local level consider using makeStyles and createStyles of material-ui. Using them you can define local css classes and use them in code. Further use clsx library wherein you can apply multiple classes together for className attribute. Combination of makeStyles, createStyles and clsx is killer combination.</text:p>
        </text:list-item>
        <text:list-item>
          <text:p text:style-name="P113">Material-ui is defacto standard for responsive design. Make use of useMediaQuery, which gives updated result when<text:s/>you change the screen. I successfully tried out window resize event along with window.innerWidth and lodash debounce, which worked but is less efficient. Even window.matchMedia event works fine but found material-ui useMediaQuery as ultimate solution.</text:p>
        </text:list-item>
      </text:list>
      <text:h text:style-name="P114" text:outline-level="3"><text:bookmark-start text:name="__RefHeading___Toc381_288785947"/><text:bookmark-start text:name="_Toc75769312"/><text:bookmark-start text:name="_Toc79604847"/><text:bookmark-start text:name="_Toc87776453"/><text:bookmark-start text:name="_Toc95242435"/><text:bookmark-start text:name="_Toc96347325"/><text:bookmark-start text:name="_Toc101678519"/>React client (trace-client)<text:bookmark-end text:name="__RefHeading___Toc381_288785947"/><text:bookmark-end text:name="_Toc75769312"/><text:bookmark-end text:name="_Toc79604847"/><text:bookmark-end text:name="_Toc87776453"/><text:bookmark-end text:name="_Toc95242435"/><text:bookmark-end text:name="_Toc96347325"/><text:bookmark-end text:name="_Toc101678519"/></text:h>
      <text:h text:style-name="Heading4" text:outline-level="4"><text:bookmark-start text:name="__RefHeading___Toc383_288785947"/><text:bookmark-start text:name="_Toc75769313"/><text:bookmark-start text:name="_Toc79604848"/><text:bookmark-start text:name="_Toc87776454"/><text:bookmark-start text:name="_Toc95242436"/><text:bookmark-start text:name="_Toc96347326"/><text:bookmark-start text:name="_Toc101678520"/>Client side framework<text:bookmark-end text:name="__RefHeading___Toc383_288785947"/><text:bookmark-end text:name="_Toc75769313"/><text:bookmark-end text:name="_Toc79604848"/><text:bookmark-end text:name="_Toc87776454"/><text:bookmark-end text:name="_Toc95242436"/><text:bookmark-end text:name="_Toc96347326"/><text:bookmark-end text:name="_Toc101678520"/></text:h>
      <text:list text:style-name="LFO4" text:continue-numbering="true">
        <text:list-item>
          <text:p text:style-name="P115">Ibuki messaging is extensively used through rxjs reactive library.</text:p>
        </text:list-item>
        <text:list-item>
          <text:p text:style-name="P116">DataCache mechanism is implemented. That means, at first page load all fixed data is cached. That fixed data is available through<text:s/>hotEmit / hotFilterOn Ibuki mechanism. Once data is cached you can use that data in various select or other controls without retrieving them from server. Tha dataCache can be a nested big object directly retrieved from server without any transformation. How it is implemented?</text:p>
        </text:list-item>
      </text:list>
      <text:p text:style-name="P117"><text:tab/>1. In trace-left component graphql query is executed with await.</text:p>
      <text:soft-page-break/>
      <text:p text:style-name="P118"><text:tab/>2. After the query results are available, the same is done hotEmit (from ebuki). Since emit is performed before filterOn, hence hot is used. Ibuki message is 'DATACACHE-SUCCESSFULLY-LOADED'.</text:p>
      <text:p text:style-name="P119"><text:tab/>3. Remember that in JavaScript when you import a file in different components, the file is only loaded once. So this mechanism can be used to implement a global object. In trace-global-objects there is a 'subs' object. This is all Ibuki subscriptions for all entities. In custom-methods file filterOn is implemented inside a Promise. The promise is consumed in the 'generic-item' as doInitForSelect() method. I tried it with async await but it did not work out. Only the way it is implemented it worked.</text:p>
      <text:p text:style-name="P120"><text:tab/>4. The json form template file uses the 'methodName': 'dataCache', args:['arg1', 'arg2' ...]. The dataCache is merely a method in the custom-methods file, and nothing more than that.</text:p>
      <text:list text:style-name="LFO5" text:continue-numbering="true">
        <text:list-item>
          <text:p text:style-name="P121">For number formatting and input of numbers a library react-number-format is used. It is used in the Money control in html-core.tsx.</text:p>
        </text:list-item>
        <text:list-item>
          <text:p text:style-name="P122">For searchable drop down a library react-select is used.</text:p>
        </text:list-item>
      </text:list>
      <text:h text:style-name="Heading4" text:outline-level="4"><text:bookmark-start text:name="_Toc96347327"/><text:bookmark-start text:name="_Toc101678521"/>Latest understanding on 20-03-2022<text:bookmark-end text:name="_Toc101678521"/></text:h>
      <text:list text:style-name="LFO6" text:continue-numbering="true">
        <text:list-item>
          <text:p text:style-name="P123">PR: Parent rerender is done using setRefresh({})</text:p>
        </text:list-item>
        <text:list-item>
          <text:p text:style-name="P124">PS: Parent swap of child component</text:p>
        </text:list-item>
      </text:list>
      <text:p text:style-name="P125">Following happens with Child1</text:p>
      <text:list text:style-name="LFO6" text:continue-numbering="true">
        <text:list-item>
          <text:p text:style-name="P126">CR: Child1 rerenders</text:p>
        </text:list-item>
        <text:list-item>
          <text:p text:style-name="P127">U[]: useEffect with [] executed</text:p>
        </text:list-item>
        <text:list-item>
          <text:p text:style-name="P128">U: useEffect without [] executed</text:p>
        </text:list-item>
        <text:list-item>
          <text:p text:style-name="P129">M: const meta = useRef({…some value}). MR: meta value resets. not MR: meta value remains same, or it persists, there is no reset of meta</text:p>
        </text:list-item>
      </text:list>
      <text:p text:style-name="Textbody">Following happens after first render and ui is displayed and U[] already executed.</text:p>
      <text:p text:style-name="Textbody"/>
      <table:table table:style-name="Table130">
        <table:table-columns>
          <table:table-column table:style-name="TableColumn131"/>
          <table:table-column table:style-name="TableColumn132"/>
          <table:table-column table:style-name="TableColumn133"/>
          <table:table-column table:style-name="TableColumn134"/>
        </table:table-columns>
        <table:table-row table:style-name="TableRow135">
          <table:table-cell table:style-name="TableCell136">
            <text:p text:style-name="Textbody"/>
          </table:table-cell>
          <table:table-cell table:style-name="TableCell137">
            <text:p text:style-name="Textbody">Parent(Comp1)</text:p>
          </table:table-cell>
          <table:table-cell table:style-name="TableCell138">
            <text:p text:style-name="Textbody">Child(Child1)</text:p>
          </table:table-cell>
          <table:table-cell table:style-name="TableCell139">
            <text:p text:style-name="Textbody">Remarks</text:p>
          </table:table-cell>
        </table:table-row>
        <table:table-row table:style-name="TableRow140">
          <table:table-cell table:style-name="TableCell141">
            <text:p text:style-name="Textbody">1</text:p>
          </table:table-cell>
          <table:table-cell table:style-name="TableCell142">
            <text:p text:style-name="Textbody">PR</text:p>
          </table:table-cell>
          <table:table-cell table:style-name="TableCell143">
            <text:p text:style-name="Textbody">CR, U, not U[], not MR</text:p>
          </table:table-cell>
          <table:table-cell table:style-name="TableCell144">
            <text:p text:style-name="Textbody">Child rerenders, U[] not executed, meta value not changes</text:p>
          </table:table-cell>
        </table:table-row>
        <table:table-row table:style-name="TableRow145">
          <table:table-cell table:style-name="TableCell146">
            <text:p text:style-name="Textbody">2</text:p>
          </table:table-cell>
          <table:table-cell table:style-name="TableCell147">
            <text:p text:style-name="Textbody">PR with child1 prop change</text:p>
          </table:table-cell>
          <table:table-cell table:style-name="TableCell148">
            <text:p text:style-name="Textbody">CR, U, not U[], not MR</text:p>
          </table:table-cell>
          <table:table-cell table:style-name="TableCell149">
            <text:p text:style-name="Textbody">same</text:p>
          </table:table-cell>
        </table:table-row>
        <table:table-row table:style-name="TableRow150">
          <table:table-cell table:style-name="TableCell151">
            <text:p text:style-name="Textbody">3</text:p>
          </table:table-cell>
          <table:table-cell table:style-name="TableCell152">
            <text:p text:style-name="Textbody">PR with child1<text:s/><text:span text:style-name="T153">key</text:span><text:s/>change</text:p>
          </table:table-cell>
          <table:table-cell table:style-name="TableCell154">
            <text:p text:style-name="Textbody">CR, U,<text:s/><text:span text:style-name="T155">U[], MR</text:span></text:p>
          </table:table-cell>
          <table:table-cell table:style-name="TableCell156">
            <text:p text:style-name="Textbody">Actually, as if component reloaded</text:p>
          </table:table-cell>
        </table:table-row>
        <table:table-row table:style-name="TableRow157">
          <table:table-cell table:style-name="TableCell158">
            <text:p text:style-name="Textbody">4</text:p>
          </table:table-cell>
          <table:table-cell table:style-name="TableCell159">
            <text:p text:style-name="Textbody">PS</text:p>
          </table:table-cell>
          <table:table-cell table:style-name="TableCell160">
            <text:p text:style-name="Textbody">CR, U, U[], MR</text:p>
          </table:table-cell>
          <table:table-cell table:style-name="TableCell161">
            <text:p text:style-name="Textbody">Swap of child in parent, reload of child component</text:p>
          </table:table-cell>
        </table:table-row>
        <table:table-row table:style-name="TableRow162">
          <table:table-cell table:style-name="TableCell163">
            <text:p text:style-name="Textbody">5</text:p>
          </table:table-cell>
          <table:table-cell table:style-name="TableCell164">
            <text:p text:style-name="Textbody">Wrap child in useMemo(()=&gt;&lt;Child1 /&gt;,[])</text:p>
          </table:table-cell>
          <table:table-cell table:style-name="TableCell165">
            <text:p text:style-name="Textbody">Not CR, not U, not U[], not MR</text:p>
          </table:table-cell>
          <table:table-cell table:style-name="TableCell166">
            <text:p text:style-name="Textbody">Wrapping child1 in<text:s/>useMemo does not rerenders it when parent rerenders.</text:p>
          </table:table-cell>
        </table:table-row>
        <table:table-row table:style-name="TableRow167">
          <table:table-cell table:style-name="TableCell168">
            <text:p text:style-name="Textbody"/>
          </table:table-cell>
          <table:table-cell table:style-name="TableCell169">
            <text:p text:style-name="Textbody"/>
          </table:table-cell>
          <table:table-cell table:style-name="TableCell170">
            <text:p text:style-name="Textbody"/>
          </table:table-cell>
          <table:table-cell table:style-name="TableCell171">
            <text:p text:style-name="Textbody"/>
          </table:table-cell>
        </table:table-row>
        <table:table-row table:style-name="TableRow172">
          <table:table-cell table:style-name="TableCell173">
            <text:p text:style-name="Textbody"/>
          </table:table-cell>
          <table:table-cell table:style-name="TableCell174">
            <text:p text:style-name="Textbody"/>
          </table:table-cell>
          <table:table-cell table:style-name="TableCell175">
            <text:p text:style-name="Textbody"/>
          </table:table-cell>
          <table:table-cell table:style-name="TableCell176">
            <text:p text:style-name="Textbody"/>
          </table:table-cell>
        </table:table-row>
      </table:table>
      <text:p text:style-name="Textbody"/>
      <text:h text:style-name="Heading4" text:outline-level="4"><text:bookmark-start text:name="_Toc101678522"/>Concept<text:bookmark-end text:name="_Toc96347327"/><text:bookmark-end text:name="_Toc101678522"/></text:h>
      <text:list text:style-name="LFO7" text:continue-numbering="true">
        <text:list-item>
          <text:p text:style-name="P177">There is difference between reload and refresh of a component. Use case: useEffect hook with [] parameter (runs only first time), and without any parameter (runs all the time).<text:s/>There is component Comp1, Child1(the child of Comp1) and Child11 (Child of Child1).</text:p>
        </text:list-item>
        <text:list-item>
          <text:p text:style-name="P178">When Comp1 is refreshed then Child1 and Child11 are also refreshed, but [] useEffect is not run-in child components, it is run only first time when Comp1 was loaded. If []<text:s/>is not there in useEffect, then it is run all the times when parent is refreshed.</text:p>
        </text:list-item>
        <text:list-item>
          <text:p text:style-name="P179">At parent reload, means F5, all the [] code of child components run first time.</text:p>
        </text:list-item>
        <text:list-item>
          <text:p text:style-name="P180">If a button click refreshes Comp1, it does not run [] code in Child1 and Child11.</text:p>
        </text:list-item>
      </text:list>
      <text:h text:style-name="Heading4" text:outline-level="4"><text:bookmark-start text:name="__RefHeading___Toc385_288785947"/><text:bookmark-start text:name="_Toc75769314"/><text:bookmark-start text:name="_Toc79604849"/><text:bookmark-start text:name="_Toc87776455"/><text:bookmark-start text:name="_Toc95242437"/><text:bookmark-start text:name="_Toc96347328"/><text:bookmark-start text:name="_Toc101678523"/>Tips<text:bookmark-end text:name="__RefHeading___Toc385_288785947"/><text:bookmark-end text:name="_Toc75769314"/><text:bookmark-end text:name="_Toc79604849"/><text:bookmark-end text:name="_Toc87776455"/><text:bookmark-end text:name="_Toc95242437"/><text:bookmark-end text:name="_Toc96347328"/><text:bookmark-end text:name="_Toc101678523"/></text:h>
      <text:p text:style-name="P181">For environment I used process.env.NODE_ENV. It has a value 'development' when started by 'npm start'. NODE_ENV has value 'production' if it is deployed to a server after ```npm run build```. I created a config.json file. There were two properties in it 'production' and 'development' and corresponding url's. Now based on the deployment corresponding url's were connected.</text:p>
      <text:p text:style-name="P182"/>
      <text:p text:style-name="P183">* In React always name a component with first letter capital as 'MyComponent' and not 'myComponent'</text:p>
      <text:p text:style-name="P184">* In new versions of React the hooks<text:s/>name start with 'use' and Rule of Hooks is followed</text:p>
      <text:p text:style-name="P185">* For state management I did not use Redux. In JavaScript, in multiple files if you import same file, the file is only impoted once and code in the file is executed with first reference of the file. So if<text:s/>you create a store object in a file, which is not in a function, then the state of the store is maintained in multiple files. The 'global-form-service' has a store and this store maintains the data of each form in the system through its formId.</text:p>
      <text:p text:style-name="P186">* By default if you use the same graphql client, it will cache the data and will not even fetch data from server after first call. To avoid that either use cache false policy or create a new client for each fetch.</text:p>
      <text:p text:style-name="P187">* Important note about &lt;input type = 'date'&gt; control: It always internally stores data in iso date ('YYYY-MM-DD') format, but displays the data in browser's locale format. So when you use it in React do this, otherwise it won't work properly:</text:p>
      <text:p text:style-name="P188">See meta.current.thisDate is in format 'YYYY-MM-DD'</text:p>
      <text:p text:style-name="P189">```</text:p>
      <text:p text:style-name="P190">const meta: any = useRef({</text:p>
      <text:p text:style-name="P191"><text:s text:c="4"/>thisDate: moment().format('YYYY-MM-DD')</text:p>
      <text:p text:style-name="P192">})</text:p>
      <text:p text:style-name="P193"/>
      <text:p text:style-name="P194">return &lt;TextField</text:p>
      <text:p text:style-name="P195"><text:s text:c="6"/>type='date'</text:p>
      <text:p text:style-name="P196"><text:s text:c="6"/>onChange={e =&gt; {</text:p>
      <text:p text:style-name="P197"><text:s text:c="8"/>meta.current.thisDate = e.target.value</text:p>
      <text:p text:style-name="P198"><text:s text:c="8"/>setRefresh({})</text:p>
      <text:p text:style-name="P199"><text:s text:c="6"/>}}</text:p>
      <text:p text:style-name="P200"><text:s text:c="6"/>value={meta.current.thisDate}&gt;</text:p>
      <text:p text:style-name="P201"><text:s text:c="4"/>&lt;/TextField&gt;</text:p>
      <text:p text:style-name="P202">```</text:p>
      <text:h text:style-name="Heading4" text:outline-level="4"><text:bookmark-start text:name="__RefHeading___Toc387_288785947"/><text:bookmark-start text:name="_Toc75769315"/><text:bookmark-start text:name="_Toc79604850"/><text:bookmark-start text:name="_Toc87776456"/><text:bookmark-start text:name="_Toc95242438"/><text:bookmark-start text:name="_Toc96347329"/><text:bookmark-start text:name="_Toc101678524"/>Reducing the build size of React app<text:bookmark-end text:name="__RefHeading___Toc387_288785947"/><text:bookmark-end text:name="_Toc75769315"/><text:bookmark-end text:name="_Toc79604850"/><text:bookmark-end text:name="_Toc87776456"/><text:bookmark-end text:name="_Toc95242438"/><text:bookmark-end text:name="_Toc96347329"/><text:bookmark-end text:name="_Toc101678524"/></text:h>
      <text:list text:style-name="LFO8" text:continue-numbering="true">
        <text:list-item>
          <text:p text:style-name="P203">in package.json file use in scripts tag:</text:p>
        </text:list-item>
      </text:list>
      <text:p text:style-name="P204"><text:s/>"build": "set \"GENERATE_SOURCEMAP=false\" &amp;&amp; react-scripts build"</text:p>
      <text:p text:style-name="P205">This removed the map files</text:p>
      <text:list text:style-name="LFO8" text:continue-numbering="true">
        <text:list-item>
          <text:p text:style-name="P206">gzipping. In scripts tag:</text:p>
        </text:list-item>
      </text:list>
      <text:p text:style-name="P207">"postbuild": "gzip build/static/js/*.js &amp;&amp; gzip build/static/css/*.css"</text:p>
      <text:p text:style-name="Textbody"/>
      <text:p text:style-name="Textbody">Building by “yarn build” and with GENERATE_SOURCEMAP = true I saw the build size was 26MB which reduced to 9MB when GENERATE_SOURCEMAP = false. The gzip further reduced it to 2.78MB.</text:p>
      <text:p text:style-name="Textbody"/>
      <text:p text:style-name="Textbody">But I could not configure gzip in apache<text:s/>server hence could not use gzip</text:p>
      <text:p text:style-name="Textbody"/>
      <text:p text:style-name="Textbody"/>
      <text:h text:style-name="Heading4" text:outline-level="4"><text:bookmark-start text:name="__RefHeading___Toc389_288785947"/><text:bookmark-start text:name="_Toc75769316"/><text:bookmark-start text:name="_Toc79604851"/><text:bookmark-start text:name="_Toc87776457"/><text:bookmark-start text:name="_Toc95242439"/><text:bookmark-start text:name="_Toc96347330"/><text:bookmark-start text:name="_Toc101678525"/>React basic important understanding<text:bookmark-end text:name="__RefHeading___Toc389_288785947"/><text:bookmark-end text:name="_Toc75769316"/><text:bookmark-end text:name="_Toc79604851"/><text:bookmark-end text:name="_Toc87776457"/><text:bookmark-end text:name="_Toc95242439"/><text:bookmark-end text:name="_Toc96347330"/><text:bookmark-end text:name="_Toc101678525"/></text:h>
      <text:p text:style-name="P208">1. Every react functional component renders twice if you make use of useRef or useState. To change this behavior remove React.strictMode from index.tsx</text:p>
      <text:p text:style-name="P209">2. A parent React component can have a child component say &lt;ComponentA&gt; in two ways:</text:p>
      <text:p text:style-name="P210"><text:s text:c="2"/>a) Render in parent as return (&lt;ComponentA someProp={value}&gt;&lt;/ComponentA&gt;) . In this way if child component is refreshed then parent component is not refreshed</text:p>
      <text:p text:style-name="P211"><text:s text:c="2"/>b) Render in parent as return ( {ComponentA(value)}). In this way if child component is refreshed then parent component is also refreshed.</text:p>
      <text:p text:style-name="P212">React Component load event lifecycles</text:p>
      <text:p text:style-name="P213">* Hook is just a React component with no markup. It is a React component without any visual interface.</text:p>
      <text:p text:style-name="P214">* Comp1 has Comp2<text:s/>has Comp3 has hookA</text:p>
      <text:p text:style-name="P215">* Lifecycle is:</text:p>
      <text:p text:style-name="P216"><text:s text:c="2"/>Body Comp1, Body Comp2, Body Comp3, Body hookA</text:p>
      <text:p text:style-name="P217"><text:s text:c="2"/>LayoutEffect hookA, LayoutEffect Comp3, LayoutEffect Comp2, LayoutEffect Comp1</text:p>
      <text:p text:style-name="P218"><text:s text:c="2"/>useEffect hookA, useEffect Comp3, useEffect Comp2, useEffect Comp1</text:p>
      <text:p text:style-name="P219"/>
      <text:p text:style-name="P220"><text:s text:c="2"/>So in brief sequence is parent body, child body, child layouteffect, parent layouteffect, child useEffect, parentuseEffect</text:p>
      <text:p text:style-name="P221">* When child is refreshed then parent is not refreshed</text:p>
      <text:p text:style-name="P222">* When parent is refreshed then child is refreshed with sequence parent body, child body,<text:s/>child layout, parent layout, child effect, parent effect</text:p>
      <text:p text:style-name="P223">* When a hook is refreshed then its parent which hosted the hook, is also refreshed</text:p>
      <text:p text:style-name="P224">* you can have useLayoutEffect and useEffect multiple times in a component</text:p>
      <text:p text:style-name="P225">* useLayoutEffect is syncronous and is run before useEffect</text:p>
      <text:p text:style-name="P226"/>
      <text:p text:style-name="P227">3. If componentA and component both use a single hook useComp(). Then refresh of useComp() will enable both the componentA and component to refresh. So in general if several components all use a single hook, then refresh of that single<text:s/>hook will enable all the components to refresh.</text:p>
      <text:p text:style-name="P228"/>
      <text:h text:style-name="Heading3" text:outline-level="3"><text:bookmark-start text:name="__RefHeading___Toc391_288785947"/><text:bookmark-start text:name="_Toc75769317"/><text:bookmark-start text:name="_Toc79604852"/><text:bookmark-start text:name="_Toc87776458"/><text:bookmark-start text:name="_Toc95242440"/><text:bookmark-start text:name="_Toc96347331"/><text:bookmark-start text:name="_Toc101678526"/>How to do auto login as 'd' in development environment<text:bookmark-end text:name="__RefHeading___Toc391_288785947"/><text:bookmark-end text:name="_Toc75769317"/><text:bookmark-end text:name="_Toc79604852"/><text:bookmark-end text:name="_Toc87776458"/><text:bookmark-end text:name="_Toc95242440"/><text:bookmark-end text:name="_Toc96347331"/><text:bookmark-end text:name="_Toc101678526"/></text:h>
      <text:p text:style-name="P229">In trace-header.ts &gt; useEffects &gt; enable the line having 'shortCircuit'. To undo autologin comment out 'shortCircuit' line</text:p>
      <text:p text:style-name="P230"/>
      <text:h text:style-name="Heading3" text:outline-level="3"><text:bookmark-start text:name="__RefHeading___Toc393_288785947"/><text:bookmark-start text:name="_Toc75769318"/><text:bookmark-start text:name="_Toc79604853"/><text:bookmark-start text:name="_Toc87776459"/><text:bookmark-start text:name="_Toc95242441"/><text:bookmark-start text:name="_Toc96347332"/><text:bookmark-start text:name="_Toc101678527"/>Auto logout after<text:s/>inactivity<text:bookmark-end text:name="__RefHeading___Toc393_288785947"/><text:bookmark-end text:name="_Toc75769318"/><text:bookmark-end text:name="_Toc79604853"/><text:bookmark-end text:name="_Toc87776459"/><text:bookmark-end text:name="_Toc95242441"/><text:bookmark-end text:name="_Toc96347332"/><text:bookmark-end text:name="_Toc101678527"/></text:h>
      <text:p text:style-name="P231">Implemented by using react-idle-timer library in trace-header</text:p>
      <text:h text:style-name="P232" text:outline-level="3"><text:bookmark-start text:name="__RefHeading___Toc111_288785947"/><text:bookmark-start text:name="_Toc75769319"/><text:bookmark-start text:name="_Toc79604854"/><text:bookmark-start text:name="_Toc87776460"/><text:bookmark-start text:name="_Toc95242442"/><text:bookmark-start text:name="_Toc96347333"/><text:bookmark-start text:name="_Toc101678528"/>React material-ui<text:bookmark-end text:name="__RefHeading___Toc111_288785947"/><text:bookmark-end text:name="_Toc75769319"/><text:bookmark-end text:name="_Toc79604854"/><text:bookmark-end text:name="_Toc87776460"/><text:bookmark-end text:name="_Toc95242442"/><text:bookmark-end text:name="_Toc96347333"/><text:bookmark-end text:name="_Toc101678528"/></text:h>
      <text:list text:style-name="LFO9" text:continue-numbering="true">
        <text:list-item>
          <text:p text:style-name="P233">When you use &lt;NumberFormat&gt; instead of TextField for purpose of numeric values there is following difference between onChange and onValueChange:</text:p>
        </text:list-item>
      </text:list>
      <text:p text:style-name="P234">onValueChange will fire even if change of a field value is done in code. onChange will not fire when in code change of field value is done. So if fieldA changes fieldB and fieldB changes fieldA and you use onValueChange then multiple firing of events may occur, resulting in wrong results. In such scenario it is advisable to use onChange and not on ValueChange</text:p>
      <text:list text:style-name="LFO10" text:continue-numbering="true">
        <text:list-item>
          <text:p text:style-name="P235">It is good to use Roboto fonts, material meta tag and CssBaseLine</text:p>
        </text:list-item>
      </text:list>
      <text:p text:style-name="P236"/>
      <text:list text:style-name="LFO11" text:continue-numbering="true">
        <text:list-item>
          <text:p text:style-name="P237">To create true modal dialog, means dialog is not closed when clicked outside. &lt;Dialog disableBackdropClick = {true}</text:p>
        </text:list-item>
      </text:list>
      <text:p text:style-name="P238"/>
      <text:list text:style-name="LFO11" text:continue-numbering="true">
        <text:list-item>
          <text:p text:style-name="P239">In public / index.html, include following in &lt;head&gt; tag:</text:p>
        </text:list-item>
      </text:list>
      <text:p text:style-name="P240">&lt;meta</text:p>
      <text:p text:style-name="P241"><text:s text:c="6"/>name="viewport"</text:p>
      <text:p text:style-name="P242"><text:s text:c="6"/>content="minimum-scale=1, initial-scale=1, width=device-width, shrink-to-fit=no"</text:p>
      <text:p text:style-name="P243"><text:s text:c="4"/>/&gt;</text:p>
      <text:p text:style-name="P244"><text:s text:c="4"/>&lt;link rel="stylesheet" href="https://fonts.googleapis.com/css?family=Roboto:300,400,500,700&amp;display=swap" /&gt;</text:p>
      <text:p text:style-name="P245"><text:s text:c="4"/>&lt;link rel="stylesheet" href="https://fonts.googleapis.com/icon?family=Material+Icons" /&gt;</text:p>
      <text:p text:style-name="P246"/>
      <text:list text:style-name="LFO11" text:continue-numbering="true">
        <text:list-item>
          <text:p text:style-name="P247">To include CssBaseLine I added &lt;CssBaseline /&gt; in AppMain component which is the topmost component</text:p>
        </text:list-item>
        <text:list-item>
          <text:p text:style-name="P248">Use Typography for any type of text wherever possible. Use Paper, Container or Box as div.</text:p>
        </text:list-item>
        <text:list-item>
          <text:p text:style-name="P249">Use module clsx to apply multiple classes to an element</text:p>
        </text:list-item>
      </text:list>
      <text:p text:style-name="P250"/>
      <text:list text:style-name="LFO11" text:continue-numbering="true">
        <text:list-item>
          <text:p text:style-name="P251">When you want to change style of all input in a page using material component TextField</text:p>
        </text:list-item>
      </text:list>
      <text:p text:style-name="P252">const useStyles =<text:s/>makeStyles((theme) =&gt; ({</text:p>
      <text:p text:style-name="P253"><text:s text:c="4"/>root: {</text:p>
      <text:p text:style-name="P254"><text:s text:c="8"/>'&amp; .MuiInputBase-root': {</text:p>
      <text:p text:style-name="P255"><text:s text:c="12"/>fontSize: '30px',</text:p>
      <text:p text:style-name="P256"><text:s text:c="12"/>color: 'red'</text:p>
      <text:p text:style-name="P257"><text:s text:c="8"/>}</text:p>
      <text:p text:style-name="P258"><text:s text:c="4"/>},</text:p>
      <text:p text:style-name="P259">}))</text:p>
      <text:p text:style-name="P260">&lt;form className={classes.root} noValidate autoComplete="off"&gt;</text:p>
      <text:p text:style-name="P261"><text:s text:c="2"/>...</text:p>
      <text:p text:style-name="P262"><text:s text:c="2"/>use &lt;TextField&gt; here</text:p>
      <text:p text:style-name="P263">This way all the TextField will have color = red and fontSize = 30px. I got MuiInputBase-root from Chrome Elements tab</text:p>
      <text:p text:style-name="P264"/>
      <text:list text:style-name="LFO11" text:continue-numbering="true">
        <text:list-item>
          <text:p text:style-name="P265">To select all children use '&amp; &gt; * '</text:p>
        </text:list-item>
      </text:list>
      <text:p text:style-name="P266"/>
      <text:list text:style-name="LFO11" text:continue-numbering="true">
        <text:list-item>
          <text:p text:style-name="P267">** Deprecated** Generate classes at the bottom of file using makeStyles material construct and use those classes all<text:s/>over in the code file. These css classes are local for this code file and not global. Remember that if you write any scss in the app.scss or any other .scss file that becomes global. It is very difficult to manage that once the project becomes big. It is always recommended to use local class files. Full process</text:p>
        </text:list-item>
      </text:list>
      <text:p text:style-name="P268"><text:s text:c="2"/>a) import { makeStyles, useTheme, Theme, createStyles } from '@material-ui/core/styles'</text:p>
      <text:p text:style-name="P269"><text:s text:c="2"/>b) In function component at the begining:</text:p>
      <text:p text:style-name="P270"><text:s text:c="6"/>const theme = useTheme()</text:p>
      <text:p text:style-name="P271"><text:s text:c="6"/>const classes = useStyles()</text:p>
      <text:p text:style-name="P272"><text:s text:c="2"/>c) After the export statement of function component</text:p>
      <text:p text:style-name="P273"><text:s text:c="12"/>```</text:p>
      <text:p text:style-name="P274"><text:s text:c="12"/>const useStyles: any = makeStyles((theme: Theme) =&gt;</text:p>
      <text:p text:style-name="P275"><text:s text:c="12"/>createStyles({</text:p>
      <text:p text:style-name="P276"><text:s text:c="16"/>menuButton: {</text:p>
      <text:p text:style-name="P277"><text:s text:c="20"/>marginRight:<text:s/>theme.spacing(2),</text:p>
      <text:p text:style-name="P278"><text:s text:c="16"/>},</text:p>
      <text:soft-page-break/>
      <text:p text:style-name="P279"><text:s text:c="16"/>hide: {</text:p>
      <text:p text:style-name="P280"><text:s text:c="20"/>display: 'none',</text:p>
      <text:p text:style-name="P281"><text:s text:c="16"/>},</text:p>
      <text:p text:style-name="P282"><text:s text:c="16"/>appBarButton: {</text:p>
      <text:p text:style-name="P283"><text:s text:c="20"/>minHeight: 'inherit'</text:p>
      <text:p text:style-name="P284"><text:s text:c="20"/>, border: '1px solid transparent'</text:p>
      <text:p text:style-name="P285"><text:s text:c="20"/>, "&amp;:hover": { border: `1px solid ${theme.palette.background.default}` }</text:p>
      <text:p text:style-name="P286"><text:s text:c="20"/>, textTransform:'capitalize' // First letter to be capital. By default material makes all button text as uppercase</text:p>
      <text:p text:style-name="P287"><text:s text:c="16"/>}</text:p>
      <text:p text:style-name="P288"><text:s text:c="10"/><text:s text:c="4"/>})</text:p>
      <text:p text:style-name="P289"><text:s text:c="12"/>)</text:p>
      <text:p text:style-name="P290"><text:s text:c="8"/>```</text:p>
      <text:p text:style-name="P291"><text:s text:c="4"/>d) Now function component you can use the menuButton, hide and appBarButton as className</text:p>
      <text:p text:style-name="P292"><text:s text:c="6"/>```</text:p>
      <text:p text:style-name="P293"><text:s text:c="8"/>&lt;Button</text:p>
      <text:p text:style-name="P294"><text:s text:c="12"/>size='large'</text:p>
      <text:p text:style-name="P295"><text:s text:c="12"/>variant="outlined"</text:p>
      <text:p text:style-name="P296"><text:s text:c="12"/>color='inherit'</text:p>
      <text:p text:style-name="P297"><text:s text:c="12"/>className={classes.appBarButton} <text:s/>&lt;--- see the use</text:p>
      <text:p text:style-name="P298"><text:s text:c="12"/>endIcon={&lt;ArrowDropDown&gt;&lt;/ArrowDropDown&gt;}</text:p>
      <text:p text:style-name="P299"><text:s text:c="12"/>onClick=</text:p>
      <text:p text:style-name="P300"><text:s text:c="6"/>```</text:p>
      <text:list text:style-name="LFO12" text:continue-numbering="true">
        <text:list-item>
          <text:p text:style-name="P301">Overriding existing classes of Material UI components. A material UI component is composed of several elements. Each element has<text:s/>its own set of classes which collectively provide look and feal of complete material ui component. All elements are nested inside a 'root' element.</text:p>
        </text:list-item>
      </text:list>
      <text:p text:style-name="P302">You can override / merge the classes of root element and its nested children elements. Each mat ui component has a 'classes' attribute which is different than the className attribute. You can use the className attribute, but if it does not work due to specificity then you can make use of 'classes' object. Here is the way;</text:p>
      <text:p text:style-name="P303">a) Just create a new css class say 'myRoot' inside the 'createStyles' as shown above by making use of makeStyles, createStyles, useStyles and so on.</text:p>
      <text:p text:style-name="P304">b) In the documentation of Button api you can see the rules such as root, label, text, textPrimary and so on. You can customize any of these<text:s/>rules by using 'classes' attribute which is an object. See how:</text:p>
      <text:p text:style-name="P305"><text:s text:c="2"/>1) Suppose I already created 'myRoot' class following the above procedure.</text:p>
      <text:p text:style-name="P306"><text:s text:c="8"/>```</text:p>
      <text:p text:style-name="P307"><text:s text:c="8"/>createStyles({</text:p>
      <text:p text:style-name="P308"><text:s text:c="8"/>myRoot: {</text:p>
      <text:p text:style-name="P309"><text:s text:c="12"/>backgroundColor: 'teal'</text:p>
      <text:p text:style-name="P310"><text:s text:c="12"/>, textTransform:'capitalize'</text:p>
      <text:p text:style-name="P311"><text:s text:c="8"/>},</text:p>
      <text:p text:style-name="P312"><text:s text:c="8"/>```</text:p>
      <text:p text:style-name="P313"><text:s text:c="2"/>2) This is how to use 'classes' attribute of Button</text:p>
      <text:p text:style-name="P314"><text:s text:c="2"/>```</text:p>
      <text:p text:style-name="P315"><text:s text:c="8"/>&lt;Button size='large' variant="outlined" color="inherit"</text:p>
      <text:p text:style-name="P316"><text:s text:c="12"/>className={classes.appbarButton}</text:p>
      <text:p text:style-name="P317"><text:s text:c="12"/>classes = {{</text:p>
      <text:p text:style-name="P318"><text:s text:c="16"/>root: classes.myRoot &lt;--- See how I have injected the myRoot class in the root element of Button component</text:p>
      <text:soft-page-break/>
      <text:p text:style-name="P319"><text:s text:c="16"/>}</text:p>
      <text:p text:style-name="P320"><text:s text:c="12"/>}&gt;</text:p>
      <text:p text:style-name="P321"><text:s text:c="12"/>Button 1</text:p>
      <text:p text:style-name="P322"><text:s text:c="8"/>&lt;/Button&gt;</text:p>
      <text:p text:style-name="P323"><text:s text:c="2"/>```</text:p>
      <text:p text:style-name="P324"/>
      <text:list text:style-name="LFO12" text:continue-numbering="true">
        <text:list-item>
          <text:p text:style-name="P325">By default all buttons of material have uppercase. To make it first letter only uppercase use textTransform: 'none' in the class or style</text:p>
        </text:list-item>
      </text:list>
      <text:p text:style-name="P326"/>
      <text:list text:style-name="LFO12" text:continue-numbering="true">
        <text:list-item>
          <text:p text:style-name="P327">A tricky case for making close button in dialogbox at top right corner</text:p>
        </text:list-item>
      </text:list>
      <text:p text:style-name="P328">```</text:p>
      <text:p text:style-name="P329">&lt;Dialog</text:p>
      <text:p text:style-name="P330"><text:s text:c="6"/>open={meta.current.showDialog}</text:p>
      <text:p text:style-name="P331"><text:s text:c="6"/>maxWidth='sm'</text:p>
      <text:p text:style-name="P332"><text:s text:c="6"/>onClose={() =&gt; {</text:p>
      <text:p text:style-name="P333"><text:s text:c="10"/>closeDialog()</text:p>
      <text:p text:style-name="P334"><text:s text:c="6"/>}}&gt;</text:p>
      <text:p text:style-name="P335"><text:s text:c="6"/>&lt;DialogTitle disableTypography id="simple-dialog-title" <text:s/>&lt;--- disableTypography does the trick. Check the dialogTitle class</text:p>
      <text:p text:style-name="P336"><text:s text:c="10"/>className={classes.dialogTitle}&gt;</text:p>
      <text:p text:style-name="P337"><text:s text:c="10"/>&lt;h2&gt;</text:p>
      <text:p text:style-name="P338"><text:s text:c="14"/>{meta.current.dialogConfig.title}</text:p>
      <text:p text:style-name="P339"><text:s text:c="10"/>&lt;/h2&gt;</text:p>
      <text:p text:style-name="P340"><text:s text:c="10"/>&lt;IconButton size='small' color="default"</text:p>
      <text:p text:style-name="P341"><text:s text:c="14"/>onClick={closeDialog} aria-label="close"&gt;</text:p>
      <text:p text:style-name="P342"><text:s text:c="14"/>&lt;CloseIcon /&gt;</text:p>
      <text:p text:style-name="P343"><text:s text:c="10"/>&lt;/IconButton&gt;</text:p>
      <text:p text:style-name="P344"><text:s text:c="6"/>&lt;/DialogTitle&gt;</text:p>
      <text:p text:style-name="P345"><text:s text:c="6"/>&lt;DialogContent&gt;</text:p>
      <text:p text:style-name="P346"><text:s text:c="10"/>&lt;Comp&gt;&lt;/Comp&gt;</text:p>
      <text:p text:style-name="P347"><text:s text:c="6"/>&lt;/DialogContent&gt;</text:p>
      <text:p text:style-name="P348"><text:s text:c="6"/>&lt;DialogActions&gt;</text:p>
      <text:p text:style-name="P349"><text:s text:c="10"/>&lt;TraceSubmitButton</text:p>
      <text:p text:style-name="P350"><text:s text:c="14"/>onClick={() =&gt; {</text:p>
      <text:p text:style-name="P351"><text:s text:c="18"/>submitDialog()</text:p>
      <text:p text:style-name="P352"><text:s text:c="14"/>}}&gt;&lt;/TraceSubmitButton&gt;</text:p>
      <text:p text:style-name="P353"><text:s text:c="10"/>&lt;TraceCancelButton</text:p>
      <text:p text:style-name="P354"><text:s text:c="14"/>onClick={</text:p>
      <text:p text:style-name="P355"><text:s text:c="18"/>() =&gt; {</text:p>
      <text:p text:style-name="P356"><text:s text:c="11"/><text:s text:c="11"/>closeDialog()</text:p>
      <text:p text:style-name="P357"><text:s text:c="18"/>}}&gt;&lt;/TraceCancelButton&gt;</text:p>
      <text:p text:style-name="P358"/>
      <text:p text:style-name="P359"><text:s text:c="6"/>&lt;/DialogActions&gt;</text:p>
      <text:p text:style-name="P360">&lt;/Dialog&gt;</text:p>
      <text:p text:style-name="P361">```</text:p>
      <text:p text:style-name="P362">```</text:p>
      <text:p text:style-name="P363">...</text:p>
      <text:p text:style-name="P364">dialogTitle: {</text:p>
      <text:p text:style-name="P365"><text:s text:c="4"/>display: 'flex'</text:p>
      <text:soft-page-break/>
      <text:p text:style-name="P366"><text:s text:c="4"/>, justifyContent: 'space-between'</text:p>
      <text:p text:style-name="P367"><text:s text:c="4"/>, alignItems: 'center'</text:p>
      <text:p text:style-name="P368">}</text:p>
      <text:p text:style-name="P369">...</text:p>
      <text:p text:style-name="P370">```</text:p>
      <text:p text:style-name="P371"/>
      <text:list text:style-name="LFO12" text:continue-numbering="true">
        <text:list-item>
          <text:p text:style-name="P372">A very tricky case of<text:s/>TextField of material UI. TextField is a set of many controls. If you want to customize the &lt;input&gt; control inside TextField you must use inputProps attribute. This is how I changed color to red and increased the width:</text:p>
        </text:list-item>
      </text:list>
      <text:p text:style-name="P373">```</text:p>
      <text:p text:style-name="P374">&lt;TextField</text:p>
      <text:p text:style-name="P375"><text:s text:c="2"/>className= {classes.textField}</text:p>
      <text:p text:style-name="P376"><text:s text:c="2"/>inputProps={{</text:p>
      <text:p text:style-name="P377"><text:s text:c="4"/>style: {</text:p>
      <text:p text:style-name="P378"><text:s text:c="6"/>color: 'red',</text:p>
      <text:p text:style-name="P379"><text:s text:c="6"/>width: '10rem'</text:p>
      <text:p text:style-name="P380"><text:s text:c="4"/>}</text:p>
      <text:p text:style-name="P381"><text:s text:c="2"/>}}</text:p>
      <text:p text:style-name="P382"><text:s text:c="2"/>type='date'</text:p>
      <text:p text:style-name="P383"><text:s text:c="2"/>onChange={e =&gt; {</text:p>
      <text:p text:style-name="P384"><text:s text:c="4"/>setField(parent, item.name, e.target.value)</text:p>
      <text:p text:style-name="P385"><text:s text:c="4"/>setRefresh({})</text:p>
      <text:p text:style-name="P386"><text:s text:c="2"/>}}</text:p>
      <text:p text:style-name="P387"><text:s text:c="2"/>value = {getField(parent, item.name) || ''}</text:p>
      <text:p text:style-name="P388"><text:s text:c="2"/>&gt;</text:p>
      <text:p text:style-name="P389">&lt;/TextField&gt;</text:p>
      <text:p text:style-name="P390">```</text:p>
      <text:p text:style-name="P391">See how I provided a blank value for the value field. This is important to stop the warning of uncontrolled React component. For every controlled React component an initial value is important.</text:p>
      <text:list text:style-name="LFO12" text:continue-numbering="true">
        <text:list-item>
          <text:p text:style-name="P392">Universal loading indicator. trace-loading-indicator is universal loading indicator which can be activated from any part of software. It uses material "Backdrop" control.</text:p>
        </text:list-item>
      </text:list>
      <text:h text:style-name="P393" text:outline-level="3"><text:bookmark-start text:name="__RefHeading___Toc113_288785947"/><text:bookmark-start text:name="_Toc75769320"/><text:bookmark-start text:name="_Toc79604855"/><text:bookmark-start text:name="_Toc87776461"/><text:bookmark-start text:name="_Toc95242443"/><text:bookmark-start text:name="_Toc96347334"/><text:bookmark-start text:name="_Toc101678529"/>PrimeReact (UI-Library)<text:bookmark-end text:name="__RefHeading___Toc113_288785947"/><text:bookmark-end text:name="_Toc75769320"/><text:bookmark-end text:name="_Toc79604855"/><text:bookmark-end text:name="_Toc87776461"/><text:bookmark-end text:name="_Toc95242443"/><text:bookmark-end text:name="_Toc96347334"/><text:bookmark-end text:name="_Toc101678529"/></text:h>
      <text:list text:style-name="LFO13" text:continue-numbering="true">
        <text:list-item>
          <text:p text:style-name="P394">Datatable row highlight: Sample code</text:p>
        </text:list-item>
      </text:list>
      <text:p text:style-name="Standard"/>
      <text:p text:style-name="Standard"><text:tab/><text:span text:style-name="T395">&lt;DataTable</text:span></text:p>
      <text:p text:style-name="P396"><text:s text:c="4"/><text:tab/><text:tab/>className={className}</text:p>
      <text:p text:style-name="P397"><text:s text:c="4"/><text:tab/><text:tab/>rowClassName={(node: any) =&gt; ({'ledger-summary': node.tranType ===<text:s/><text:tab/><text:tab/>'Summary'})}</text:p>
      <text:p text:style-name="P398"><text:s text:c="4"/><text:tab/><text:tab/>rowHover={true}</text:p>
      <text:p text:style-name="P399"><text:s text:c="4"/><text:tab/><text:tab/>scrollable={isScrollable}</text:p>
      <text:p text:style-name="P400"><text:s text:c="4"/><text:tab/><text:tab/>scrollHeight="calc(100vh - 24rem)"</text:p>
      <text:p text:style-name="P401"><text:s text:c="4"/><text:tab/><text:tab/>value={meta.current.transactions}&gt;</text:p>
      <text:p text:style-name="P402"><text:s text:c="4"/><text:tab/><text:tab/>{getLedgerColumns()}</text:p>
      <text:p text:style-name="P403"><text:tab/>&lt;/DataTable&gt;</text:p>
      <text:p text:style-name="P404"/>
      <text:list text:style-name="LFO13" text:continue-numbering="true">
        <text:list-item>
          <text:p text:style-name="P405">rowClassName is the<text:s/>answer. It activates a class for the rows against certain condition out of available classes to the datatable. Here the ‘ledger-summary’ class is available to DataTable and it is activated when tranType === ‘Summary’</text:p>
        </text:list-item>
      </text:list>
      <text:p text:style-name="P406"/>
      <text:h text:style-name="Heading1" text:outline-level="1"><text:bookmark-start text:name="_Toc79604856"/><text:bookmark-start text:name="_Toc87776462"/><text:bookmark-start text:name="_Toc95242444"/><text:bookmark-start text:name="_Toc96347335"/><text:bookmark-start text:name="_Toc101678530"/>Python UI (tkinter)<text:bookmark-end text:name="_Toc79604856"/><text:bookmark-end text:name="_Toc87776462"/><text:bookmark-end text:name="_Toc95242444"/><text:bookmark-end text:name="_Toc96347335"/><text:bookmark-end text:name="_Toc101678530"/></text:h>
      <text:h text:style-name="Heading2" text:outline-level="2"><text:bookmark-start text:name="_Toc79604857"/><text:bookmark-start text:name="_Toc87776463"/><text:bookmark-start text:name="_Toc95242445"/><text:bookmark-start text:name="_Toc96347336"/><text:bookmark-start text:name="_Toc101678531"/>Deployment<text:bookmark-end text:name="_Toc79604857"/><text:bookmark-end text:name="_Toc87776463"/><text:bookmark-end text:name="_Toc95242445"/><text:bookmark-end text:name="_Toc96347336"/><text:bookmark-end text:name="_Toc101678531"/></text:h>
      <text:p text:style-name="Normal">Note to type the double apostrophe and dashes and not copy / paste</text:p>
      <text:p text:style-name="Normal"/>
      <text:list text:style-name="LFO14" text:continue-numbering="true">
        <text:list-item>
          <text:p text:style-name="P407">pyinstaller can be successfully used to create an exe file</text:p>
        </text:list-item>
        <text:list-item>
          <text:p text:style-name="P408">If you use tkintercalendar then command will be:</text:p>
        </text:list-item>
      </text:list>
      <text:p text:style-name="ListParagraph">Pyinstaller –onefile –hidden-import “babel.numbers” –noconsole py-file-name.py</text:p>
      <text:p text:style-name="ListParagraph">--onefile means only single file output exe</text:p>
      <text:p text:style-name="ListParagraph">--hidden-import is required if tkintercaledar is used</text:p>
      <text:p text:style-name="ListParagraph">--noconsole is required if console is not required. Good for gui applications.</text:p>
      <text:list text:style-name="LFO14" text:continue-numbering="true">
        <text:list-item>
          <text:p text:style-name="P409">You need to manually copy all the .json files in the folder having exe file. These are not included in the build</text:p>
        </text:list-item>
        <text:list-item>
          <text:p text:style-name="P410">You need to be in virtual environment if it is active</text:p>
        </text:list-item>
        <text:list-item>
          <text:p text:style-name="P411">If your exe is giving problem run the exe in command prompt. Before that create the exe while not having --noconsole</text:p>
        </text:list-item>
      </text:list>
      <text:p text:style-name="Normal"/>
      <text:p text:style-name="P412"/>
      <text:h text:style-name="P413" text:outline-level="1"><text:bookmark-start text:name="__RefHeading___Toc127_288785947"/><text:bookmark-start text:name="_Toc75769321"/><text:bookmark-start text:name="_Toc79604858"/><text:bookmark-start text:name="_Toc87776464"/><text:bookmark-start text:name="_Toc95242446"/><text:bookmark-start text:name="_Toc96347337"/><text:bookmark-start text:name="_Toc101678532"/>Server side<text:bookmark-end text:name="__RefHeading___Toc127_288785947"/><text:bookmark-end text:name="_Toc75769321"/><text:bookmark-end text:name="_Toc79604858"/><text:bookmark-end text:name="_Toc87776464"/><text:bookmark-end text:name="_Toc95242446"/><text:bookmark-end text:name="_Toc96347337"/><text:bookmark-end text:name="_Toc101678532"/></text:h>
      <text:h text:style-name="Heading2" text:outline-level="2"><text:bookmark-start text:name="_Toc95242447"/><text:bookmark-start text:name="_Toc96347338"/><text:bookmark-start text:name="_Toc101678533"/>Complete<text:s/><text:span text:style-name="T414">upgradation</text:span><text:s/>procedure of Python and web server in windows<text:bookmark-end text:name="_Toc95242447"/><text:bookmark-end text:name="_Toc96347338"/><text:bookmark-end text:name="_Toc101678533"/></text:h>
      <text:p text:style-name="Normal"/>
      <text:p text:style-name="Normal">Step 1: As administrator install python latest version in c:\\program files, upgrade the python path, install and activate virtual env explained later.</text:p>
      <text:p text:style-name="Normal"/>
      <text:p text:style-name="Normal">Step 2: In virtual environment say “env”, pip install..<text:s/>all libraries. But installation of pyodbc gives error for want of Microsoft C++ libraries. For that, download wheel file of pyodbc from <text:s/><text:span text:style-name="T415"> </text:span><text:a xlink:href="https://www.lfd.uci.edu/~gohlke/pythonlibs/#pyodbc" office:target-frame-name="_top" xlink:show="replace"><text:span text:style-name="T416">https://www.lfd.uci.edu/~gohlke/pythonlibs/#pyodbc</text:span></text:a></text:p>
      <text:p text:style-name="Normal">Now run pip install &lt;wheet file path&gt;, example: pip install c:\projects\trace\pyodbc-4.0.32-cp310-cp310-win_amd64.whl</text:p>
      <text:h text:style-name="Heading2" text:outline-level="2"><text:bookmark-start text:name="_Toc79604859"/><text:bookmark-start text:name="_Toc87776465"/></text:h>
      <text:h text:style-name="Heading2" text:outline-level="2"><text:bookmark-start text:name="_Toc95242448"/><text:bookmark-start text:name="_Toc96347339"/><text:bookmark-start text:name="_Toc101678534"/>Important notes on link server<text:bookmark-end text:name="_Toc79604859"/><text:bookmark-end text:name="_Toc87776465"/><text:bookmark-end text:name="_Toc95242448"/><text:bookmark-end text:name="_Toc96347339"/><text:bookmark-end text:name="_Toc101678534"/></text:h>
      <text:list text:style-name="LFO15" text:continue-numbering="true">
        <text:list-item>
          <text:p text:style-name="P417">The linkserver IP (linkServerIp) in the config.json file of TraceServer should have the IP address starting with http://. This should be<text:s/><text:a xlink:href="http://192.168.3.49" office:target-frame-name="_top" xlink:show="replace"><text:span text:style-name="Hyperlink">http://192.168.3.49</text:span></text:a><text:s/>and not something like https://... The https is not applicable from server to server communication. It is attached to domains only. The link server will not work if linkServerIp is not as stated above.</text:p>
        </text:list-item>
        <text:list-item>
          <text:p text:style-name="P418"><text:span text:style-name="T419">How to stop having two TraceServer connected to link server</text:span>: It was found that wsgi script was executed twice and therefore two processes were created and hence traceServer.py was executed twice. I did: In wsgi.conf -&gt; WSGIDaemonProcess-&gt; processes=1. By default processes=2 is there hence two processes were created. After doing processes=1 and then main server stop and then configuration<text:s/><text:soft-page-break/>server restart solves the issue.</text:p>
        </text:list-item>
        <text:list-item>
          <text:p text:style-name="P420"><text:span text:style-name="T421">Steps to clone Development server to stage server</text:span>:</text:p>
          <text:list text:continue-numbering="true">
            <text:list-item>
              <text:p text:style-name="P422">Upload latest versions in development and make it running and test</text:p>
            </text:list-item>
            <text:list-item>
              <text:p text:style-name="P423">Delete stage server</text:p>
            </text:list-item>
            <text:list-item>
              <text:p text:style-name="P424">Clone Development servers to stage.cloudjiffy.net</text:p>
            </text:list-item>
            <text:list-item>
              <text:p text:style-name="P425">In stage, set config file for link serverUrl, linkServerIp, env etc.</text:p>
            </text:list-item>
            <text:list-item>
              <text:p text:style-name="P426">Restart application server of stage</text:p>
            </text:list-item>
            <text:list-item>
              <text:p text:style-name="P427">Test<text:s/>stage.cloudjiffy.net</text:p>
            </text:list-item>
          </text:list>
        </text:list-item>
      </text:list>
      <text:p text:style-name="P428">Link-server is independent node.js server and any server may it be development, staging or production can connect to it.</text:p>
      <text:p text:style-name="P429"/>
      <text:h text:style-name="Heading2" text:outline-level="2"><text:bookmark-start text:name="_Toc75769322"/><text:bookmark-start text:name="_Toc79604860"/><text:bookmark-start text:name="_Toc87776466"/><text:bookmark-start text:name="_Toc95242449"/><text:bookmark-start text:name="_Toc96347340"/><text:bookmark-start text:name="_Toc101678535"/>Cloudjiffy deployment latest on 11-06-2021<text:bookmark-end text:name="_Toc75769322"/><text:bookmark-end text:name="_Toc79604860"/><text:bookmark-end text:name="_Toc87776466"/><text:bookmark-end text:name="_Toc95242449"/><text:bookmark-end text:name="_Toc96347340"/><text:bookmark-end text:name="_Toc101678535"/></text:h>
      <text:p text:style-name="Textbody">On this date I came across a very simple deployment procedure which supersedes all.</text:p>
      <text:p text:style-name="Textbody"/>
      <text:p text:style-name="Textbody">Step 1: Configure wsgi.conf</text:p>
      <text:p text:style-name="P430">Paste following:</text:p>
      <text:p text:style-name="P431">Alias /robots.txt /var/www/webroot/ROOT/build/robots.txt</text:p>
      <text:p text:style-name="P432">Alias /favicon.ico /var/www/webroot/ROOT/build/favicon.ico</text:p>
      <text:p text:style-name="P433">Alias /manifest.json /var/www/webroot/ROOT/build/manifest.json</text:p>
      <text:p text:style-name="P434">Alias /images /var/www/webroot/ROOT/images</text:p>
      <text:p text:style-name="P435">Alias /static /var/www/webroot/ROOT/build/static</text:p>
      <text:p text:style-name="P436">Alias /.well-known /var/www/webroot/ROOT/.well-known</text:p>
      <text:p text:style-name="P437">Alias /config.js /var/www/webroot/ROOT/build/config.js</text:p>
      <text:p text:style-name="P438">Alias /index /var/www/webroot/ROOT/build/index.html</text:p>
      <text:p text:style-name="P439">Alias /logo192.png /var/www/webroot/ROOT/build/logo192.png</text:p>
      <text:p text:style-name="Textbody"/>
      <text:p text:style-name="Textbody">Step 2: Cleanup everything in ROOT folder except wsgi.py as following content.</text:p>
      <text:p text:style-name="Textbody"/>
      <text:p text:style-name="P440">import sys, os</text:p>
      <text:p text:style-name="P441"/>
      <text:p text:style-name="P442">path = '/var/www/webroot/ROOT'</text:p>
      <text:p text:style-name="P443">if path not in sys.path:</text:p>
      <text:p text:style-name="P444"><text:s text:c="4"/>sys.path.append(path)</text:p>
      <text:p text:style-name="P445">path1 =<text:s/>'/var/www/webroot/ROOT/TraceServer'</text:p>
      <text:p text:style-name="P446">if path1 not in sys.path:</text:p>
      <text:p text:style-name="P447"><text:s text:c="4"/>sys.path.append(path1)</text:p>
      <text:p text:style-name="P448">os.chdir(path1)</text:p>
      <text:p text:style-name="P449">print('path:', path)</text:p>
      <text:p text:style-name="P450">from TraceServer.traceServer import app</text:p>
      <text:p text:style-name="P451">application = app</text:p>
      <text:p text:style-name="Textbody"/>
      <text:p text:style-name="Textbody">Step 3: In client, config.js set staging as ‘https://stage.cloudjiffy.net’. At cloudjiffy container, set https enabled. For container of ‘develop’ it will be ‘https://develop.cl…’ and for ‘flask’ it will be ‘https://flask…’. Do a build of client by ‘npm run build’.</text:p>
      <text:p text:style-name="Textbody"/>
      <text:p text:style-name="Textbody">Step 4: TraceServer folder has config.json having ‘baseConnection’ as postgresql database connection parameters of IP address and port. Zip TraceServer and build together and upload. At server do unzip so that you see “TraceServer” and “build” folders in “ROOT” folder.</text:p>
      <text:p text:style-name="Textbody"/>
      <text:p text:style-name="P452">Step 5: In command mode ‘cd /var/www/webroot/ROOT’.<text:s/><text:span text:style-name="T453">pip install … as explained at top of this document</text:span></text:p>
      <text:p text:style-name="Textbody"/>
      <text:p text:style-name="Textbody">You might do pip uninstall first and then install. This will ensure the latest libraries.</text:p>
      <text:p text:style-name="Textbody">There is no need to create a virtual env.</text:p>
      <text:p text:style-name="Textbody"/>
      <text:p text:style-name="Textbody">Step 6:<text:s/></text:p>
      <text:list text:style-name="LFO16" text:continue-numbering="true">
        <text:list-item>
          <text:p text:style-name="P454">In wsgi.config -&gt; WSGIDaemonProcess -&gt; processes = 1. Default is processes = 2, so wsgi script is run twice and two processes are created, which is not we want.</text:p>
        </text:list-item>
        <text:list-item>
          <text:p text:style-name="P455">Remove python-path="/var/www/webroot/virtenv/lib/python/:/var/www/webroot/", because we are not using any virtual env</text:p>
        </text:list-item>
      </text:list>
      <text:p text:style-name="Textbody"/>
      <text:p text:style-name="Textbody">Step 5: Restart the container</text:p>
      <text:p text:style-name="Textbody"/>
      <text:h text:style-name="Heading2" text:outline-level="2"><text:bookmark-start text:name="__RefHeading___Toc109_288785947"/><text:bookmark-start text:name="_Toc75769323"/><text:bookmark-start text:name="_Toc79604861"/><text:bookmark-start text:name="_Toc87776467"/><text:bookmark-start text:name="_Toc95242450"/><text:bookmark-start text:name="_Toc96347341"/><text:bookmark-start text:name="_Toc101678536"/>Cloudjiffy cloud deployment<text:bookmark-end text:name="__RefHeading___Toc109_288785947"/><text:bookmark-end text:name="_Toc75769323"/><text:bookmark-end text:name="_Toc79604861"/><text:bookmark-end text:name="_Toc87776467"/><text:s/>(deprecated follow the preceding one)<text:bookmark-end text:name="_Toc95242450"/><text:bookmark-end text:name="_Toc96347341"/><text:bookmark-end text:name="_Toc101678536"/></text:h>
      <text:p text:style-name="P456"><text:span text:style-name="T457">Guideline</text:span>: When you create a new environment with Python, Apache web server is auto available. At this time I used Apache webserver version 2.4.6 with Python 3.9.5.<text:s/><text:span text:style-name="T458">It is always better to s</text:span><text:span text:style-name="T459">erve the HTML and static files from the web server like Apache and your API / dynamic content through the application server, maybe Flask.</text:span></text:p>
      <text:p text:style-name="P460">For development you should serve the HTML and static files from the application server Flask itself. When you deploy<text:s/>the application then make necessary changes in Cloudjiffy files to let it serve the static and HTML content from the web server itself.</text:p>
      <text:p text:style-name="P461">Steps</text:p>
      <text:p text:style-name="P462">1) Create a new deployment of Apache with Python</text:p>
      <text:p text:style-name="P463">2) In Application Server you will find wsgi.conf. Do following changes in wsgi.conf in Alias statements: The index.html should be in last.</text:p>
      <text:p text:style-name="P464"><text:tab/>Alias /robots.txt /var/www/webroot/ROOT/build/robots.txt</text:p>
      <text:p text:style-name="P465"><text:tab/>Alias /favicon.ico /var/www/webroot/ROOT/build/favicon.ico</text:p>
      <text:p text:style-name="P466"><text:tab/>Alias /manifest.json /var/www/webroot/ROOT/build/manifest.json</text:p>
      <text:p text:style-name="P467"><text:tab/>Alias /images /var/www/webroot/ROOT/images</text:p>
      <text:p text:style-name="P468"><text:tab/>Alias /static /var/www/webroot/ROOT/build/static</text:p>
      <text:p text:style-name="P469"><text:tab/>Alias /.well-known /var/www/webroot/ROOT/.well-known</text:p>
      <text:p text:style-name="P470"><text:tab/>Alias /config.js /var/www/webroot/ROOT/build/config.js</text:p>
      <text:p text:style-name="P471"><text:tab/>Alias /index /var/www/webroot/ROOT/build/index.html</text:p>
      <text:p text:style-name="P472"/>
      <text:p text:style-name="P473">3) Now upload the default ‘build’ folder which is the output of “yarn build” to the “ROOT” folder. This will enable you to run the web application from the build folder. Obviously you need to do ‘unzip build.zip’ in the command area</text:p>
      <text:p text:style-name="P474">4) Remove pyinfo.py file which comes by default. For dynamic content do modifications in wsgi.py file to start the app in Flask. I have following modifications for wsgi.py file. This is well tested.</text:p>
      <text:p text:style-name="P475"><text:span text:style-name="Emphasis">import sys, os, logging</text:span></text:p>
      <text:p text:style-name="P476"><text:span text:style-name="Emphasis">logger=logging.getLogger()</text:span></text:p>
      <text:p text:style-name="P477"><text:span text:style-name="Emphasis">logging.debug('This message</text:span><text:span text:style-name="Emphasis"><text:s/>should go to the log file')</text:span></text:p>
      <text:p text:style-name="P478"/>
      <text:p text:style-name="P479"><text:span text:style-name="Emphasis">appFolderName = 'TraceServer'</text:span></text:p>
      <text:p text:style-name="P480"><text:span text:style-name="Emphasis">userPath = os.path.expanduser('~')</text:span></text:p>
      <text:p text:style-name="P481"><text:span text:style-name="Emphasis">path = os.path.join(userPath, 'ROOT')</text:span></text:p>
      <text:p text:style-name="P482"><text:span text:style-name="Emphasis">#logger.warning(path)</text:span></text:p>
      <text:p text:style-name="P483"><text:span text:style-name="Emphasis">if path not in sys.path:</text:span></text:p>
      <text:p text:style-name="P484"><text:span text:style-name="Emphasis"><text:s text:c="4"/>sys.path.append(path)</text:span></text:p>
      <text:p text:style-name="P485"><text:span text:style-name="Emphasis">virtenv = os.path.join(path, 'virtenv') #<text:s/></text:span><text:span text:style-name="Emphasis">os.path.expanduser('~') + '/ROOT/TraceServer/virtenv/'</text:span></text:p>
      <text:soft-page-break/>
      <text:p text:style-name="P486"><text:span text:style-name="Emphasis">virtualenv = os.path.join(virtenv, 'bin/activate_this.py')</text:span></text:p>
      <text:p text:style-name="P487"><text:span text:style-name="Emphasis">try:</text:span></text:p>
      <text:p text:style-name="P488"><text:span text:style-name="Emphasis"><text:s text:c="4"/>exec(compile(open(virtualenv, "rb").read(), virtualenv, 'exec'), dict(__file__=virtualenv))</text:span></text:p>
      <text:p text:style-name="P489"><text:span text:style-name="Emphasis"><text:s text:c="4"/>appFolderPath = os.path.join(path, ap</text:span><text:span text:style-name="Emphasis">pFolderName)</text:span></text:p>
      <text:p text:style-name="P490"><text:span text:style-name="Emphasis"><text:s text:c="4"/>logger.warning('appFolderPath:' + appFolderPath)</text:span></text:p>
      <text:p text:style-name="P491"><text:span text:style-name="Emphasis"><text:s text:c="4"/>os.chdir(appFolderPath)</text:span></text:p>
      <text:p text:style-name="P492"><text:span text:style-name="Emphasis"><text:s text:c="4"/>if appFolderPath not in sys.path:</text:span></text:p>
      <text:p text:style-name="P493"><text:span text:style-name="Emphasis"><text:s text:c="8"/>sys.path.append(appFolderPath)</text:span></text:p>
      <text:p text:style-name="P494"><text:span text:style-name="Emphasis"><text:s text:c="4"/>from TraceServer import traceServer</text:span></text:p>
      <text:p text:style-name="P495"><text:span text:style-name="Emphasis"><text:s text:c="4"/>application = traceServer.app</text:span></text:p>
      <text:p text:style-name="P496"><text:span text:style-name="Emphasis">except Exce</text:span><text:span text:style-name="Emphasis">ption as e:</text:span></text:p>
      <text:p text:style-name="P497"><text:span text:style-name="Emphasis"><text:s text:c="4"/>logger.error(e)</text:span></text:p>
      <text:p text:style-name="P498"/>
      <text:p text:style-name="P499"><text:span text:style-name="T500">The above wsgi.py file will start the flask server.</text:span></text:p>
      <text:p text:style-name="P501"/>
      <text:p text:style-name="P502"><text:span text:style-name="T503">5) Create the virtual environment in name of virtenv and install all necessary files in it.</text:span></text:p>
      <text:p text:style-name="P504"/>
      <text:p text:style-name="P505"><text:span text:style-name="T506">1. virtualenv virtenv</text:span></text:p>
      <text:p text:style-name="P507"><text:span text:style-name="T508">2. cd virtenv/bin</text:span></text:p>
      <text:p text:style-name="P509"><text:span text:style-name="T510">3. . activate</text:span></text:p>
      <text:p text:style-name="P511"><text:span text:style-name="T512">4. When virtenv is acti</text:span><text:span text:style-name="T513">vated run this command. ```pip install ...```. Consult another documentation for the list.</text:span></text:p>
      <text:p text:style-name="P514"/>
      <text:p text:style-name="P515"><text:span text:style-name="T516">6) Upload the traceServer to cloud in zipped form and unzip it in the ROOT folder. Replace the config.json with that for the server. The server on has IP address fo</text:span><text:span text:style-name="T517">r PostgreSql database connection</text:span></text:p>
      <text:p text:style-name="P518"/>
      <text:h text:style-name="Heading2" text:outline-level="2"><text:bookmark-start text:name="__RefHeading___Toc369_288785947"/><text:bookmark-start text:name="_Toc75769324"/><text:bookmark-start text:name="_Toc79604862"/><text:bookmark-start text:name="_Toc87776468"/><text:bookmark-start text:name="_Toc95242451"/><text:bookmark-start text:name="_Toc96347342"/><text:bookmark-start text:name="_Toc101678537"/><text:span text:style-name="Emphasis">Deployment procedures at Cloudjiffy Docker container</text:span><text:bookmark-end text:name="__RefHeading___Toc369_288785947"/><text:bookmark-end text:name="_Toc75769324"/><text:bookmark-end text:name="_Toc79604862"/><text:bookmark-end text:name="_Toc87776468"/><text:bookmark-end text:name="_Toc95242451"/><text:bookmark-end text:name="_Toc96347342"/><text:bookmark-end text:name="_Toc101678537"/></text:h>
      <text:p text:style-name="P519"><text:span text:style-name="T520">Step 1: Build client</text:span></text:p>
      <text:p text:style-name="P521"><text:span text:style-name="T522"><text:s text:c="2"/>a) Build application with **npm run build** at trace-client. This will create build folder, inside that static folder.</text:span></text:p>
      <text:p text:style-name="P523"/>
      <text:p text:style-name="P524"><text:span text:style-name="T525">Step 2: Create local<text:s/></text:span><text:span text:style-name="T526">server environment, zip and upload</text:span></text:p>
      <text:p text:style-name="P527"><text:span text:style-name="T528"><text:s text:c="2"/>a) Create a local Deployment folder, in that copy TraceServer</text:span></text:p>
      <text:p text:style-name="P529"><text:span text:style-name="T530"><text:s text:c="2"/>b) Take out static folder from build folder and copy both in deployment folder adjacent to TraceServer folder. So you have in Deployment TraceServer, build</text:span><text:span text:style-name="T531">, static</text:span></text:p>
      <text:p text:style-name="P532"><text:span text:style-name="T533"><text:s text:c="2"/>c) Copy the server side config.json in TraceServer folder. Originally it has client side config.json</text:span></text:p>
      <text:p text:style-name="P534"><text:span text:style-name="T535"><text:s text:c="2"/>c) zip the TraceServer, build, static folders and upload to cloudjiffy and unzip it</text:span></text:p>
      <text:p text:style-name="P536"><text:span text:style-name="T537"><text:s text:c="2"/>d) At cloudjiffy you must have folder structure TraceSer</text:span><text:span text:style-name="T538">ver, build ,static</text:span></text:p>
      <text:p text:style-name="P539"><text:span text:style-name="T540"><text:s text:c="2"/>e) Restart application server cloudjiffy</text:span></text:p>
      <text:p text:style-name="P541"/>
      <text:p text:style-name="P542"><text:span text:style-name="T543">Step 3: Create virtualenv if not there and install using pip</text:span></text:p>
      <text:p text:style-name="P544"><text:span text:style-name="T545">1. virtualenv virtenv</text:span></text:p>
      <text:p text:style-name="P546"><text:span text:style-name="T547">2. cd virtenv/bin</text:span></text:p>
      <text:p text:style-name="P548"><text:span text:style-name="T549">3. . activate</text:span></text:p>
      <text:p text:style-name="P550"><text:span text:style-name="T551">4. When virtenv is activated run this command:</text:span></text:p>
      <text:p text:style-name="P552"><text:span text:style-name="T553">```pip install ...```</text:span></text:p>
      <text:p text:style-name="P554"/>
      <text:p text:style-name="P555"><text:span text:style-name="T556">5.<text:s/></text:span><text:span text:style-name="T557">wsgi.py file is already edited to make use of virtenv</text:span></text:p>
      <text:p text:style-name="P558"><text:span text:style-name="T559">6. Restart nodes and check log in httpd/error_log</text:span></text:p>
      <text:p text:style-name="P560"><text:span text:style-name="T561">Completed.</text:span></text:p>
      <text:p text:style-name="P562"/>
      <text:h text:style-name="Heading3" text:outline-level="3"><text:bookmark-start text:name="__RefHeading___Toc371_288785947"/><text:bookmark-start text:name="_Toc75769325"/><text:bookmark-start text:name="_Toc79604863"/><text:bookmark-start text:name="_Toc87776469"/><text:bookmark-start text:name="_Toc95242452"/><text:bookmark-start text:name="_Toc96347343"/><text:bookmark-start text:name="_Toc101678538"/><text:soft-page-break/><text:span text:style-name="Emphasis">Notes</text:span><text:bookmark-end text:name="__RefHeading___Toc371_288785947"/><text:bookmark-end text:name="_Toc75769325"/><text:bookmark-end text:name="_Toc79604863"/><text:bookmark-end text:name="_Toc87776469"/><text:bookmark-end text:name="_Toc95242452"/><text:bookmark-end text:name="_Toc96347343"/><text:bookmark-end text:name="_Toc101678538"/></text:h>
      <text:p text:style-name="P563"><text:span text:style-name="T564">1. use pip install pyjwt and not pip install jwt. The jwt is wrong module</text:span></text:p>
      <text:p text:style-name="P565"><text:span text:style-name="T566">2. To install a new module cd /var/www/webroot/ROOT/virtenv/</text:span><text:span text:style-name="T567">bin</text:span></text:p>
      <text:p text:style-name="P568"><text:span text:style-name="T569"><text:s text:c="2"/>. activate</text:span></text:p>
      <text:p text:style-name="P570"><text:span text:style-name="T571"><text:s text:c="2"/>Check the dot. Otherwise you will get permission error</text:span></text:p>
      <text:p text:style-name="P572"><text:span text:style-name="T573">3. We are using flask_cors library. By default it does not allow all http headers in the request. To allow a custom header with the request, you need to specifically add that in trac</text:span><text:span text:style-name="T574">eserver.py file <text:s text:c="2"/>as follows:</text:span></text:p>
      <text:p text:style-name="P575"><text:span text:style-name="T576"><text:s text:c="2"/>CORS(app, expose_headers='SELECTION-CRITERIA')</text:span></text:p>
      <text:p text:style-name="P577"><text:span text:style-name="T578"><text:s text:c="2"/>here 'SELECTION-CRITERIA' is custom header. Otherwise you won't get it in server. This digout costed me an entire Sunday.</text:span></text:p>
      <text:p text:style-name="P579"><text:span text:style-name="T580">4. Important to see the config.json file at<text:s/></text:span><text:span text:style-name="T581">client. It contains the development and production url for Graphql endpoint.</text:span></text:p>
      <text:h text:style-name="Heading2" text:outline-level="2"><text:bookmark-start text:name="_Toc75769326"/><text:bookmark-start text:name="_Toc79604864"/><text:bookmark-start text:name="_Toc87776470"/><text:bookmark-start text:name="_Toc95242453"/><text:bookmark-start text:name="_Toc96347344"/><text:bookmark-start text:name="_Toc101678539"/>Deployment from GitHub<text:bookmark-end text:name="_Toc75769326"/><text:bookmark-end text:name="_Toc79604864"/><text:bookmark-end text:name="_Toc87776470"/><text:bookmark-end text:name="_Toc95242453"/><text:bookmark-end text:name="_Toc96347344"/><text:bookmark-end text:name="_Toc101678539"/></text:h>
      <text:p text:style-name="Textbody">Step 1: Generate SSH keys</text:p>
      <text:p text:style-name="Textbody">In command prompt give command ‘ssh-keygen’. This will create two keys id_rsa and id_rsa.pub. The .pub is public key while other is private key.</text:p>
      <text:p text:style-name="Textbody"/>
      <text:p text:style-name="Textbody">Step 2: In GitHub settings at top level In SSH keys paste the public key</text:p>
      <text:p text:style-name="Textbody"/>
      <text:p text:style-name="Textbody">Step 3: In Cloudjiffy do deploy from git hub and select SSH key and provide the private key over there. Then do the deployment, latest from github will be placed in container ROOT. In Post hook you can give command npm install to get new libraries installed.</text:p>
      <text:p text:style-name="Textbody"/>
      <text:p text:style-name="Textbody">Step 4: Set the config files as required such as setting env: production</text:p>
      <text:p text:style-name="Textbody"/>
      <text:p text:style-name="Textbody">Notes: You can add cd …, npm install, npm run build command in post build scripts. They<text:s/>are executed after the build and corresponding output is available. The logs for postbuild are stored in Jelastic/logs folder.</text:p>
      <text:h text:style-name="Heading2" text:outline-level="2"><text:bookmark-start text:name="__RefHeading___Toc107_288785947"/><text:bookmark-start text:name="_Toc75769327"/><text:bookmark-start text:name="_Toc79604865"/><text:bookmark-start text:name="_Toc87776471"/><text:bookmark-start text:name="_Toc95242454"/><text:bookmark-start text:name="_Toc96347345"/><text:bookmark-start text:name="_Toc101678540"/>Flask server (TraceServer)<text:bookmark-end text:name="__RefHeading___Toc107_288785947"/><text:bookmark-end text:name="_Toc75769327"/><text:bookmark-end text:name="_Toc79604865"/><text:bookmark-end text:name="_Toc87776471"/><text:bookmark-end text:name="_Toc95242454"/><text:bookmark-end text:name="_Toc96347345"/><text:bookmark-end text:name="_Toc101678540"/></text:h>
      <text:p text:style-name="Normal"/>
      <text:h text:style-name="Heading3" text:outline-level="3"><text:bookmark-start text:name="_Toc95242455"/><text:bookmark-start text:name="_Toc96347346"/><text:bookmark-start text:name="_Toc101678541"/>Using .scss and <text:s/>.css in templates under BluePrint<text:bookmark-end text:name="_Toc95242455"/><text:bookmark-end text:name="_Toc96347346"/><text:bookmark-end text:name="_Toc101678541"/></text:h>
      <text:p text:style-name="Textbody"><text:span text:style-name="T582">Step 1</text:span>: import sass compiler</text:p>
      <text:p text:style-name="Textbody">Pip install libsass</text:p>
      <text:p text:style-name="Textbody">Import sass</text:p>
      <text:p text:style-name="P583"><text:span text:style-name="T584">sass</text:span><text:span text:style-name="T585">.</text:span><text:span text:style-name="T586">compile</text:span><text:span text:style-name="T587">(</text:span><text:span text:style-name="T588">dirname</text:span><text:span text:style-name="T589">=(</text:span><text:span text:style-name="T590">'entities/accounts/templates/scss'</text:span><text:span text:style-name="T591">,</text:span></text:p>
      <text:p text:style-name="P592"><text:span text:style-name="T593">             </text:span><text:span text:style-name="T594">'entities/accounts/static'</text:span><text:span text:style-name="T595">))</text:span></text:p>
      <text:p text:style-name="Textbody"/>
      <text:p text:style-name="Textbody">It creates .css file from .scss file from the ../scss folder to ../static folder. I used it in Accounts module</text:p>
      <text:p text:style-name="Textbody"/>
      <text:p text:style-name="Textbody"><text:span text:style-name="T596">Step 2</text:span>: definition of<text:s/>Blueprint</text:p>
      <text:p text:style-name="P597"><text:span text:style-name="T598">traceApp</text:span><text:span text:style-name="T599"><text:s/>=<text:s/></text:span><text:span text:style-name="T600">Blueprint</text:span><text:span text:style-name="T601">(</text:span><text:span text:style-name="T602">'traceApp'</text:span><text:span text:style-name="T603">,<text:s/></text:span><text:span text:style-name="T604">__name__</text:span><text:span text:style-name="T605">,</text:span></text:p>
      <text:p text:style-name="P606"><text:span text:style-name="T607">                     </text:span><text:span text:style-name="T608">template_folder</text:span><text:span text:style-name="T609">=</text:span><text:span text:style-name="T610">'templates'</text:span><text:span text:style-name="T611">,<text:s/></text:span><text:span text:style-name="T612">static_folder</text:span><text:span text:style-name="T613">=</text:span><text:span text:style-name="T614">'static'</text:span><text:span text:style-name="T615">,<text:s/></text:span><text:span text:style-name="T616">url_prefix</text:span><text:span text:style-name="T617">=</text:span><text:span text:style-name="T618">'/traceApp'</text:span></text:p>
      <text:p text:style-name="P619"><text:span text:style-name="T620">)</text:span></text:p>
      <text:p text:style-name="Textbody">Inside the accounts module you have templates and static folder. In templates folder you will keep<text:s/>html templates and in static folder you keep .css and .js files. Note to mention the url_prefix in Blueprint declaration, otherwise static folder for the blueprint will not work, it will take the static folder of main app.</text:p>
      <text:p text:style-name="Textbody"/>
      <text:p text:style-name="Textbody"><text:span text:style-name="T621">Step 3</text:span>: use url_for in template<text:s/>to refer to .css</text:p>
      <text:p text:style-name="Textbody">In order to refer to css file in static folder of your Blueprint you need to reference the css file in following manner, otherwise it won’t work</text:p>
      <text:p text:style-name="P622"><text:span text:style-name="T623">&lt;</text:span><text:span text:style-name="T624">link</text:span><text:span text:style-name="T625"><text:s/></text:span><text:span text:style-name="T626">href</text:span><text:span text:style-name="T627">=</text:span><text:span text:style-name="T628">"{{url_for('.static',filename='template1.css', _external= True) }}"</text:span><text:span text:style-name="T629"><text:s/></text:span><text:span text:style-name="T630">rel</text:span><text:span text:style-name="T631">=</text:span><text:span text:style-name="T632">"stylesheet"</text:span><text:span text:style-name="T633"><text:s/></text:span><text:span text:style-name="T634">type</text:span><text:span text:style-name="T635">=</text:span><text:span text:style-name="T636">"text/css"</text:span><text:span text:style-name="T637"><text:s/></text:span><text:span text:style-name="T638">/&gt;</text:span></text:p>
      <text:p text:style-name="Textbody"/>
      <text:p text:style-name="Textbody">Notice the dot before static keyword.</text:p>
      <text:p text:style-name="Textbody">The above process is simpler. An another process is used in Track blueprint but that is complex. Most important factor is to use the url_prefix in declaration of BluePrint.</text:p>
      <text:p text:style-name="Textbody"/>
      <text:h text:style-name="Heading3" text:outline-level="3"><text:bookmark-start text:name="__RefHeading___Toc373_288785947"/><text:bookmark-start text:name="_Toc75769328"/><text:bookmark-start text:name="_Toc79604866"/><text:bookmark-start text:name="_Toc87776472"/><text:bookmark-start text:name="_Toc95242456"/><text:bookmark-start text:name="_Toc96347347"/><text:bookmark-start text:name="_Toc101678542"/>Understanding of template_folder, static_url_path, static_folder<text:bookmark-end text:name="__RefHeading___Toc373_288785947"/><text:bookmark-end text:name="_Toc75769328"/><text:bookmark-end text:name="_Toc79604866"/><text:bookmark-end text:name="_Toc87776472"/><text:bookmark-end text:name="_Toc95242456"/><text:bookmark-end text:name="_Toc96347347"/><text:bookmark-end text:name="_Toc101678542"/></text:h>
      <text:p text:style-name="P639">This section is not used at present. The static and html files are being served from the apache web server directly.</text:p>
      <text:p text:style-name="P640">In TraceServer-&gt;traceMain see:</text:p>
      <text:p text:style-name="P641">app = Flask(__name__, static_folder="../static",</text:p>
      <text:p text:style-name="P642"><text:s text:c="12"/>template_folder="../build")</text:p>
      <text:p text:style-name="P643"/>
      <text:p text:style-name="P644">template_folder: The html templates / files are stored here. Just define a template_folder and keep only html files and corresponding resources in it.</text:p>
      <text:p text:style-name="P645"/>
      <text:p text:style-name="P646">static_folder keeps the js/css files etc.</text:p>
      <text:p text:style-name="P647"/>
      <text:p text:style-name="P648">I used blueprint to create a "track" module. In this module I used:</text:p>
      <text:p text:style-name="P649">trackApp = Blueprint('trackApp', __name__,</text:p>
      <text:p text:style-name="P650"><text:s text:c="21"/>template_folder='templates',static_folder='static', static_url_path='/track/view/css')</text:p>
      <text:p text:style-name="P651"/>
      <text:p text:style-name="P652">I created a folder "templates" and stored billTemplate.html in it. It worked fine but didn't call the bill.css stored in the static folder. When I set the static_url_path as above and set the <text:s/>&lt;link href="css/bill.css" rel="stylesheet"&gt; in billTemplate.html it worked. Explaination: The static_url_path becomes the path of resource file and that resource file will be served from static folder. Remember that the path should<text:s/>not be same as any route of flask app otherwise it will take precedence and it will not work. The above path translates to url http://localhost:5000/track/view/css/bill.css and it will look for bill.css in static folder under track folder. File location and url path have no relation, but above setting maps these two and enforces that when a resource with that url will be taken from static folder.</text:p>
      <text:h text:style-name="Heading3" text:outline-level="3"><text:bookmark-start text:name="__RefHeading___Toc375_288785947"/><text:bookmark-start text:name="_Toc75769329"/><text:bookmark-start text:name="_Toc79604867"/><text:bookmark-start text:name="_Toc87776473"/><text:bookmark-start text:name="_Toc95242457"/><text:bookmark-start text:name="_Toc96347348"/><text:bookmark-start text:name="_Toc101678543"/>Virtual environment for Python<text:bookmark-end text:name="__RefHeading___Toc375_288785947"/><text:bookmark-end text:name="_Toc75769329"/><text:bookmark-end text:name="_Toc79604867"/><text:bookmark-end text:name="_Toc87776473"/><text:bookmark-end text:name="_Toc95242457"/><text:bookmark-end text:name="_Toc96347348"/><text:bookmark-end text:name="_Toc101678543"/></text:h>
      <text:list text:style-name="LFO17" text:continue-numbering="true">
        <text:list-item>
          <text:p text:style-name="P653">Creating and activating virtual env in windows in context of Trace</text:p>
        </text:list-item>
      </text:list>
      <text:p text:style-name="P654">Download and<text:s/>Install Python from installer</text:p>
      <text:p text:style-name="P655">cd c:\projects\trace</text:p>
      <text:p text:style-name="P656">1. python -m pip install virtualenv</text:p>
      <text:p text:style-name="P657">2. python -m venv env</text:p>
      <text:p text:style-name="P658">3. env\Scripts\activate</text:p>
      <text:p text:style-name="P659">4. pip install …</text:p>
      <text:p text:style-name="P660">5. in .vscode settings.json</text:p>
      <text:p text:style-name="P661">{</text:p>
      <text:p text:style-name="P662"><text:s text:c="4"/>"python.pythonPath":<text:s/>"c:\\projects\\trace\\env\\Scripts\\python.exe",</text:p>
      <text:p text:style-name="P663"><text:s text:c="4"/>"python.formatting.provider": "autopep8"</text:p>
      <text:p text:style-name="P664">}</text:p>
      <text:p text:style-name="P665">6. In launch.json I put this:</text:p>
      <text:soft-page-break/>
      <text:p text:style-name="P666">{</text:p>
      <text:p text:style-name="P667"><text:s text:c="4"/>// Use IntelliSense to learn about possible attributes.</text:p>
      <text:p text:style-name="P668"><text:s text:c="4"/>// Hover to view descriptions of existing attributes.</text:p>
      <text:p text:style-name="P669"><text:s text:c="4"/>// For<text:s/>more information, visit: https://go.microsoft.com/fwlink/?linkid=830387</text:p>
      <text:p text:style-name="P670"><text:s text:c="4"/>"version": "0.2.0",</text:p>
      <text:p text:style-name="P671"><text:s text:c="4"/>"configurations": [</text:p>
      <text:p text:style-name="P672"><text:s text:c="8"/>{</text:p>
      <text:p text:style-name="P673"><text:s text:c="12"/>"name": "Python: Flask",</text:p>
      <text:p text:style-name="P674"><text:s text:c="12"/>"type": "python",</text:p>
      <text:p text:style-name="P675"><text:s text:c="12"/>"request": "launch",</text:p>
      <text:p text:style-name="P676"><text:s text:c="12"/>"module": "flask",</text:p>
      <text:p text:style-name="P677"><text:s text:c="12"/>"env": {</text:p>
      <text:p text:style-name="P678"><text:s text:c="16"/>"FLASK_APP": "tserver.py",</text:p>
      <text:p text:style-name="P679"><text:s text:c="16"/>"FLASK_ENV": "development",</text:p>
      <text:p text:style-name="P680"><text:s text:c="16"/>"FLASK_DEBUG": "0"</text:p>
      <text:p text:style-name="P681"><text:s text:c="12"/>},</text:p>
      <text:p text:style-name="P682"><text:s text:c="12"/>"args": [</text:p>
      <text:p text:style-name="P683"><text:s text:c="16"/>"run",</text:p>
      <text:p text:style-name="P684"><text:s text:c="16"/>"--no-debugger",</text:p>
      <text:p text:style-name="P685"><text:s/><text:s text:c="15"/>"--no-reload"</text:p>
      <text:p text:style-name="P686"><text:s text:c="12"/>],</text:p>
      <text:p text:style-name="P687"><text:s text:c="12"/>"jinja": true</text:p>
      <text:p text:style-name="P688"><text:s text:c="8"/>}</text:p>
      <text:p text:style-name="P689"><text:s text:c="4"/>]</text:p>
      <text:p text:style-name="P690">}</text:p>
      <text:p text:style-name="P691">7. To start development server from command line in a command window:</text:p>
      <text:p text:style-name="P692"><text:s text:c="2"/>a) env\Scripts\activate</text:p>
      <text:p text:style-name="P693"><text:s text:c="2"/>b) cd dev\traceServer</text:p>
      <text:p text:style-name="P694"><text:s text:c="2"/>c) set FLASK_APP=traceServer <text:s/>// no spaces</text:p>
      <text:p text:style-name="P695"><text:s text:c="2"/>d) flask run</text:p>
      <text:p text:style-name="P696"/>
      <text:p text:style-name="P697">complete</text:p>
      <text:p text:style-name="P698"/>
      <text:p text:style-name="P699">* Because of settings.json the environment is switched to "env"</text:p>
      <text:p text:style-name="P700"/>
      <text:h text:style-name="Heading3" text:outline-level="3"><text:bookmark-start text:name="__RefHeading___Toc395_288785947"/><text:bookmark-start text:name="_Toc75769330"/><text:bookmark-start text:name="_Toc79604868"/><text:bookmark-start text:name="_Toc87776474"/><text:bookmark-start text:name="_Toc95242458"/><text:bookmark-start text:name="_Toc96347349"/><text:bookmark-start text:name="_Toc101678544"/>Tips<text:bookmark-end text:name="__RefHeading___Toc395_288785947"/><text:bookmark-end text:name="_Toc75769330"/><text:bookmark-end text:name="_Toc79604868"/><text:bookmark-end text:name="_Toc87776474"/><text:bookmark-end text:name="_Toc95242458"/><text:bookmark-end text:name="_Toc96347349"/><text:bookmark-end text:name="_Toc101678544"/></text:h>
      <text:list text:style-name="LFO18" text:continue-numbering="true">
        <text:list-item>
          <text:p text:style-name="P701">For using cors in flask do this:</text:p>
        </text:list-item>
      </text:list>
      <text:p text:style-name="P702">```pip install flask_cors```</text:p>
      <text:p text:style-name="P703">In code:</text:p>
      <text:p text:style-name="P704">``` from flask_cors import CORS</text:p>
      <text:p text:style-name="P705">CORS(app)```</text:p>
      <text:p text:style-name="Textbody"/>
      <text:h text:style-name="Heading2" text:outline-level="2"><text:bookmark-start text:name="_Toc75769331"/><text:bookmark-start text:name="_Toc79604869"/><text:bookmark-start text:name="_Toc87776475"/><text:bookmark-start text:name="_Toc95242459"/><text:bookmark-start text:name="_Toc96347350"/><text:bookmark-start text:name="_Toc101678545"/>Socket implementation<text:bookmark-end text:name="_Toc75769331"/><text:bookmark-end text:name="_Toc79604869"/><text:bookmark-end text:name="_Toc87776475"/><text:bookmark-end text:name="_Toc95242459"/><text:bookmark-end text:name="_Toc96347350"/><text:bookmark-end text:name="_Toc101678545"/></text:h>
      <text:list text:style-name="LFO19" text:continue-numbering="true">
        <text:list-item>
          <text:p text:style-name="P706">In virtual env “pip<text:s/>install eventlet”. This is important to start websocket transport. Otherwise only long polling is established.</text:p>
        </text:list-item>
        <text:list-item>
          <text:p text:style-name="P707">While starting the Flask server we generally use ‘run flask’. But by using this the websocket transport does not work. You need to start the flask server by “python app.py”, where app.py is the main Flask file.</text:p>
        </text:list-item>
        <text:list-item>
          <text:p text:style-name="P708">Following are the lines for socket in Flask:</text:p>
        </text:list-item>
      </text:list>
      <text:p text:style-name="P709">from flask_socketio import SocketIO, emit</text:p>
      <text:p text:style-name="P710">socketio = SocketIO(app, cors_allowed_origins="*")</text:p>
      <text:soft-page-break/>
      <text:p text:style-name="P711">@socketio.on('myEvent')</text:p>
      <text:p text:style-name="P712">def test_message(message):</text:p>
      <text:p text:style-name="P713">    print('myEvent')</text:p>
      <text:p text:style-name="P714">    emit('my response', {'data': message['data']})</text:p>
      <text:p text:style-name="P715"/>
      <text:p text:style-name="P716">@socketio.on('connect')</text:p>
      <text:p text:style-name="P717">def test_connect(auth):</text:p>
      <text:p text:style-name="P718">    emit('my response', {'data': 'Connected'})</text:p>
      <text:p text:style-name="P719">    print('Connected')</text:p>
      <text:p text:style-name="P720">    args = request.args</text:p>
      <text:p text:style-name="P721">    print(args)</text:p>
      <text:p text:style-name="P722"/>
      <text:p text:style-name="P723">@socketio.on('disconnect')</text:p>
      <text:p text:style-name="P724">def test_disconnect():</text:p>
      <text:p text:style-name="P725">    print('Client disconnected')</text:p>
      <text:p text:style-name="P726">if __name__ == '__main__':</text:p>
      <text:p text:style-name="P727">    socketio.run(app)</text:p>
      <text:p text:style-name="P728"/>
      <text:p text:style-name="P729">At client side use socket.io-client as usual.</text:p>
      <text:h text:style-name="Heading2" text:outline-level="2"><text:bookmark-start text:name="__RefHeading___Toc397_288785947"/><text:bookmark-start text:name="_Toc75769332"/><text:bookmark-start text:name="_Toc79604870"/><text:bookmark-start text:name="_Toc87776476"/><text:bookmark-start text:name="_Toc95242460"/><text:bookmark-start text:name="_Toc96347351"/><text:bookmark-start text:name="_Toc101678546"/>Python<text:bookmark-end text:name="__RefHeading___Toc397_288785947"/><text:bookmark-end text:name="_Toc75769332"/><text:bookmark-end text:name="_Toc79604870"/><text:bookmark-end text:name="_Toc87776476"/><text:bookmark-end text:name="_Toc95242460"/><text:bookmark-end text:name="_Toc96347351"/><text:bookmark-end text:name="_Toc101678546"/></text:h>
      <text:list text:style-name="LFO20" text:continue-numbering="true">
        <text:list-item>
          <text:p text:style-name="P730">I will be using several json strings from client to be sent to server having graphQL. The<text:s/>json string will be used to create SQL statements for data insertion in db. Python makes use of properly formatted JSON having double quotes (""). This is valid json ``` {"a":"1", "b":"2"} ``` in Python whereas ``` {a: "1", b:"2"} ``` is not. Python simplejson and json library's loads method won't work on invalid json. Use demjson.decode('not a goog json') to make use of bad json in Python. This will save you from escaping json string when you send it as graphql mutation argument.</text:p>
        </text:list-item>
      </text:list>
      <text:list text:style-name="LFO21" text:continue-numbering="true">
        <text:list-item>
          <text:p text:style-name="P731">x = "('abc', 'def', 'ghi')". To convert x to ('abc', 'def', 'ghi') just do eval(x)</text:p>
        </text:list-item>
        <text:list-item>
          <text:p text:style-name="P732">In Python None is equivalent of null. To check None --&gt; if someVariable is None ...</text:p>
        </text:list-item>
      </text:list>
      <text:p text:style-name="P733"/>
      <text:h text:style-name="Heading1" text:outline-level="1"><text:bookmark-start text:name="_Toc96347352"/><text:bookmark-start text:name="_Toc101678547"/>Email from server<text:bookmark-end text:name="_Toc96347352"/><text:bookmark-end text:name="_Toc101678547"/></text:h>
      <text:p text:style-name="Textbody">At start I used<text:s/><text:a xlink:href="mailto:capitalch2@gmail.com" office:target-frame-name="_top" xlink:show="replace"><text:span text:style-name="Hyperlink">capitalch2@gmail.com</text:span></text:a><text:s/>for sending emails. The config.json settings were</text:p>
      <text:p text:style-name="Textbody"><text:s text:c="4"/>"mailServer": "smtp.gmail.com",</text:p>
      <text:p text:style-name="Textbody"><text:s text:c="4"/>"port": 465,</text:p>
      <text:p text:style-name="Textbody"><text:s text:c="4"/>"userName": "capitalch2@gmail.com",</text:p>
      <text:p text:style-name="Textbody"><text:s text:c="4"/>"password": "Su$hant123",</text:p>
      <text:p text:style-name="Textbody"><text:s text:c="4"/>"mailDefaultSender": "capitalch2@gmail.com",</text:p>
      <text:p text:style-name="Textbody">Gmail was giving problems<text:s/>intermittently, because its security policy kept on changing. I had unlimited domain account at milesweb, details are:</text:p>
      <text:p text:style-name="Textbody">Control panel: https://quest.herosite.pro:2222/</text:p>
      <text:p text:style-name="Textbody">UID: tqrnlqid</text:p>
      <text:p text:style-name="Textbody">pwd: s...3</text:p>
      <text:p text:style-name="Textbody"/>
      <text:p text:style-name="Textbody">I created a mail account in kushinfotech.in domain with name admin@kushinfotech.in , pwd: s…3, I used this for sending mails from flask server with following changes:</text:p>
      <text:p text:style-name="P734"><text:span text:style-name="T735"><text:s text:c="4"/>"mailServer"</text:span><text:span text:style-name="T736">:<text:s/></text:span><text:span text:style-name="T737">"mail.kushinfotech.in"</text:span><text:span text:style-name="T738">,</text:span></text:p>
      <text:p text:style-name="P739"><text:span text:style-name="T740">   <text:s/></text:span><text:span text:style-name="T741">"port"</text:span><text:span text:style-name="T742">:<text:s/></text:span><text:span text:style-name="T743">587</text:span><text:span text:style-name="T744">,</text:span></text:p>
      <text:p text:style-name="P745"><text:span text:style-name="T746">   <text:s/></text:span><text:span text:style-name="T747">"userName"</text:span><text:span text:style-name="T748">:<text:s/></text:span><text:span text:style-name="T749">"admin@kushinfotech.in"</text:span><text:span text:style-name="T750">,</text:span></text:p>
      <text:soft-page-break/>
      <text:p text:style-name="P751"><text:span text:style-name="T752">   <text:s/></text:span><text:span text:style-name="T753">"password"</text:span><text:span text:style-name="T754">:<text:s/></text:span><text:span text:style-name="T755">"su$hant123"</text:span><text:span text:style-name="T756">,</text:span></text:p>
      <text:p text:style-name="P757"><text:span text:style-name="T758">   <text:s/></text:span><text:span text:style-name="T759">"mailDefaultSender"</text:span><text:span text:style-name="T760">:<text:s/></text:span><text:span text:style-name="T761">"admin@kushinfotech.in"</text:span><text:span text:style-name="T762">,</text:span></text:p>
      <text:p text:style-name="Textbody"/>
      <text:p text:style-name="Textbody">You need to do following in order for it to work. This is different when you use GMAIL, which makes use of SSL and not TLS.</text:p>
      <text:p text:style-name="P763"><text:span text:style-name="T764">MAIL_USE_SSL</text:span><text:span text:style-name="T765">=</text:span><text:span text:style-name="T766">False</text:span><text:span text:style-name="T767">,</text:span></text:p>
      <text:p text:style-name="P768"><text:span text:style-name="T769">       <text:s/></text:span><text:span text:style-name="T770">MAIL_USE_TLS</text:span><text:span text:style-name="T771">=</text:span><text:span text:style-name="T772">True</text:span><text:span text:style-name="T773">,</text:span></text:p>
      <text:p text:style-name="Textbody"/>
      <text:p text:style-name="Textbody"/>
      <text:h text:style-name="Heading2" text:outline-level="2"><text:bookmark-start text:name="__RefHeading___Toc115_288785947"/><text:bookmark-start text:name="_Toc75769333"/><text:bookmark-start text:name="_Toc79604871"/><text:bookmark-start text:name="_Toc87776477"/><text:bookmark-start text:name="_Toc95242461"/><text:bookmark-start text:name="_Toc96347353"/><text:bookmark-start text:name="_Toc101678548"/>PostgreSql<text:bookmark-end text:name="__RefHeading___Toc115_288785947"/><text:bookmark-end text:name="_Toc75769333"/><text:bookmark-end text:name="_Toc79604871"/><text:bookmark-end text:name="_Toc87776477"/><text:bookmark-end text:name="_Toc95242461"/><text:bookmark-end text:name="_Toc96347353"/><text:bookmark-end text:name="_Toc101678548"/></text:h>
      <text:h text:style-name="Heading3" text:outline-level="3"><text:bookmark-start text:name="__RefHeading___Toc399_288785947"/><text:bookmark-start text:name="_Toc75769334"/><text:bookmark-start text:name="_Toc79604872"/><text:bookmark-start text:name="_Toc87776478"/><text:bookmark-start text:name="_Toc95242462"/><text:bookmark-start text:name="_Toc96347354"/><text:bookmark-start text:name="_Toc101678549"/>Using recursive CTE<text:s/>queries in PostGreSQL<text:bookmark-end text:name="__RefHeading___Toc399_288785947"/><text:bookmark-end text:name="_Toc75769334"/><text:bookmark-end text:name="_Toc79604872"/><text:bookmark-end text:name="_Toc87776478"/><text:bookmark-end text:name="_Toc95242462"/><text:bookmark-end text:name="_Toc96347354"/><text:bookmark-end text:name="_Toc101678549"/></text:h>
      <text:p text:style-name="Textbody">Recursive CTE's can be used in hierarchical tables with id &lt;-&gt; parentId relationships. Suppose you want to find allrecords which are parent or superParent of a given record. Say in "AccM" table you want all superParents for record whose id = 137.</text:p>
      <text:p text:style-name="Textbody">Step 1: Find the next record above the starting record</text:p>
      <text:p text:style-name="Textbody"><text:s text:c="2"/></text:p>
      <text:p text:style-name="Textbody"><text:s text:c="2"/>You need a cte for starting record to get the next record with starting record.parentId = id of next record. Following gives the next record</text:p>
      <text:p text:style-name="Textbody"/>
      <text:p text:style-name="Textbody"><text:s text:c="2"/>with cte as (select "id", "accName", "accLeaf", "parentId"</text:p>
      <text:p text:style-name="Textbody"><text:s text:c="2"/>from <text:s/>"AccM"</text:p>
      <text:p text:style-name="Textbody"><text:s text:c="4"/>where "id" = 137)</text:p>
      <text:p text:style-name="Textbody"><text:s text:c="2"/>select a."id", a."accName", a."accLeaf", a."parentId"</text:p>
      <text:p text:style-name="Textbody"><text:s text:c="4"/>from cte c</text:p>
      <text:p text:style-name="Textbody"><text:s text:c="6"/>join "AccM" a</text:p>
      <text:p text:style-name="Textbody"><text:s text:c="8"/>on c."parentId" = a."id"</text:p>
      <text:p text:style-name="Textbody"/>
      <text:p text:style-name="Textbody">Step 2: Turn cte to recursive cte and union with starting record. Keep<text:s/>everything inside the cte. Remember that you start from starting record and keep going up. The next record becomes starting record and so on.</text:p>
      <text:p text:style-name="Textbody">So the cte first gets starting record. Then cte.parentId = "AccM"."id" becomes next record and so on</text:p>
      <text:p text:style-name="Textbody"/>
      <text:p text:style-name="Textbody"><text:s text:c="2"/>with recursive cte as (select "id", "accName", "accLeaf", "parentId"</text:p>
      <text:p text:style-name="Textbody"><text:s text:c="4"/>from <text:s/>"AccM"</text:p>
      <text:p text:style-name="Textbody"><text:s text:c="6"/>where "id" = 137</text:p>
      <text:p text:style-name="Textbody"><text:s text:c="4"/>union</text:p>
      <text:p text:style-name="Textbody"><text:s text:c="4"/>select a."id", a."accName", a."accLeaf", a."parentId"</text:p>
      <text:p text:style-name="Textbody"><text:s text:c="6"/>from cte c</text:p>
      <text:p text:style-name="Textbody"><text:s text:c="8"/>join "AccM" a</text:p>
      <text:p text:style-name="Textbody"><text:s text:c="10"/>on c."parentId" = a."id")</text:p>
      <text:p text:style-name="Textbody"><text:s text:c="4"/>select * from cte</text:p>
      <text:p text:style-name="Textbody"/>
      <text:h text:style-name="Heading3" text:outline-level="3"><text:bookmark-start text:name="_Toc75769335"/><text:bookmark-start text:name="_Toc79604873"/><text:bookmark-start text:name="_Toc87776479"/><text:bookmark-start text:name="_Toc95242463"/><text:bookmark-start text:name="_Toc96347355"/><text:bookmark-start text:name="_Toc101678550"/>Getting the summary of accounts<text:bookmark-end text:name="_Toc75769335"/><text:bookmark-end text:name="_Toc79604873"/><text:bookmark-end text:name="_Toc87776479"/><text:bookmark-end text:name="_Toc95242463"/><text:bookmark-end text:name="_Toc96347355"/><text:bookmark-end text:name="_Toc101678550"/></text:h>
      <text:p text:style-name="Textbody">with cte1 as (</text:p>
      <text:p text:style-name="Textbody"><text:tab/>select (CASE WHEN "dc" = 'D' then "amount" else -"amount" end) "amount"</text:p>
      <text:p text:style-name="Textbody"><text:tab/><text:tab/>from "AccOpBal"</text:p>
      <text:p text:style-name="Textbody"><text:tab/><text:tab/><text:tab/>where "branchId" = 1</text:p>
      <text:p text:style-name="Textbody"><text:tab/><text:tab/><text:tab/><text:tab/>and "finYearId" = 2021</text:p>
      <text:soft-page-break/>
      <text:p text:style-name="Textbody"><text:tab/><text:tab/><text:tab/><text:tab/>and "accId" = 118</text:p>
      <text:p text:style-name="Textbody">),</text:p>
      <text:p text:style-name="Textbody">cte2 as (</text:p>
      <text:p text:style-name="Textbody"><text:tab/>select "tranDate", SUM(CASE WHEN "dc" = 'D' then "amount" else 0 end) as "debits",</text:p>
      <text:p text:style-name="Textbody"><text:tab/><text:tab/>SUM(CASE WHEN "dc" = 'C' then "amount" else 0 end) as "credits"</text:p>
      <text:p text:style-name="Textbody"><text:tab/><text:tab/>from "TranH" h</text:p>
      <text:p text:style-name="Textbody"><text:tab/><text:tab/><text:tab/>join "TranD" d</text:p>
      <text:p text:style-name="Textbody"><text:tab/><text:tab/><text:tab/><text:tab/>on h."id" = d."tranHeaderId"</text:p>
      <text:p text:style-name="Textbody"><text:tab/><text:tab/>where "branchId" = 1</text:p>
      <text:p text:style-name="Textbody"><text:tab/><text:tab/><text:tab/><text:tab/>and "finYearId" = 2021</text:p>
      <text:p text:style-name="Textbody"><text:tab/><text:tab/><text:tab/><text:tab/>and<text:s/>"accId" = 118</text:p>
      <text:p text:style-name="Textbody"><text:tab/><text:tab/>GROUP BY "tranDate"</text:p>
      <text:p text:style-name="Textbody"><text:tab/><text:tab/><text:tab/>ORDER BY "tranDate"</text:p>
      <text:p text:style-name="Textbody"><text:tab/></text:p>
      <text:p text:style-name="Textbody">),</text:p>
      <text:p text:style-name="Textbody">cte3 as (</text:p>
      <text:p text:style-name="Textbody"><text:tab/>select "tranDate", "debits", "credits",</text:p>
      <text:p text:style-name="Textbody"><text:tab/><text:tab/>SUM("debits" - "credits") OVER (ROWS BETWEEN UNBOUNDED PRECEDING AND CURRENT ROW) "clos"</text:p>
      <text:p text:style-name="Textbody"><text:tab/><text:tab/><text:tab/>from cte2</text:p>
      <text:p text:style-name="Textbody">),</text:p>
      <text:p text:style-name="Textbody">cte4 as (</text:p>
      <text:p text:style-name="Textbody"><text:tab/>select<text:s/>"tranDate", LAG("clos", 1, '0') OVER (ORDER by "tranDate") "open",</text:p>
      <text:p text:style-name="Textbody"><text:tab/><text:tab/>"debits", "credits", "clos"</text:p>
      <text:p text:style-name="Textbody"><text:tab/><text:tab/><text:tab/>from cte3</text:p>
      <text:p text:style-name="Textbody">),</text:p>
      <text:p text:style-name="Textbody">cte5 as (</text:p>
      <text:p text:style-name="Textbody"><text:tab/>select "tranDate", "open" + (select "amount" from cte1) "opening",</text:p>
      <text:p text:style-name="Textbody"><text:tab/>"debits", "credits",</text:p>
      <text:p text:style-name="Textbody"><text:tab/>"clos" + <text:s/>(select "amount" from cte1) "closing"</text:p>
      <text:p text:style-name="Textbody"><text:tab/><text:tab/>from cte4 c</text:p>
      <text:p text:style-name="Textbody">)</text:p>
      <text:p text:style-name="Textbody"/>
      <text:p text:style-name="Textbody">select * from cte5 order by "tranDate" DESC</text:p>
      <text:h text:style-name="Heading2" text:outline-level="2"><text:bookmark-start text:name="__RefHeading___Toc401_288785947"/><text:bookmark-start text:name="_Toc75769336"/><text:bookmark-start text:name="_Toc79604874"/><text:bookmark-start text:name="_Toc87776480"/><text:bookmark-start text:name="_Toc95242464"/><text:bookmark-start text:name="_Toc96347356"/><text:bookmark-start text:name="_Toc101678551"/>PgAdmin<text:bookmark-end text:name="__RefHeading___Toc401_288785947"/><text:bookmark-end text:name="_Toc75769336"/><text:bookmark-end text:name="_Toc79604874"/><text:bookmark-end text:name="_Toc87776480"/><text:bookmark-end text:name="_Toc95242464"/><text:bookmark-end text:name="_Toc96347356"/><text:bookmark-end text:name="_Toc101678551"/></text:h>
      <text:h text:style-name="Heading3" text:outline-level="3"><text:bookmark-start text:name="__RefHeading___Toc403_288785947"/><text:bookmark-start text:name="_Toc75769337"/><text:bookmark-start text:name="_Toc79604875"/><text:bookmark-start text:name="_Toc87776481"/><text:bookmark-start text:name="_Toc95242465"/><text:bookmark-start text:name="_Toc96347357"/><text:bookmark-start text:name="_Toc101678552"/>Switching to another schema say demounit1<text:bookmark-end text:name="__RefHeading___Toc403_288785947"/><text:bookmark-end text:name="_Toc75769337"/><text:bookmark-end text:name="_Toc79604875"/><text:bookmark-end text:name="_Toc87776481"/><text:bookmark-end text:name="_Toc95242465"/><text:bookmark-end text:name="_Toc96347357"/><text:bookmark-end text:name="_Toc101678552"/></text:h>
      <text:p text:style-name="Textbody">set search_path to demounit1;</text:p>
      <text:h text:style-name="Heading3" text:outline-level="3"><text:bookmark-start text:name="__RefHeading___Toc405_288785947"/><text:bookmark-start text:name="_Toc75769338"/><text:bookmark-start text:name="_Toc79604876"/><text:bookmark-start text:name="_Toc87776482"/><text:bookmark-start text:name="_Toc95242466"/><text:bookmark-start text:name="_Toc96347358"/><text:bookmark-start text:name="_Toc101678553"/>Taking a dump of existing uptodate database and provision it to TraceServer<text:bookmark-end text:name="__RefHeading___Toc405_288785947"/><text:bookmark-end text:name="_Toc75769338"/><text:bookmark-end text:name="_Toc79604876"/><text:bookmark-end text:name="_Toc87776482"/><text:bookmark-end text:name="_Toc95242466"/><text:bookmark-end text:name="_Toc96347358"/><text:bookmark-end text:name="_Toc101678553"/></text:h>
      <text:p text:style-name="Textbody">You need to install<text:s/>PostgreSql command line tools from<text:s/><text:a xlink:href="https://www.enterprisedb.com/downloads/postgres-postgresql-downloads" office:target-frame-name="_top" xlink:show="replace"><text:span text:style-name="Hyperlink">Download PostgreSQL (enterprisedb.com)</text:span></text:a><text:s/>and install it, at that time it was version 12. Update the windows path for bin directory C:\Program Files\PostgreSQL\12\bin.</text:p>
      <text:p text:style-name="Textbody"/>
      <text:p text:style-name="Textbody">pg_dump -d trace -h node41766-chisel.cloudjiffy.net -p 11107 -n demounit1 -f c:\projects\trace\DbCreate\accounts.sql -U webadmin --inserts</text:p>
      <text:p text:style-name="Textbody"><text:s text:c="4"/>It creates the accounts.sql file</text:p>
      <text:p text:style-name="Textbody">2. Replace all instances of 'demounit1' with 'public'</text:p>
      <text:p text:style-name="Textbody">3. The file contains several insert table data. Remove the ones which are not required. Basically only retain the master data as in old accounts.sql file</text:p>
      <text:p text:style-name="Textbody"/>
      <text:h text:style-name="Heading3" text:outline-level="3"><text:bookmark-start text:name="__RefHeading___Toc407_288785947"/><text:bookmark-start text:name="_Toc75769339"/><text:bookmark-start text:name="_Toc79604877"/><text:bookmark-start text:name="_Toc87776483"/><text:bookmark-start text:name="_Toc95242467"/><text:bookmark-start text:name="_Toc96347359"/><text:bookmark-start text:name="_Toc101678554"/>How to take a dump of database schema and data together through pg_dump<text:bookmark-end text:name="__RefHeading___Toc407_288785947"/><text:bookmark-end text:name="_Toc75769339"/><text:bookmark-end text:name="_Toc79604877"/><text:bookmark-end text:name="_Toc87776483"/><text:bookmark-end text:name="_Toc95242467"/><text:bookmark-end text:name="_Toc96347359"/><text:bookmark-end text:name="_Toc101678554"/></text:h>
      <text:p text:style-name="Textbody">pg_dump -d trace -h node41766-chisel.cloudjiffy.net -p 11107 -n public -f c:\accounts -U webadmin --inserts</text:p>
      <text:p text:style-name="Textbody"><text:s text:c="2"/>-d trace <text:s text:c="11"/>: Take dump of database trace</text:p>
      <text:p text:style-name="Textbody"><text:s text:c="2"/>-h host_name <text:s text:c="7"/>: give host name</text:p>
      <text:p text:style-name="Textbody"><text:s text:c="2"/>-p 11035 <text:s text:c="11"/>: port name of cloudjiffy</text:p>
      <text:p text:style-name="Textbody"><text:s text:c="2"/>-n public <text:s text:c="10"/>: take dump<text:s/>of schema public</text:p>
      <text:p text:style-name="Textbody"><text:s text:c="2"/>-f c:\accounts.sql <text:s/>: Outputs to c:\accounts.sql file</text:p>
      <text:p text:style-name="Textbody"><text:s text:c="2"/>-U user name <text:s text:c="7"/>: Give user name</text:p>
      <text:p text:style-name="Textbody"><text:s text:c="2"/>--inserts <text:s text:c="10"/>: In generated sql file use insert statement for adding data. By default copy statement is there which is not recognized<text:s/>by psycopg2 python driver. So it is necessary to convert copy statements to insert statements. The --inserts flag does that work</text:p>
      <text:p text:style-name="Textbody"><text:s text:c="2"/>You need to have administrative privilege</text:p>
      <text:h text:style-name="Heading3" text:outline-level="3"><text:bookmark-start text:name="__RefHeading___Toc409_288785947"/><text:bookmark-start text:name="_Toc75769340"/><text:bookmark-start text:name="_Toc79604878"/><text:bookmark-start text:name="_Toc87776484"/><text:bookmark-start text:name="_Toc95242468"/><text:bookmark-start text:name="_Toc96347360"/><text:bookmark-start text:name="_Toc101678555"/>Calling a stored procedure<text:bookmark-end text:name="__RefHeading___Toc409_288785947"/><text:bookmark-end text:name="_Toc75769340"/><text:bookmark-end text:name="_Toc79604878"/><text:bookmark-end text:name="_Toc87776484"/><text:bookmark-end text:name="_Toc95242468"/><text:bookmark-end text:name="_Toc96347360"/><text:bookmark-end text:name="_Toc101678555"/></text:h>
      <text:p text:style-name="Textbody"><text:s text:c="2"/>call reset()</text:p>
      <text:h text:style-name="Heading3" text:outline-level="3"><text:bookmark-start text:name="__RefHeading___Toc411_288785947"/><text:bookmark-start text:name="_Toc75769341"/><text:bookmark-start text:name="_Toc79604879"/><text:bookmark-start text:name="_Toc87776485"/><text:bookmark-start text:name="_Toc95242469"/><text:bookmark-start text:name="_Toc96347361"/><text:bookmark-start text:name="_Toc101678556"/>To delete a database trace, oper query of<text:s/>another db and do this:<text:bookmark-end text:name="__RefHeading___Toc411_288785947"/><text:bookmark-end text:name="_Toc75769341"/><text:bookmark-end text:name="_Toc79604879"/><text:bookmark-end text:name="_Toc87776485"/><text:bookmark-end text:name="_Toc95242469"/><text:bookmark-end text:name="_Toc96347361"/><text:bookmark-end text:name="_Toc101678556"/></text:h>
      <text:p text:style-name="Textbody">SELECT pg_terminate_backend(pg_stat_activity.pid)</text:p>
      <text:p text:style-name="Textbody"><text:s text:c="4"/>FROM pg_stat_activity</text:p>
      <text:p text:style-name="Textbody"><text:s text:c="4"/>WHERE pg_stat_activity.datname = 'trace'</text:p>
      <text:p text:style-name="Textbody"><text:s text:c="6"/>AND pid &lt;&gt; pg_backend_pid();</text:p>
      <text:p text:style-name="Textbody">drop database trace;</text:p>
      <text:p text:style-name="Textbody"/>
      <text:h text:style-name="Heading3" text:outline-level="3"><text:bookmark-start text:name="__RefHeading___Toc413_288785947"/><text:bookmark-start text:name="_Toc75769342"/><text:bookmark-start text:name="_Toc79604880"/><text:bookmark-start text:name="_Toc87776486"/><text:bookmark-start text:name="_Toc95242470"/><text:bookmark-start text:name="_Toc96347362"/><text:bookmark-start text:name="_Toc101678557"/>How to upgrade a database to next major version, say<text:s/>from postgresql 11.3 to 12.3 as source and target respectively<text:bookmark-end text:name="__RefHeading___Toc413_288785947"/><text:bookmark-end text:name="_Toc75769342"/><text:bookmark-end text:name="_Toc79604880"/><text:bookmark-end text:name="_Toc87776486"/><text:bookmark-end text:name="_Toc95242470"/><text:bookmark-end text:name="_Toc96347362"/><text:bookmark-end text:name="_Toc101678557"/></text:h>
      <text:p text:style-name="Textbody">Most of the methods of pgAdmin and cloudjiffy upgrade tag failed. Only following pgdump and psql methods worked.</text:p>
      <text:p text:style-name="Textbody">Step 1: Create a new posegresql 12.3 server</text:p>
      <text:p text:style-name="Textbody">Step 2: Make a dump of the<text:s/>database in question by using pg_dump command line utility</text:p>
      <text:p text:style-name="Textbody">pg_dump -d trace -h node15792-chisel.cloudjiffy.net -p 11035 <text:s/>-f c:\trace -U webadmin; it will ask the password; host and port number are for source</text:p>
      <text:p text:style-name="Textbody">Step 3: Run psql</text:p>
      <text:p text:style-name="Textbody">psql -d trace -h node41766-chisel.cloudjiffy.net -p 11107 <text:s/>-f c:\trace -U webadmin; it will ask the password; mind that here the host and port numbers are for target</text:p>
      <text:p text:style-name="Textbody"/>
      <text:h text:style-name="Heading3" text:outline-level="3"><text:bookmark-start text:name="__RefHeading___Toc415_288785947"/><text:bookmark-start text:name="_Toc75769343"/><text:bookmark-start text:name="_Toc79604881"/><text:bookmark-start text:name="_Toc87776487"/><text:bookmark-start text:name="_Toc95242471"/><text:bookmark-start text:name="_Toc96347363"/><text:bookmark-start text:name="_Toc101678558"/>How I ran pg_dump at cloudjiffy for doing backup and then later restore<text:bookmark-end text:name="__RefHeading___Toc415_288785947"/><text:bookmark-end text:name="_Toc75769343"/><text:bookmark-end text:name="_Toc79604881"/><text:bookmark-end text:name="_Toc87776487"/><text:bookmark-end text:name="_Toc95242471"/><text:bookmark-end text:name="_Toc96347363"/><text:bookmark-end text:name="_Toc101678558"/></text:h>
      <text:p text:style-name="Textbody">In the installation of PostgreSql at<text:s/>cloudjiffy there is a folder by name backup.</text:p>
      <text:p text:style-name="Textbody">a) cd to that backup folder</text:p>
      <text:p text:style-name="Textbody">b) pg_dump -f accounts.sql -U **username** trace</text:p>
      <text:p text:style-name="Textbody">trace is the database name. This creates a backup file accounts.sql in the current folder</text:p>
      <text:p text:style-name="Textbody">c) If you want to restore the accounts.sql:</text:p>
      <text:p text:style-name="Textbody">1) Create a new database locally, say traceLocal.db</text:p>
      <text:p text:style-name="Textbody">2) download the accounts.sql backup file from cloudjiffy server</text:p>
      <text:p text:style-name="Textbody">3) In local command window:</text:p>
      <text:p text:style-name="Textbody"><text:s text:c="2"/>cd to folder where accounts.sql is present</text:p>
      <text:soft-page-break/>
      <text:p text:style-name="Textbody"><text:s text:c="2"/>run following command</text:p>
      <text:p text:style-name="Textbody"><text:s text:c="4"/>psql -U username -f accounts.sql traceLocal</text:p>
      <text:p text:style-name="Textbody"><text:s text:c="2"/>this will load the database in the newly created database traceLocal</text:p>
      <text:p text:style-name="Textbody"/>
      <text:h text:style-name="Heading3" text:outline-level="3"><text:bookmark-start text:name="__RefHeading___Toc417_288785947"/><text:bookmark-start text:name="_Toc75769344"/><text:bookmark-start text:name="_Toc79604882"/><text:bookmark-start text:name="_Toc87776488"/><text:bookmark-start text:name="_Toc95242472"/><text:bookmark-start text:name="_Toc96347364"/><text:bookmark-start text:name="_Toc101678559"/>Creating and deleting business unit or schema<text:bookmark-end text:name="__RefHeading___Toc417_288785947"/><text:bookmark-end text:name="_Toc75769344"/><text:bookmark-end text:name="_Toc79604882"/><text:bookmark-end text:name="_Toc87776488"/><text:bookmark-end text:name="_Toc95242472"/><text:bookmark-end text:name="_Toc96347364"/><text:bookmark-end text:name="_Toc101678559"/></text:h>
      <text:p text:style-name="Textbody">1) Business unit or bu is mapped to schema of database. If from Trace UI you create a new bu through admin user menu, then a new schema is auto created in database and corresponding entry is added in 'ClientEntityBu' table of 'TraceEntry' database.</text:p>
      <text:p text:style-name="Textbody"><text:s text:c="4"/>a) If you delete the buCode from Trace UI then entry from 'ClientEntityBu' is only deleted, the physical schema is not deleted from database.</text:p>
      <text:p text:style-name="Textbody"><text:s text:c="4"/>b) You need to manually delete the schema from database.</text:p>
      <text:p text:style-name="Textbody"><text:s text:c="4"/>c) If you accidently deleted the buCode from Trace UI, but the corresponding schema already exists in database then, adding the corresponding buCode through Trace UI will add it in 'ClientEntityBu' table without overwriting or disturbing the physical schema in database.</text:p>
      <text:h text:style-name="Heading2" text:outline-level="2"><text:bookmark-start text:name="__RefHeading___Toc117_288785947"/><text:bookmark-start text:name="_Toc75769345"/><text:bookmark-start text:name="_Toc79604883"/><text:bookmark-start text:name="_Toc87776489"/><text:bookmark-start text:name="_Toc95242473"/><text:bookmark-start text:name="_Toc96347365"/><text:bookmark-start text:name="_Toc101678560"/>Psycopg2 (PostgreSql library to connect PostgreSql from flask)<text:bookmark-end text:name="__RefHeading___Toc117_288785947"/><text:bookmark-end text:name="_Toc75769345"/><text:bookmark-end text:name="_Toc79604883"/><text:bookmark-end text:name="_Toc87776489"/><text:bookmark-end text:name="_Toc95242473"/><text:bookmark-end text:name="_Toc96347365"/><text:bookmark-end text:name="_Toc101678560"/></text:h>
      <text:list text:style-name="LFO22" text:continue-numbering="true">
        <text:list-item>
          <text:p text:style-name="P774">In psycopg2 driver for postgresql you use cursor to execute sql statements. The select statement is case sensitive for table names. If an error occurs while executing SQL, the subsequent sql executions also fail saying some 'Transaction closed' error. To prevent that you need to do cursor.execute("ROLLBACK") as follows:</text:p>
        </text:list-item>
      </text:list>
      <text:p text:style-name="P775"><text:s/>```</text:p>
      <text:p text:style-name="P776"><text:s/>try:</text:p>
      <text:p text:style-name="P777"><text:s text:c="8"/>cursor =<text:s/>connection.cursor()</text:p>
      <text:p text:style-name="P778"><text:s text:c="8"/>sql = f'select * from "{tableName}"'</text:p>
      <text:p text:style-name="P779"><text:s text:c="8"/>try:</text:p>
      <text:p text:style-name="P780"><text:s text:c="12"/>cursor.execute(sql)</text:p>
      <text:p text:style-name="P781"><text:s text:c="12"/>res = cursor.fetchall()</text:p>
      <text:p text:style-name="P782"><text:s text:c="8"/>except(Exception) as error:</text:p>
      <text:p text:style-name="P783"><text:s text:c="12"/>print(error)</text:p>
      <text:p text:style-name="P784"><text:s text:c="12"/>cursor.execute("ROLLBACK")</text:p>
      <text:p text:style-name="P785"><text:s text:c="4"/>except(Exception) as error:</text:p>
      <text:p text:style-name="P786"><text:s text:c="8"/>print(error)</text:p>
      <text:p text:style-name="P787"><text:s text:c="4"/>finally:</text:p>
      <text:p text:style-name="P788"><text:s text:c="8"/>cursor.close()</text:p>
      <text:p text:style-name="P789">```</text:p>
      <text:p text:style-name="P790"/>
      <text:p text:style-name="P791">* You can use tableNames and columnsNames as parameter in Postgresql. For that one extension "AsIs" is used.</text:p>
      <text:p text:style-name="P792">```from psycopg2.extensions import AsIs```</text:p>
      <text:p text:style-name="P793">Your SQl is:</text:p>
      <text:p text:style-name="P794">```</text:p>
      <text:p text:style-name="P795">select %(fieldName)s from %(tableName)s</text:p>
      <text:p text:style-name="P796"><text:s text:c="12"/>where "id" = %(id)s</text:p>
      <text:p text:style-name="P797">```</text:p>
      <text:p text:style-name="P798">From Python server code using psycopg2</text:p>
      <text:p text:style-name="P799">```</text:p>
      <text:p text:style-name="P800">clientCodeObj = execSql(ENTITY_NAME, sqlString, {</text:p>
      <text:p text:style-name="P801"><text:s text:c="8"/>'fieldName': AsIs('"clientCode"'), 'tableName': AsIs('"TraceClient"'), "id": valueDict['data']['clientId']}, False)</text:p>
      <text:soft-page-break/>
      <text:p text:style-name="P802">```</text:p>
      <text:p text:style-name="P803">execSql is a method which executes sql statement using cursors. It manages connections, commits and rollbacks.</text:p>
      <text:p text:style-name="P804">Check the usage of AsIs('"clientCode"'). It passes the field name clientCode in case sensitive manner to<text:s/>underlying sql statement. It worked.</text:p>
      <text:h text:style-name="Heading1" text:outline-level="1"><text:bookmark-start text:name="__RefHeading___Toc377_288785947"/><text:bookmark-start text:name="_Toc75769346"/><text:bookmark-start text:name="_Toc79604884"/><text:bookmark-start text:name="_Toc87776490"/><text:bookmark-start text:name="_Toc95242474"/><text:bookmark-start text:name="_Toc96347366"/><text:bookmark-start text:name="_Toc101678561"/>GraphQL<text:bookmark-end text:name="__RefHeading___Toc377_288785947"/><text:bookmark-end text:name="_Toc75769346"/><text:bookmark-end text:name="_Toc79604884"/><text:bookmark-end text:name="_Toc87776490"/><text:bookmark-end text:name="_Toc95242474"/><text:bookmark-end text:name="_Toc96347366"/><text:bookmark-end text:name="_Toc101678561"/></text:h>
      <text:list text:style-name="LFO23" text:continue-numbering="true">
        <text:list-item>
          <text:p text:style-name="P805">Always remember to wrap the results of GRAPHQL query into a data container as</text:p>
        </text:list-item>
      </text:list>
      <text:p text:style-name="P806"><text:s/>```</text:p>
      <text:p text:style-name="P807"><text:s text:c="4"/>"data":{</text:p>
      <text:p text:style-name="P808"><text:s text:c="8"/>"hello": "Hello world"</text:p>
      <text:p text:style-name="P809"><text:s text:c="4"/>}</text:p>
      <text:p text:style-name="P810"><text:s/>```</text:p>
      <text:p text:style-name="P811">If you don't do that then the Apollo client of React will not be able to<text:s/>recognize it and fail. client.query(...) will fail at client if data is not inside a "data" wrapper. I wasted lots of time figuring it out.</text:p>
      <text:p text:style-name="P812"/>
      <text:list text:style-name="LFO24" text:continue-numbering="true">
        <text:list-item>
          <text:p text:style-name="P813">Consider following GraphQL query:</text:p>
        </text:list-item>
      </text:list>
      <text:p text:style-name="P814"><text:s text:c="4"/>```</text:p>
      <text:p text:style-name="P815"><text:s text:c="4"/>query myQuery{</text:p>
      <text:p text:style-name="P816"><text:s text:c="8"/>generic(tableName:"AccM")</text:p>
      <text:p text:style-name="P817"><text:s text:c="4"/>}</text:p>
      <text:p text:style-name="P818"><text:s text:c="4"/>```</text:p>
      <text:p text:style-name="P819">Here the purpose is, you give a table name and you requires all data of the table. If properly implemented at server it will give a list of String. Each String is a tuple converted to string. You may require a list of list instead of list of tuples. By converting tuple to list you can attain that. Original data before conversion is as follows:</text:p>
      <text:p text:style-name="P820"><text:s text:c="4"/><text:span text:style-name="T821">```</text:span></text:p>
      <text:p text:style-name="P822"><text:s text:c="4"/>{</text:p>
      <text:p text:style-name="P823"><text:s text:c="2"/>"data": {</text:p>
      <text:p text:style-name="P824"><text:s text:c="4"/>"generic": [</text:p>
      <text:p text:style-name="P825"><text:s text:c="6"/>"(1, 'BranchDivision', 'Branch / Divisions', 'L', 'branch', None, 'N', True, None)",</text:p>
      <text:p text:style-name="P826"><text:s text:c="6"/>"(2, 'Capitalaccount', 'Capital<text:s/>Account', 'L', 'capital', None, 'N', True, None)",</text:p>
      <text:p text:style-name="P827"><text:s text:c="6"/>"(6, 'CurrentLiabilities', 'Current Liabilities', 'L', 'other', None, 'N', True, None)",</text:p>
      <text:p text:style-name="P828"><text:s text:c="6"/>"(10, 'LoansLiability', 'Loans Liability', 'L', 'loan', None, 'N', True, None)",</text:p>
      <text:p text:style-name="P829"><text:s text:c="6"/>"(14,<text:s/>'Suspense', 'Suspense A/c', 'L', 'other', None, 'N', True, None)",</text:p>
      <text:p text:style-name="P830"><text:s text:c="6"/>"(15, 'CurrentAssets', 'Current Assets', 'A', 'other', None, 'N', True, None)",</text:p>
      <text:p text:style-name="P831"><text:s text:c="6"/>"(23, 'MiscExpences', 'Misc Expences (Asset)', 'A', 'other', None, 'N', True, None)",</text:p>
      <text:p text:style-name="P832"><text:s text:c="6"/>"(24,<text:s/>'Investments', 'Investments', 'A', 'other', None, 'N', True, None)",</text:p>
      <text:p text:style-name="P833"><text:s text:c="6"/>"(25, 'IndirectExpences', 'Indirect Expences', 'E', 'iexp', None, 'N', True, None)",</text:p>
      <text:p text:style-name="P834"><text:s text:c="6"/>"(26, 'Purchase', 'Purchase Accounts', 'E', 'purchase', None, 'N', True, None)",</text:p>
      <text:p text:style-name="P835"><text:s text:c="6"/>"(27, 'DirectExpences', 'Direct Expences', 'E', 'dexp', None, 'N', True, None)",</text:p>
      <text:p text:style-name="P836"><text:s text:c="6"/>"(28, 'DirectIncome', 'Direct Incomes', 'I', 'dincome', None, 'N', True, None)",</text:p>
      <text:p text:style-name="P837"><text:s text:c="6"/>"(29, 'Indirectincome', 'Indirect Incomes', 'I', 'iincome', None, 'N', True, None)",</text:p>
      <text:p text:style-name="P838"><text:s text:c="6"/>"(30, 'Sales', 'Sales Account', 'I', 'sale', None, 'N', True, None)",</text:p>
      <text:p text:style-name="P839"><text:s text:c="6"/>"(3, 'CapitalSubgroup', 'Capital Account Subgroup', 'L', 'capital', 2, 'N', False, None)",</text:p>
      <text:p text:style-name="P840"><text:s text:c="6"/>"(4, 'Capital', 'Capital', 'L', 'capital', 3, 'Y', True, None)",</text:p>
      <text:p text:style-name="P841"><text:s text:c="6"/>"(5,<text:s/>'ReservesAndSurplus', 'Reserves &amp; Surplus', 'L', 'capital', 2, 'N', True, None)",</text:p>
      <text:p text:style-name="P842"><text:s text:c="6"/>"(7, 'DutiesAndTaxes', 'Duties &amp; Taxes', 'L', 'other', 6, 'N', True, None)",</text:p>
      <text:p text:style-name="P843"><text:s text:c="6"/>"(8, 'Provisions', 'Provisions', 'L', 'other', 6, 'N', True, None)",</text:p>
      <text:soft-page-break/>
      <text:p text:style-name="P844"><text:s text:c="6"/>"(9, 'SundryCreditors', 'Sundry Creditors', 'L', 'creditor', 6, 'N', True, None)",</text:p>
      <text:p text:style-name="P845"><text:s text:c="6"/>"(11, 'BankOd', 'Bank OD Account', 'L', 'bank', 10, 'N', True, None)",</text:p>
      <text:p text:style-name="P846"><text:s text:c="6"/>"(12, 'SecuredLoans', 'Secured Loans', 'L', 'loan', 10, 'N', True, None)",</text:p>
      <text:p text:style-name="P847"><text:s text:c="6"/>"(13, 'UnsecuredLoans', 'Unsecured Loans', 'L', 'loan', 10, 'N', True, None)",</text:p>
      <text:p text:style-name="P848"><text:s text:c="6"/>"(16, 'BankAccounts', 'Bank Accounts', 'A', 'bank', 15, 'N', True, None)",</text:p>
      <text:p text:style-name="P849"><text:s text:c="6"/>"(17, 'CashInHand', 'Cash-in-Hand', 'A', 'cash', 15, 'N', True, None)",</text:p>
      <text:p text:style-name="P850"><text:s text:c="6"/>"(18, 'BankOCC', 'Bank Cash<text:s/>Credit', 'L', 'bank', 10, 'N', True, None)",</text:p>
      <text:p text:style-name="P851"><text:s text:c="6"/>"(19, 'DepositsAsset', 'Deposits (Asset)', 'A', 'other', 15, 'N', True, None)",</text:p>
      <text:p text:style-name="P852"><text:s text:c="6"/>"(20, 'StockInHand', 'Stock in Hand', 'A', 'other', 15, 'N', True, None)",</text:p>
      <text:p text:style-name="P853"><text:s text:c="6"/>"(21, 'LoansAndAdvances', 'Loans &amp; Advances (Asset)', 'A', 'other', 15, 'N', True, None)",</text:p>
      <text:p text:style-name="P854"><text:s text:c="6"/>"(22, 'SundryDebtors', 'Sundry Debtors', 'A', 'debtor', 15, 'N', True, None)"</text:p>
      <text:p text:style-name="P855"><text:s text:c="4"/>]</text:p>
      <text:p text:style-name="P856"><text:s text:c="2"/>}</text:p>
      <text:p text:style-name="P857"><text:s text:c="4"/>}</text:p>
      <text:p text:style-name="P858"><text:s text:c="4"/>```</text:p>
      <text:p text:style-name="P859"><text:s text:c="4"/></text:p>
      <text:p text:style-name="P860"><text:s text:c="4"/>Data after conversion is as follows:</text:p>
      <text:p text:style-name="P861"><text:s text:c="4"/>```</text:p>
      <text:p text:style-name="P862"><text:s text:c="4"/><text:span text:style-name="T863">{</text:span></text:p>
      <text:p text:style-name="P864"><text:s text:c="2"/>"data": {</text:p>
      <text:p text:style-name="P865"><text:s text:c="4"/>"generic": [</text:p>
      <text:p text:style-name="P866"><text:s text:c="6"/>"[1, 'BranchDivision', 'Branch / Divisions', 'L', 'branch', None, 'N', True, None]",</text:p>
      <text:p text:style-name="P867"><text:s text:c="6"/>"[2, 'Capitalaccount', 'Capital Account', 'L', 'capital', None, 'N', True, None]",</text:p>
      <text:p text:style-name="P868"><text:s text:c="6"/>"[6, 'CurrentLiabilities', 'Current Liabilities', 'L', 'other', None, 'N', True, None]",</text:p>
      <text:p text:style-name="P869"><text:s text:c="6"/>"[10, 'LoansLiability', 'Loans Liability', 'L', 'loan', None, 'N', True, None]",</text:p>
      <text:p text:style-name="P870"><text:s text:c="6"/>"[14, 'Suspense', 'Suspense A/c', 'L', 'other', None, 'N', True, None]",</text:p>
      <text:p text:style-name="P871"><text:s text:c="6"/>"[15, 'CurrentAssets', 'Current Assets', 'A', 'other', None, 'N', True, None]",</text:p>
      <text:p text:style-name="P872"><text:s text:c="6"/>"[23, 'MiscExpences', 'Misc Expences (Asset)', 'A', 'other', None, 'N', True, None]",</text:p>
      <text:p text:style-name="P873"><text:s text:c="6"/>"[24, 'Investments', 'Investments', 'A', 'other', None, 'N', True, None]",</text:p>
      <text:p text:style-name="P874"><text:s text:c="6"/>"[25, 'IndirectExpences', 'Indirect Expences', 'E', 'iexp', None, 'N', True, None]",</text:p>
      <text:p text:style-name="P875"><text:s text:c="6"/>"[26, 'Purchase', 'Purchase Accounts', 'E', 'purchase', None, 'N', True, None]",</text:p>
      <text:p text:style-name="P876"><text:s text:c="6"/>"[27, 'DirectExpences', 'Direct Expences', 'E', 'dexp', None, 'N', True, None]",</text:p>
      <text:p text:style-name="P877"><text:s text:c="6"/>"[28, 'DirectIncome', 'Direct Incomes',<text:s/>'I', 'dincome', None, 'N', True, None]",</text:p>
      <text:p text:style-name="P878"><text:s text:c="6"/>"[29, 'Indirectincome', 'Indirect Incomes', 'I', 'iincome', None, 'N', True, None]",</text:p>
      <text:p text:style-name="P879"><text:s text:c="6"/>"[30, 'Sales', 'Sales Account', 'I', 'sale', None, 'N', True, None]",</text:p>
      <text:p text:style-name="P880"><text:s text:c="6"/>"[3, 'CapitalSubgroup', 'Capital Account Subgroup', 'L', 'capital', 2, 'N', False, None]",</text:p>
      <text:p text:style-name="P881"><text:s text:c="6"/>"[4, 'Capital', 'Capital', 'L', 'capital', 3, 'Y', True, None]",</text:p>
      <text:p text:style-name="P882"><text:s text:c="6"/>"[5, 'ReservesAndSurplus', 'Reserves &amp; Surplus', 'L', 'capital', 2, 'N', True, None]",</text:p>
      <text:p text:style-name="P883"><text:s text:c="6"/>"[7, 'DutiesAndTaxes', 'Duties &amp; Taxes', 'L', 'other', 6, 'N', True, None]",</text:p>
      <text:p text:style-name="P884"><text:s text:c="6"/>"[8, 'Provisions', 'Provisions', 'L', 'other', 6, 'N', True, None]",</text:p>
      <text:p text:style-name="P885"><text:s text:c="6"/>"[9, 'SundryCreditors', 'Sundry Creditors', 'L', 'creditor', 6, 'N', True, None]",</text:p>
      <text:p text:style-name="P886"><text:s text:c="6"/>"[11, 'BankOd', 'Bank OD Account', 'L',<text:s/>'bank', 10, 'N', True, None]",</text:p>
      <text:p text:style-name="P887"><text:s text:c="6"/>"[12, 'SecuredLoans', 'Secured Loans', 'L', 'loan', 10, 'N', True, None]",</text:p>
      <text:p text:style-name="P888"><text:s text:c="6"/>"[13, 'UnsecuredLoans', 'Unsecured Loans', 'L', 'loan', 10, 'N', True, None]",</text:p>
      <text:p text:style-name="P889"><text:s text:c="6"/>"[16, 'BankAccounts', 'Bank Accounts', 'A', 'bank', 15, 'N', True, None]",</text:p>
      <text:p text:style-name="P890"><text:s text:c="6"/>"[17, 'CashInHand', 'Cash-in-Hand', 'A', 'cash', 15, 'N', True, None]",</text:p>
      <text:p text:style-name="P891"><text:s text:c="6"/>"[18, 'BankOCC', 'Bank Cash Credit', 'L', 'bank', 10, 'N', True, None]",</text:p>
      <text:p text:style-name="P892"><text:s text:c="6"/>"[19, 'DepositsAsset', 'Deposits (Asset)', 'A', 'other', 15, 'N', True,<text:s/>None]",</text:p>
      <text:p text:style-name="P893"><text:s text:c="6"/>"[20, 'StockInHand', 'Stock in Hand', 'A', 'other', 15, 'N', True, None]",</text:p>
      <text:p text:style-name="P894"><text:s text:c="6"/>"[21, 'LoansAndAdvances', 'Loans &amp; Advances (Asset)', 'A', 'other', 15, 'N', True, None]",</text:p>
      <text:p text:style-name="P895"><text:s text:c="6"/>"[22, 'SundryDebtors', 'Sundry Debtors', 'A',<text:s/>'debtor', 15, 'N', True, None]"</text:p>
      <text:p text:style-name="P896"><text:s text:c="4"/>]</text:p>
      <text:p text:style-name="P897"><text:s text:c="2"/>}</text:p>
      <text:p text:style-name="P898">}</text:p>
      <text:soft-page-break/>
      <text:p text:style-name="P899">```</text:p>
      <text:h text:style-name="Heading3" text:outline-level="3"><text:bookmark-start text:name="__RefHeading___Toc419_288785947"/><text:bookmark-start text:name="_Toc75769347"/><text:bookmark-start text:name="_Toc79604885"/><text:bookmark-start text:name="_Toc87776491"/><text:bookmark-start text:name="_Toc95242475"/><text:bookmark-start text:name="_Toc96347367"/><text:bookmark-start text:name="_Toc101678562"/>client side graphql tips<text:bookmark-end text:name="__RefHeading___Toc419_288785947"/><text:bookmark-end text:name="_Toc75769347"/><text:bookmark-end text:name="_Toc79604885"/><text:bookmark-end text:name="_Toc87776491"/><text:bookmark-end text:name="_Toc95242475"/><text:bookmark-end text:name="_Toc96347367"/><text:bookmark-end text:name="_Toc101678562"/></text:h>
      <text:p text:style-name="Textbody">* You are sending graphql mutations which contains json objects. Please please escape the double quotes by ```str.replace(/"/g,"\\\"")```. Otherwise there will be error. Escaping the<text:s/>parameter json and sending through graphql inserts it correctly in postgresql after removing the escape character.</text:p>
      <text:h text:style-name="Heading1" text:outline-level="1"><text:bookmark-start text:name="__RefHeading___Toc421_288785947"/><text:bookmark-start text:name="_Toc75769348"/><text:bookmark-start text:name="_Toc79604886"/><text:bookmark-start text:name="_Toc87776492"/><text:bookmark-start text:name="_Toc95242476"/><text:bookmark-start text:name="_Toc96347368"/><text:bookmark-start text:name="_Toc101678563"/>Yeoman generator<text:bookmark-end text:name="__RefHeading___Toc421_288785947"/><text:bookmark-end text:name="_Toc75769348"/><text:bookmark-end text:name="_Toc79604886"/><text:bookmark-end text:name="_Toc87776492"/><text:bookmark-end text:name="_Toc95242476"/><text:bookmark-end text:name="_Toc96347368"/><text:bookmark-end text:name="_Toc101678563"/></text:h>
      <text:p text:style-name="Textbody">In the Yeoman folder of trace:</text:p>
      <text:p text:style-name="Textbody"><text:s text:c="2"/>&gt; yo comp</text:p>
      <text:p text:style-name="Textbody"><text:s text:c="2"/>It will ask for comma separated list of components to generate. If you give test1, test2, test3 then all these components along with corresponding hooks will be generated in respective</text:p>
      <text:p text:style-name="Textbody"><text:s text:c="2"/>folders.</text:p>
      <text:p text:style-name="Textbody"/>
      <text:p text:style-name="Textbody"><text:s text:c="2"/>In a new machine you need to install yeoman globally (npm install -g yo)</text:p>
      <text:p text:style-name="Textbody"><text:s text:c="2"/>Also do &gt; npm link inside the folder generator-comp to let it<text:s/>available in the machine.</text:p>
      <text:p text:style-name="Textbody">There are altogether 3 generators. Comp, mini, micro. Comp generates component with hook, mini creates only component without hook and micro generates function. You need to do &gt; npm link in all three generators folders to register them.</text:p>
      <text:p text:style-name="Textbody"/>
      <text:h text:style-name="Heading1" text:outline-level="1"><text:bookmark-start text:name="_Toc95242477"/><text:bookmark-start text:name="_Toc96347369"/><text:bookmark-start text:name="_Toc101678564"/>Security and user management<text:bookmark-end text:name="_Toc95242477"/><text:bookmark-end text:name="_Toc96347369"/><text:bookmark-end text:name="_Toc101678564"/></text:h>
      <text:p text:style-name="Textbody"><text:span text:style-name="T900">Client</text:span>: A business group which has so many business units (Bu). Each Bu is separate database hence separate accounts.</text:p>
      <text:p text:style-name="P901"/>
      <text:p text:style-name="Textbody"><text:span text:style-name="T902">Entity</text:span>: Is software unit usable by Trace. Its like a module. For example, you can have<text:s/>service, HR, CRM as other entities. For a set of Client and entity there is a separate database. If client is capital and entity is accounts, then database name is capital_accounts.</text:p>
      <text:p text:style-name="Textbody"/>
      <text:p text:style-name="Textbody"><text:span text:style-name="T903">Bu</text:span>: It is where actual accounts are kept in tables. Each Bu has independent set of tables. It is defined in database as schema in a database. For each Bu, there is separate schema in database.</text:p>
      <text:p text:style-name="Textbody"/>
      <text:p text:style-name="Textbody"><text:span text:style-name="T904">Permission:</text:span><text:s/>This is true / false for a control in UI. You can set relevant controls in UI as permissions. These controls then will be invisible / disabled in UI (if permission is false for logged in user). Internally there is permission-templates.json in Accounts entity. This defines whether a control uniquely represented by its hierarchy field will be enabled or not. Practically you can<text:s/>manage the enable / disable of any control by this. In ‘global-utls/misc-utils.tsx/isControlDisabled()’ method will return true / false. This method can be called by individual controls / menu items to set it disable. In data/data-menu.json there are ‘hierarchy’ and ‘isActive’ fields. Permissions are downloaded at time of login and are available in getLoginData().permissions.</text:p>
      <text:p text:style-name="Textbody"/>
      <text:p text:style-name="Textbody"><text:span text:style-name="T905">Roles:</text:span><text:s/>One role is a set of many permissions. Admin user can associate role with user. So that user will be entitled to see controls<text:s/>allowed by that set of permissions defined by that role. Four templates for roles are provided: base(no permissions), operator(few permissions), accountant (a few more permissions) and manager (all permissions). You need to start with one of these templates and define the role and assign that role to users.</text:p>
      <text:p text:style-name="P906"/>
      <text:p text:style-name="Textbody"><text:span text:style-name="T907">Users</text:span>: Three types of users: Super admin, Admin, business user</text:p>
      <text:list text:style-name="LFO25" text:continue-numbering="true">
        <text:list-item>
          <text:p text:style-name="P908"><text:span text:style-name="T909">Super admin</text:span><text:s/>is only one in the entire system. It is not stored in database. Its uid and hash are stored in server config. It creates Admin<text:s/>users. It creates clients and entities. It associates Admin user with Client<text:s/><text:soft-page-break/>and Entity. In that case the admin user will be assigned to that client for that entity. It can add / delete / edit Admin users.</text:p>
        </text:list-item>
        <text:list-item>
          <text:p text:style-name="P910"><text:span text:style-name="T911">Admin</text:span><text:s/>user is one and only one for each client. Attempt to create multiple Admin user for a client will throw error. Admin user can perform transactions. It has all permissions. It can create / edit / delete business users</text:p>
        </text:list-item>
        <text:list-item>
          <text:p text:style-name="P912"><text:span text:style-name="T913">Business users<text:s/></text:span>do all the transactions in a bu. They are created by Admin user for<text:s/>that client</text:p>
        </text:list-item>
      </text:list>
      <text:p text:style-name="Textbody"><text:span text:style-name="T914">Super admin menu:<text:s/></text:span>Manage admin users, Manage clients, Manage entities, Associate</text:p>
      <text:p text:style-name="Textbody"><text:span text:style-name="T915">Admin menu:<text:s/></text:span>Manage business users, Manage roles, Manage Bu, Associate</text:p>
      <text:p text:style-name="Textbody"/>
      <text:p text:style-name="Textbody"><text:span text:style-name="T916">Deletion of data:<text:s/></text:span>Database maintains referential integrity. So, if Admin defines a business<text:s/>user and that user is associated with role, bu. Then you first must delete the association, then delete the business user. Similarly, when a client or Bu is in use they cannot be deleted.</text:p>
      <text:p text:style-name="Textbody">Admin user cannot be deleted if it has one or many business users.</text:p>
      <text:p text:style-name="Textbody">Bu cannot be deleted if any association with Bu exists</text:p>
      <text:p text:style-name="Textbody">An Admin user or business user can be completely changed to another user. It is safe and recommended way instead of deletion.</text:p>
      <text:p text:style-name="Textbody"/>
      <text:h text:style-name="Heading1" text:outline-level="1"><text:bookmark-start text:name="_Toc96347370"/><text:bookmark-start text:name="_Toc101678565"/>Deployment history<text:bookmark-end text:name="_Toc96347370"/><text:bookmark-end text:name="_Toc101678565"/></text:h>
      <text:p text:style-name="Textbody">08/02/2022: Development server python libs upgraded to<text:s/>latest at cloudjiffy. Build with material-ui 5.x uploaded with latest js libs.</text:p>
      <text:h text:style-name="Heading1" text:outline-level="1"><text:bookmark-start text:name="__RefHeading___Toc423_288785947"/><text:bookmark-start text:name="_Toc75769349"/><text:bookmark-start text:name="_Toc79604887"/><text:bookmark-start text:name="_Toc87776493"/><text:bookmark-start text:name="_Toc95242478"/><text:bookmark-start text:name="_Toc96347371"/><text:bookmark-start text:name="_Toc101678566"/>Data formats<text:bookmark-end text:name="__RefHeading___Toc423_288785947"/><text:bookmark-end text:name="_Toc75769349"/><text:bookmark-end text:name="_Toc79604887"/><text:bookmark-end text:name="_Toc87776493"/><text:bookmark-end text:name="_Toc95242478"/><text:bookmark-end text:name="_Toc96347371"/><text:bookmark-end text:name="_Toc101678566"/></text:h>
      <text:p text:style-name="Textbody">Start: {meta, [data]} that means meta and array of data</text:p>
      <text:p text:style-name="Textbody">Data: {meta, [details]} that means meta and array of details</text:p>
      <text:p text:style-name="Textbody">Details: {meta, [data]} that means meta and array of data</text:p>
      <text:p text:style-name="Textbody"/>
      <text:p text:style-name="Textbody">Data can contain column name, values and details.</text:p>
      <text:p text:style-name="Textbody">Details can have tableName, deletedIds, fkeyName, data</text:p>
      <text:p text:style-name="Textbody">Data and details can have mutually exclusive set of items</text:p>
      <text:p text:style-name="Textbody">It means that:</text:p>
      <text:list text:style-name="LFO26" text:continue-numbering="true">
        <text:list-item>
          <text:p text:style-name="P917">Data is an object of meta and array of details</text:p>
        </text:list-item>
        <text:list-item>
          <text:p text:style-name="P918">Details is an<text:s/>object of meta and array of data</text:p>
        </text:list-item>
      </text:list>
      <text:p text:style-name="Textbody"/>
      <text:p text:style-name="Textbody">The topmost item is indirectly details</text:p>
      <text:p text:style-name="Textbody"/>
      <text:list text:style-name="LFO27" text:continue-numbering="true">
        <text:list-item>
          <text:p text:style-name="P919">Data format sample for master details JSON data. Python genericUpdateMasterDetails method at server consumes this data format</text:p>
        </text:list-item>
      </text:list>
      <text:p text:style-name="P920">{</text:p>
      <text:p text:style-name="P921"><text:tab/>tableName: 'name of table',</text:p>
      <text:p text:style-name="P922"><text:tab/>deletedIds: [1,2,3...]</text:p>
      <text:p text:style-name="P923"><text:tab/>data: [</text:p>
      <text:p text:style-name="P924"><text:tab/><text:tab/>{</text:p>
      <text:p text:style-name="P925"><text:tab/><text:tab/><text:tab/>col1: 'col1 value',</text:p>
      <text:p text:style-name="P926"><text:tab/><text:tab/><text:tab/>col2: 'col2 value'</text:p>
      <text:p text:style-name="P927"><text:tab/><text:tab/><text:tab/>details: [</text:p>
      <text:p text:style-name="P928"><text:tab/><text:tab/><text:tab/><text:tab/>tableName: 'name of table'</text:p>
      <text:p text:style-name="P929"><text:tab/><text:tab/><text:tab/><text:tab/>fkeyName: 'tranHeaderId',</text:p>
      <text:soft-page-break/>
      <text:p text:style-name="P930"><text:tab/><text:tab/><text:tab/><text:tab/>deletedIds: [1,2,3...]</text:p>
      <text:p text:style-name="P931"><text:tab/><text:tab/><text:tab/><text:tab/>data: [</text:p>
      <text:p text:style-name="P932"><text:tab/><text:tab/><text:tab/><text:tab/><text:tab/>...</text:p>
      <text:p text:style-name="P933"><text:tab/><text:tab/><text:tab/><text:tab/>]</text:p>
      <text:p text:style-name="P934"><text:tab/><text:tab/><text:tab/>]</text:p>
      <text:p text:style-name="P935"><text:tab/><text:tab/>}</text:p>
      <text:p text:style-name="P936"><text:tab/><text:tab/>...</text:p>
      <text:p text:style-name="P937"><text:tab/>]</text:p>
      <text:p text:style-name="P938">}</text:p>
      <text:p text:style-name="Textbody">In short the hierarchy is:</text:p>
      <text:p text:style-name="Textbody">{</text:p>
      <text:p text:style-name="Textbody"><text:tab/>meta,</text:p>
      <text:p text:style-name="Textbody"><text:tab/>data</text:p>
      <text:p text:style-name="Textbody">}</text:p>
      <text:p text:style-name="Textbody">meta is 'tableName', 'fkeyName'</text:p>
      <text:p text:style-name="Textbody">data is array of 'colname', 'colvalue' pairs and 'details'<text:s/></text:p>
      <text:p text:style-name="Textbody">details is again an array of</text:p>
      <text:p text:style-name="Textbody">{</text:p>
      <text:p text:style-name="Textbody"><text:tab/>meta,</text:p>
      <text:p text:style-name="Textbody"><text:tab/>data</text:p>
      <text:p text:style-name="Textbody">}</text:p>
      <text:p text:style-name="Textbody"/>
      <text:p text:style-name="Textbody">Sample data for payment voucher is:</text:p>
      <text:p text:style-name="Textbody">[</text:p>
      <text:p text:style-name="Textbody"><text:s text:c="2"/>{</text:p>
      <text:p text:style-name="Textbody"><text:s text:c="4"/>"tableName": "TranH",</text:p>
      <text:p text:style-name="Textbody"><text:s text:c="4"/>"data": [</text:p>
      <text:p text:style-name="Textbody"><text:s text:c="6"/>{</text:p>
      <text:p text:style-name="Textbody"><text:s text:c="8"/>"tranDate": "2021-08-17",</text:p>
      <text:p text:style-name="Textbody"><text:s text:c="8"/>"userRefNo": null,</text:p>
      <text:p text:style-name="Textbody"><text:s text:c="8"/>"remarks": null,</text:p>
      <text:p text:style-name="Textbody"><text:s text:c="8"/>"tags": null,</text:p>
      <text:p text:style-name="Textbody"><text:s text:c="8"/>"jData": "{}",</text:p>
      <text:p text:style-name="Textbody"><text:s text:c="8"/>"finYearId": 2020,</text:p>
      <text:p text:style-name="Textbody"><text:s text:c="8"/>"branchId": 1,</text:p>
      <text:p text:style-name="Textbody"><text:s text:c="8"/>"posId": "1",</text:p>
      <text:p text:style-name="Textbody"><text:s text:c="8"/>"autoRefNo": null,</text:p>
      <text:p text:style-name="Textbody"><text:s text:c="8"/>"details": [</text:p>
      <text:p text:style-name="Textbody"><text:s text:c="10"/>{</text:p>
      <text:p text:style-name="Textbody"><text:s text:c="12"/>"tableName": "TranD",</text:p>
      <text:p text:style-name="Textbody"><text:s text:c="12"/>"fkeyName": "tranHeaderId",</text:p>
      <text:p text:style-name="Textbody"><text:s text:c="12"/>"data": [</text:p>
      <text:p text:style-name="Textbody"><text:s text:c="14"/>{</text:p>
      <text:p text:style-name="Textbody"><text:s text:c="16"/>"accId": 118,</text:p>
      <text:p text:style-name="Textbody"><text:s text:c="16"/>"instrNo": "",</text:p>
      <text:p text:style-name="Textbody"><text:s text:c="16"/>"amount": 5000,</text:p>
      <text:p text:style-name="Textbody"><text:s text:c="16"/>"dc": "C"</text:p>
      <text:p text:style-name="Textbody"><text:s text:c="14"/>},</text:p>
      <text:p text:style-name="Textbody"><text:s text:c="8"/><text:s text:c="6"/>{</text:p>
      <text:soft-page-break/>
      <text:p text:style-name="Textbody"><text:s text:c="16"/>"accId": 129,</text:p>
      <text:p text:style-name="Textbody"><text:s text:c="16"/>"amount": "5000.00",</text:p>
      <text:p text:style-name="Textbody"><text:s text:c="16"/>"dc": "D",</text:p>
      <text:p text:style-name="Textbody"><text:s text:c="16"/>"details": [</text:p>
      <text:p text:style-name="Textbody"><text:s text:c="18"/>{</text:p>
      <text:p text:style-name="Textbody"><text:s text:c="20"/>"tableName": "ExtGstTranD",</text:p>
      <text:p text:style-name="Textbody"><text:s text:c="20"/>"fkeyName": "tranDetailsId",</text:p>
      <text:p text:style-name="Textbody"><text:s text:c="8"/><text:s text:c="12"/>"data": {</text:p>
      <text:p text:style-name="Textbody"><text:s text:c="22"/>"gstin": "07AADCB2230M1ZV",</text:p>
      <text:p text:style-name="Textbody"><text:s text:c="22"/>"hsn": "45",</text:p>
      <text:p text:style-name="Textbody"><text:s text:c="22"/>"cgst": 267.85714285714283,</text:p>
      <text:p text:style-name="Textbody"><text:s text:c="22"/>"sgst": 267.85714285714283,</text:p>
      <text:p text:style-name="Textbody"><text:s text:c="22"/>"igst": 0,</text:p>
      <text:p text:style-name="Textbody"><text:s text:c="16"/><text:s text:c="6"/>"rate": "12.00",</text:p>
      <text:p text:style-name="Textbody"><text:s text:c="22"/>"isInput": true</text:p>
      <text:p text:style-name="Textbody"><text:s text:c="20"/>}</text:p>
      <text:p text:style-name="Textbody"><text:s text:c="18"/>}</text:p>
      <text:p text:style-name="Textbody"><text:s text:c="16"/>]</text:p>
      <text:p text:style-name="Textbody"><text:s text:c="14"/>}</text:p>
      <text:p text:style-name="Textbody"><text:s text:c="12"/>]</text:p>
      <text:p text:style-name="Textbody"><text:s text:c="10"/>}</text:p>
      <text:p text:style-name="Textbody"><text:s text:c="8"/>],</text:p>
      <text:p text:style-name="Textbody"><text:s text:c="8"/>"tranTypeId": "2"</text:p>
      <text:p text:style-name="Textbody"><text:s text:c="6"/>}</text:p>
      <text:p text:style-name="Textbody"><text:s text:c="4"/>]</text:p>
      <text:p text:style-name="Textbody"><text:s text:c="2"/>}</text:p>
      <text:p text:style-name="Textbody">]</text:p>
      <text:p text:style-name="Textbody"/>
      <text:p text:style-name="Textbody">Note: The hierarchy is start -&gt;<text:s/>meta + data-&gt;{</text:p>
      <text:h text:style-name="Heading1" text:outline-level="1"><text:bookmark-start text:name="__RefHeading___Toc425_288785947"/><text:bookmark-start text:name="_Toc75769350"/><text:bookmark-start text:name="_Toc79604888"/><text:bookmark-start text:name="_Toc87776494"/><text:bookmark-start text:name="_Toc95242479"/><text:bookmark-start text:name="_Toc96347372"/><text:bookmark-start text:name="_Toc101678567"/>Trace<text:bookmark-end text:name="__RefHeading___Toc425_288785947"/><text:bookmark-end text:name="_Toc75769350"/><text:bookmark-end text:name="_Toc79604888"/><text:bookmark-end text:name="_Toc87776494"/><text:bookmark-end text:name="_Toc95242479"/><text:bookmark-end text:name="_Toc96347372"/><text:bookmark-end text:name="_Toc101678567"/></text:h>
      <text:p text:style-name="Textbody">Adding a new entity / module</text:p>
      <text:p text:style-name="Textbody">* A new module is called entity in Trace software. As on 18th Nov 2019 there are two entities 'accounts' and 'sample-forms'. When you add a new entity in trace you have to go through following process in order to make use of 'react-forms' dynamic forms utility.</text:p>
      <text:p text:style-name="Textbody"/>
      <text:p text:style-name="Textbody">** Create a components-catalog.tsx file, which outputs all components as key (name of component), value ( the component itself) object in the entity root folder.</text:p>
      <text:p text:style-name="Textbody">** Create a register-artifacts.tsx file wchich makes use of 'useIbuki' hook and does 'emit' all components. This is implemented as hook.</text:p>
      <text:p text:style-name="Textbody">** In 'TraceMain' component, use the hook created in register-artifacts.tsx file, maybe named as 'useArtifacts'. This is just to load the file at this stage<text:s/>in order to enable 'emit' of 'useIbuki' after the 'filterOn' of 'useIbuki' hook. The 'useArtifacts' hook is not used in the 'TraceMain', it is just used to invoke the hook so that occurence of subscription happens before the emit of Ibuki. In React child<text:s/>component useEffect is called first then the parent component's.</text:p>
      <text:p text:style-name="Textbody">** In TraceLoadedComponent subscribe and merge the d.data to 'allComponents' object by using Object.assign method.</text:p>
      <text:p text:style-name="Textbody">** Register the ibuki source and recipient in<text:s/>'ibuki-message-catalog'</text:p>
      <text:p text:style-name="Textbody"/>
      <text:h text:style-name="Heading1" text:outline-level="1"><text:bookmark-start text:name="__RefHeading___Toc427_288785947"/><text:bookmark-start text:name="_Toc75769351"/><text:bookmark-start text:name="_Toc79604889"/><text:bookmark-start text:name="_Toc87776495"/><text:bookmark-start text:name="_Toc95242480"/><text:bookmark-start text:name="_Toc96347373"/><text:bookmark-start text:name="_Toc101678568"/>Postman<text:bookmark-end text:name="__RefHeading___Toc427_288785947"/><text:bookmark-end text:name="_Toc75769351"/><text:bookmark-end text:name="_Toc79604889"/><text:bookmark-end text:name="_Toc87776495"/><text:bookmark-end text:name="_Toc95242480"/><text:bookmark-end text:name="_Toc96347373"/><text:bookmark-end text:name="_Toc101678568"/></text:h>
      <text:p text:style-name="Textbody">* Used for sending data to Flask server. For mutation all data sent to server is JSON data. The JSON data from Postman was of following format. Check the "" for string format. The '' does not work. Inside "" the json data needs to be escaped. The content-type is application/json.</text:p>
      <text:p text:style-name="Textbody"/>
      <text:p text:style-name="Textbody">mutation { jAddAdam(inputJson:</text:p>
      <text:p text:style-name="Textbody">" { \"parent\": { <text:s text:c="11"/>\"name\": \"adam1\", \"value\": { \"sample\": \"def\" } }}"</text:p>
      <text:p text:style-name="Textbody">) { id <text:s text:c="3"/>} <text:s text:c="3"/>}</text:p>
      <text:p text:style-name="Textbody"/>
      <text:p text:style-name="Textbody">This is a mutation with name jAddAdam. This is a test<text:s/>scenario. All insert and update data will have similar JSON which is converted to SQL's at server by using a generic function in Pyth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Segoe U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Verdana" fo:font-weight="bold" style:font-weight-asian="bold" style:font-weight-complex="bold" fo:font-size="18pt" style:font-size-asian="18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asian="Times New Roman" style:font-name-complex="Mangal" fo:font-weight="bold" style:font-weight-asian="bold" fo:font-size="15pt" style:font-size-asian="15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Arial" style:font-weight-complex="bold" style:text-underline-type="single" style:text-underline-style="solid" style:text-underline-width="auto" style:text-underline-mode="continuous"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TOC1" style:display-name="TOC 1" style:family="paragraph" style:parent-style-name="Normal" style:next-style-name="Normal" style:auto-update="true">
      <style:paragraph-properties fo:margin-bottom="0.0694in"/>
      <style:text-properties style:font-name-complex="Mangal"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style:font-name-complex="Mangal"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ListParagraph" style:display-name="List Paragraph" style:family="paragraph" style:parent-style-name="Normal">
      <style:paragraph-properties fo:widows="2" fo:orphans="2" style:vertical-align="auto" fo:margin-bottom="0.1111in" fo:margin-left="0.5in">
        <style:tab-stops/>
      </style:paragraph-properties>
      <style:text-properties style:font-name-asian="Calibri" fo:language="en" fo:country="IN" style:language-asian="en" style:country-asian="US" style:language-complex="ar" style:country-complex="SA" fo:hyphenate="true"/>
    </style:style>
    <style:style style:name="UnresolvedMention" style:display-name="Unresolved Mention" style:family="text" style:parent-style-name="DefaultParagraphFont">
      <style:text-properties fo:color="#605E5C" fo:background-color="#E1DFDD"/>
    </style:style>
    <style:style style:name="TOC2" style:display-name="TOC 2" style:family="paragraph" style:parent-style-name="Normal" style:next-style-name="Normal" style:auto-update="true">
      <style:paragraph-properties fo:margin-bottom="0.0694in" fo:margin-left="0.1388in">
        <style:tab-stops/>
      </style:paragraph-properties>
      <style:text-properties style:font-name-complex="Mangal"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HeaderChar" style:display-name="Header Char" style:family="text" style:parent-style-name="DefaultParagraphFont">
      <style:text-properties style:font-name-complex="Mangal"/>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FooterChar" style:display-name="Footer Char" style:family="text" style:parent-style-name="DefaultParagraphFont">
      <style:text-properties style:font-name-complex="Manga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Verdana" style:font-name-asian="Segoe UI" style:font-name-complex="Tahoma"/>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2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2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2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2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2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2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2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2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ushant Agrawal</meta:initial-creator>
    <dc:creator>Sushant Agrawal</dc:creator>
    <meta:creation-date>2021-06-11T07:27:00Z</meta:creation-date>
    <dc:date>2022-04-24T04:07:00Z</dc:date>
    <meta:template xlink:href="Normal" xlink:type="simple"/>
    <meta:editing-cycles>89</meta:editing-cycles>
    <meta:editing-duration>PT290460S</meta:editing-duration>
    <meta:user-defined meta:name="MSIP_Label_d3e71191-c083-4948-94ca-f99c3ca5a353_Enabled">true</meta:user-defined>
    <meta:user-defined meta:name="MSIP_Label_d3e71191-c083-4948-94ca-f99c3ca5a353_SetDate">2021-06-11T07:28:03Z</meta:user-defined>
    <meta:user-defined meta:name="MSIP_Label_d3e71191-c083-4948-94ca-f99c3ca5a353_Method">Standard</meta:user-defined>
    <meta:user-defined meta:name="MSIP_Label_d3e71191-c083-4948-94ca-f99c3ca5a353_Name">General Business</meta:user-defined>
    <meta:user-defined meta:name="MSIP_Label_d3e71191-c083-4948-94ca-f99c3ca5a353_SiteId">85f66ea0-8fe4-48b9-a1a7-8633937d534a</meta:user-defined>
    <meta:user-defined meta:name="MSIP_Label_d3e71191-c083-4948-94ca-f99c3ca5a353_ActionId">ce61b4a7-a25a-4964-a04a-875249b287e4</meta:user-defined>
    <meta:user-defined meta:name="MSIP_Label_d3e71191-c083-4948-94ca-f99c3ca5a353_ContentBits">0</meta:user-defined>
    <meta:document-statistic meta:page-count="30" meta:paragraph-count="132" meta:word-count="9926" meta:character-count="66373" meta:row-count="471" meta:non-whitespace-character-count="56579"/>
  </office:meta>
</office:document-meta>
</file>